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583in"/>
    </style:style>
    <style:style style:name="co14" style:family="table-column">
      <style:table-column-properties fo:break-before="auto" style:column-width="2.7665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4374in"/>
    </style:style>
    <style:style style:name="co17" style:family="table-column">
      <style:table-column-properties fo:break-before="auto" style:column-width="0.9299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1.0083in"/>
    </style:style>
    <style:style style:name="co20" style:family="table-column">
      <style:table-column-properties fo:break-before="auto" style:column-width="0.9417in"/>
    </style:style>
    <style:style style:name="co21" style:family="table-column">
      <style:table-column-properties fo:break-before="auto" style:column-width="0.4465in"/>
    </style:style>
    <style:style style:name="co22" style:family="table-column">
      <style:table-column-properties fo:break-before="auto" style:column-width="0.4646in"/>
    </style:style>
    <style:style style:name="co23" style:family="table-column">
      <style:table-column-properties fo:break-before="auto" style:column-width="1.0846in"/>
    </style:style>
    <style:style style:name="co24" style:family="table-column">
      <style:table-column-properties fo:break-before="auto" style:column-width="2.866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1.0665in"/>
    </style:style>
    <style:style style:name="co27" style:family="table-column">
      <style:table-column-properties fo:break-before="auto" style:column-width="1.2in"/>
    </style:style>
    <style:style style:name="co28" style:family="table-column">
      <style:table-column-properties fo:break-before="auto" style:column-width="0.4925in"/>
    </style:style>
    <style:style style:name="co29" style:family="table-column">
      <style:table-column-properties fo:break-before="auto" style:column-width="0.5193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4.8417in"/>
    </style:style>
    <style:style style:name="co32" style:family="table-column">
      <style:table-column-properties fo:break-before="auto" style:column-width="1.0417in"/>
    </style:style>
    <style:style style:name="co33" style:family="table-column">
      <style:table-column-properties fo:break-before="auto" style:column-width="4.1335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121">
      <style:table-cell-properties fo:border="0.06pt solid #000000"/>
    </style:style>
    <style:style style:name="ce56" style:family="table-cell" style:parent-style-name="Default" style:data-style-name="N121">
      <style:table-cell-properties fo:background-color="#fff2cc" fo:border="0.06pt solid #000000"/>
    </style:style>
    <style:style style:name="ce57" style:family="table-cell" style:parent-style-name="Default" style:data-style-name="N121"/>
    <style:style style:name="ce58" style:family="table-cell" style:parent-style-name="Default" style:data-style-name="N0"/>
    <style:style style:name="ce59" style:family="table-cell" style:parent-style-name="Default" style:data-style-name="N0">
      <style:table-cell-properties fo:background-color="#fff2cc" fo:border="0.06pt solid #000000"/>
    </style:style>
    <style:style style:name="ce60" style:family="table-cell" style:parent-style-name="Default" style:data-style-name="N0">
      <style:table-cell-properties fo:background-color="#e2efda" fo:border="0.06pt solid #000000"/>
    </style:style>
    <style:style style:name="ce61" style:family="table-cell" style:parent-style-name="Default" style:data-style-name="N0">
      <style:table-cell-properties fo:background-color="#e2efda"/>
    </style:style>
    <style:style style:name="ce62" style:family="table-cell" style:parent-style-name="Default" style:data-style-name="N0">
      <style:table-cell-properties fo:background-color="transparent" fo:border="0.06pt solid #000000"/>
    </style:style>
    <style:style style:name="ce63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64" style:family="table-cell" style:parent-style-name="Default" style:data-style-name="N0">
      <style:table-cell-properties fo:background-color="#ffff00" fo:border="0.06pt solid #000000"/>
    </style:style>
    <style:style style:name="ce6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69" style:family="table-cell" style:parent-style-name="Default" style:data-style-name="N0">
      <style:table-cell-properties fo:border="0.06pt solid #000000"/>
      <style:text-properties fo:color="#5eb91e"/>
    </style:style>
    <style:style style:name="ce70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71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72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73" style:family="table-cell" style:parent-style-name="Default" style:data-style-name="N0">
      <style:table-cell-properties fo:background-color="#f8cbad" fo:border="0.06pt solid #000000"/>
    </style:style>
    <style:style style:name="ce74" style:family="table-cell" style:parent-style-name="Default" style:data-style-name="N0">
      <style:table-cell-properties fo:background-color="#f8cbad"/>
    </style:style>
    <style:style style:name="ce75" style:family="table-cell" style:parent-style-name="Default" style:data-style-name="N0">
      <style:table-cell-properties fo:background-color="#fff2cc"/>
    </style:style>
    <style:style style:name="ce76" style:family="table-cell" style:parent-style-name="Default" style:data-style-name="N123"/>
    <style:style style:name="ce77" style:family="table-cell" style:parent-style-name="Default" style:data-style-name="N37"/>
    <style:style style:name="ce78" style:family="table-cell" style:parent-style-name="Default" style:data-style-name="N84"/>
    <style:style style:name="ce79" style:family="table-cell" style:parent-style-name="Default" style:data-style-name="N84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0.06pt solid #000000"/>
    </style:style>
    <style:style style:name="ce28" style:family="table-cell" style:parent-style-name="Default" style:data-style-name="N121">
      <style:table-cell-properties fo:border="0.06pt solid #000000"/>
    </style:style>
    <style:style style:name="ce29" style:family="table-cell" style:parent-style-name="Default" style:data-style-name="N121">
      <style:table-cell-properties fo:background-color="#fff2cc" fo:border="0.06pt solid #000000"/>
    </style:style>
    <style:style style:name="ce30" style:family="table-cell" style:parent-style-name="Default" style:data-style-name="N121"/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2cc" fo:border="0.06pt solid #000000"/>
    </style:style>
    <style:style style:name="ce33" style:family="table-cell" style:parent-style-name="Default" style:data-style-name="N0">
      <style:table-cell-properties fo:background-color="#e2efda" fo:border="0.06pt solid #000000"/>
    </style:style>
    <style:style style:name="ce34" style:family="table-cell" style:parent-style-name="Default" style:data-style-name="N0">
      <style:table-cell-properties fo:background-color="#e2efda"/>
    </style:style>
    <style:style style:name="ce35" style:family="table-cell" style:parent-style-name="Default" style:data-style-name="N0">
      <style:table-cell-properties fo:background-color="transparent" fo:border="0.06pt solid #000000"/>
    </style:style>
    <style:style style:name="ce36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37" style:family="table-cell" style:parent-style-name="Default" style:data-style-name="N0">
      <style:table-cell-properties fo:background-color="#ffff00" fo:border="0.06pt solid #000000"/>
    </style:style>
    <style:style style:name="ce3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42" style:family="table-cell" style:parent-style-name="Default" style:data-style-name="N0">
      <style:table-cell-properties fo:border="0.06pt solid #000000"/>
      <style:text-properties fo:color="#5eb91e"/>
    </style:style>
    <style:style style:name="ce43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44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45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46" style:family="table-cell" style:parent-style-name="Default" style:data-style-name="N0">
      <style:table-cell-properties fo:background-color="#f8cbad" fo:border="0.06pt solid #000000"/>
    </style:style>
    <style:style style:name="ce47" style:family="table-cell" style:parent-style-name="Default" style:data-style-name="N0">
      <style:table-cell-properties fo:background-color="#f8cbad"/>
    </style:style>
    <style:style style:name="ce48" style:family="table-cell" style:parent-style-name="Default" style:data-style-name="N0">
      <style:table-cell-properties fo:background-color="#fff2cc"/>
    </style:style>
    <style:style style:name="ce49" style:family="table-cell" style:parent-style-name="Default" style:data-style-name="N123"/>
    <style:style style:name="ce50" style:family="table-cell" style:parent-style-name="Default" style:data-style-name="N37"/>
    <style:style style:name="ce51" style:family="table-cell" style:parent-style-name="Default" style:data-style-name="N84"/>
    <style:style style:name="ce52" style:family="table-cell" style:parent-style-name="Default" style:data-style-name="N84"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4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34"/>
        <table:table-column table:style-name="co5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4"/>
        <table:table-column table:style-name="co15" table:default-cell-style-name="ce31"/>
        <table:table-column table:style-name="co13" table:default-cell-style-name="ce31"/>
        <table:table-column table:style-name="co12" table:default-cell-style-name="ce31"/>
        <table:table-column table:style-name="co4" table:default-cell-style-name="ce34"/>
        <table:table-column table:style-name="co5" table:number-columns-repeated="2" table:default-cell-style-name="ce31"/>
        <table:table-column table:style-name="co15" table:default-cell-style-name="ce31"/>
        <table:table-column table:style-name="co16" table:number-columns-repeated="2" table:default-cell-style-name="ce40"/>
        <table:table-column table:style-name="co17" table:default-cell-style-name="ce40"/>
        <table:table-column table:style-name="co18" table:default-cell-style-name="ce34"/>
        <table:table-column table:style-name="co19" table:number-columns-repeated="2" table:default-cell-style-name="ce31"/>
        <table:table-column table:style-name="co20" table:default-cell-style-name="ce31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4" table:default-cell-style-name="ce34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40"/>
        <table:table-column table:style-name="co29" table:default-cell-style-name="ce40"/>
        <table:table-column table:style-name="co30" table:default-cell-style-name="ce40"/>
        <table:table-column table:style-name="co31" table:default-cell-style-name="ce34"/>
        <table:table-column table:style-name="co32" table:default-cell-style-name="ce31"/>
        <table:table-column table:style-name="co19" table:default-cell-style-name="ce31"/>
        <table:table-column table:style-name="co7" table:default-cell-style-name="ce31"/>
        <table:table-column table:style-name="co33" table:default-cell-style-name="ce47"/>
        <table:table-column table:style-name="co34" table:number-columns-repeated="3" table:default-cell-style-name="ce31"/>
        <table:table-column table:style-name="co30" table:default-cell-style-name="ce49"/>
        <table:table-column table:style-name="co34" table:number-columns-repeated="976" table:default-cell-style-name="ce31"/>
        <table:table-row table:style-name="ro1">
          <table:table-cell table:style-name="ce27" office:value-type="string" calcext:value-type="string">
            <text:p>Datum</text:p>
          </table:table-cell>
          <table:table-cell table:style-name="ce27" office:value-type="string" calcext:value-type="string">
            <text:p>týden v roce</text:p>
          </table:table-cell>
          <table:table-cell table:style-name="ce27" office:value-type="string" calcext:value-type="string">
            <text:p>Den v týdnu - 1=PO</text:p>
          </table:table-cell>
          <table:table-cell table:style-name="ce33" office:value-type="string" calcext:value-type="string">
            <text:p>Mateřské školy</text:p>
          </table:table-cell>
          <table:table-cell table:style-name="ce27" office:value-type="string" calcext:value-type="string">
            <text:p>MS_otevreno</text:p>
          </table:table-cell>
          <table:table-cell table:style-name="ce27" office:value-type="string" calcext:value-type="string">
            <text:p>MS_procento</text:p>
          </table:table-cell>
          <table:table-cell table:style-name="ce27" office:value-type="string" calcext:value-type="string">
            <text:p>MS_protekce</text:p>
          </table:table-cell>
          <table:table-cell table:style-name="ce38" office:value-type="string" calcext:value-type="string">
            <text:p>S1</text:p>
          </table:table-cell>
          <table:table-cell table:style-name="ce38" office:value-type="string" calcext:value-type="string">
            <text:p>M1</text:p>
          </table:table-cell>
          <table:table-cell table:style-name="ce38" office:value-type="string" calcext:value-type="string">
            <text:p>footnote</text:p>
          </table:table-cell>
          <table:table-cell table:style-name="ce41" office:value-type="string" calcext:value-type="string">
            <text:p>Předškoláci</text:p>
          </table:table-cell>
          <table:table-cell table:style-name="ce42" office:value-type="string" calcext:value-type="string">
            <text:p>PS_otevreno</text:p>
          </table:table-cell>
          <table:table-cell table:style-name="ce42" office:value-type="string" calcext:value-type="string">
            <text:p>PS_procento</text:p>
          </table:table-cell>
          <table:table-cell table:style-name="ce42" office:value-type="string" calcext:value-type="string">
            <text:p>PS_protekce</text:p>
          </table:table-cell>
          <table:table-cell table:style-name="ce33" office:value-type="string" calcext:value-type="string">
            <text:p>1. a 2. třída</text:p>
          </table:table-cell>
          <table:table-cell table:style-name="ce27" office:value-type="string" calcext:value-type="string">
            <text:p>12_otevreno</text:p>
          </table:table-cell>
          <table:table-cell table:style-name="ce27" office:value-type="string" calcext:value-type="string">
            <text:p>12_procento</text:p>
          </table:table-cell>
          <table:table-cell table:style-name="ce27" office:value-type="string" calcext:value-type="string">
            <text:p>12_protekce</text:p>
          </table:table-cell>
          <table:table-cell table:style-name="ce33" office:value-type="string" calcext:value-type="string">
            <text:p>1.stupeň</text:p>
          </table:table-cell>
          <table:table-cell table:style-name="ce27" office:value-type="string" calcext:value-type="string">
            <text:p>1st_otevreno</text:p>
          </table:table-cell>
          <table:table-cell table:style-name="ce27" office:value-type="string" calcext:value-type="string">
            <text:p>1st_procento</text:p>
          </table:table-cell>
          <table:table-cell table:style-name="ce27" office:value-type="string" calcext:value-type="string">
            <text:p>1st_protekce</text:p>
          </table:table-cell>
          <table:table-cell table:style-name="ce38" office:value-type="string" calcext:value-type="string">
            <text:p>S2</text:p>
          </table:table-cell>
          <table:table-cell table:style-name="ce38" office:value-type="string" calcext:value-type="string">
            <text:p>M2</text:p>
          </table:table-cell>
          <table:table-cell table:style-name="ce38" office:value-type="string" calcext:value-type="string">
            <text:p>footnote</text:p>
          </table:table-cell>
          <table:table-cell table:style-name="ce33" office:value-type="string" calcext:value-type="string">
            <text:p>2.stupeň</text:p>
          </table:table-cell>
          <table:table-cell table:style-name="ce27" office:value-type="string" calcext:value-type="string">
            <text:p>2st_otevreno</text:p>
          </table:table-cell>
          <table:table-cell table:style-name="ce27" office:value-type="string" calcext:value-type="string">
            <text:p>2st_procento</text:p>
          </table:table-cell>
          <table:table-cell table:style-name="ce27" office:value-type="string" calcext:value-type="string">
            <text:p>2st_protekce</text:p>
          </table:table-cell>
          <table:table-cell table:style-name="ce38" office:value-type="string" calcext:value-type="string">
            <text:p>S3</text:p>
          </table:table-cell>
          <table:table-cell table:style-name="ce38" office:value-type="string" calcext:value-type="string">
            <text:p>M3</text:p>
          </table:table-cell>
          <table:table-cell table:style-name="ce38" office:value-type="string" calcext:value-type="string">
            <text:p>footnote</text:p>
          </table:table-cell>
          <table:table-cell table:style-name="ce33" office:value-type="string" calcext:value-type="string">
            <text:p>SŠ</text:p>
          </table:table-cell>
          <table:table-cell table:style-name="ce27" office:value-type="string" calcext:value-type="string">
            <text:p>ss_otevreno</text:p>
          </table:table-cell>
          <table:table-cell table:style-name="ce27" office:value-type="string" calcext:value-type="string">
            <text:p>ss_procento</text:p>
          </table:table-cell>
          <table:table-cell table:style-name="ce27" office:value-type="string" calcext:value-type="string">
            <text:p>ss_protekce</text:p>
          </table:table-cell>
          <table:table-cell table:style-name="ce38" office:value-type="string" calcext:value-type="string">
            <text:p>S4</text:p>
          </table:table-cell>
          <table:table-cell table:style-name="ce38" office:value-type="string" calcext:value-type="string">
            <text:p>M4</text:p>
          </table:table-cell>
          <table:table-cell table:style-name="ce38" office:value-type="string" calcext:value-type="string">
            <text:p>footnote</text:p>
          </table:table-cell>
          <table:table-cell table:style-name="ce33" office:value-type="string" calcext:value-type="string">
            <text:p>VŠ</text:p>
          </table:table-cell>
          <table:table-cell table:style-name="ce27" office:value-type="string" calcext:value-type="string">
            <text:p>vs_otevreno</text:p>
          </table:table-cell>
          <table:table-cell table:style-name="ce27" office:value-type="string" calcext:value-type="string">
            <text:p>vs_procento</text:p>
          </table:table-cell>
          <table:table-cell table:style-name="ce27" office:value-type="string" calcext:value-type="string">
            <text:p>vs_protekce</text:p>
          </table:table-cell>
          <table:table-cell table:style-name="ce46" office:value-type="string" calcext:value-type="string">
            <text:p>Co se dělo</text:p>
          </table:table-cell>
          <table:table-cell table:number-columns-repeated="980"/>
        </table:table-row>
        <table:table-row table:style-name="ro1">
          <table:table-cell table:style-name="ce28" office:value-type="date" office:date-value="2020-03-02" calcext:value-type="date">
            <text:p>02.03.2020</text:p>
          </table:table-cell>
          <table:table-cell table:style-name="ce27" table:formula="of:=WEEKNUM([.A2])" office:value-type="float" office:value="10" calcext:value-type="float">
            <text:p>10</text:p>
          </table:table-cell>
          <table:table-cell table:style-name="ce27" table:formula="of:=WEEKDAY([.A2];2)" office:value-type="float" office:value="1" calcext:value-type="float">
            <text:p>1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46"/>
          <table:table-cell table:number-columns-repeated="11"/>
          <table:table-cell table:style-name="Default"/>
          <table:table-cell table:number-columns-repeated="968"/>
        </table:table-row>
        <table:table-row table:style-name="ro1">
          <table:table-cell table:style-name="ce28" office:value-type="date" office:date-value="2020-03-09" calcext:value-type="date">
            <text:p>09.03.2020</text:p>
          </table:table-cell>
          <table:table-cell table:style-name="ce27" table:formula="of:=WEEKNUM([.A3])" office:value-type="float" office:value="11" calcext:value-type="float">
            <text:p>11</text:p>
          </table:table-cell>
          <table:table-cell table:style-name="ce27" table:formula="of:=WEEKDAY([.A3];2)" office:value-type="float" office:value="1" calcext:value-type="float">
            <text:p>1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0-03-16" calcext:value-type="date">
            <text:p>16.03.2020</text:p>
          </table:table-cell>
          <table:table-cell table:style-name="ce27" table:formula="of:=WEEKNUM([.A4])" office:value-type="float" office:value="12" calcext:value-type="float">
            <text:p>12</text:p>
          </table:table-cell>
          <table:table-cell table:style-name="ce27" table:formula="of:=WEEKDAY([.A4];2)" office:value-type="float" office:value="1" calcext:value-type="float">
            <text:p>1</text:p>
          </table:table-cell>
          <table:table-cell table:style-name="ce33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 office:value-type="string" calcext:value-type="string">
            <text:p>zrušení výuky od 11.3.</text:p>
          </table:table-cell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zrušení výuky od 11.3.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zrušení výuky od 11.3.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3-23" calcext:value-type="date">
            <text:p>23.03.2020</text:p>
          </table:table-cell>
          <table:table-cell table:style-name="ce27" table:formula="of:=WEEKNUM([.A5])" office:value-type="float" office:value="13" calcext:value-type="float">
            <text:p>13</text:p>
          </table:table-cell>
          <table:table-cell table:style-name="ce27" table:formula="of:=WEEKDAY([.A5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3-30" calcext:value-type="date">
            <text:p>30.03.2020</text:p>
          </table:table-cell>
          <table:table-cell table:style-name="ce27" table:formula="of:=WEEKNUM([.A6])" office:value-type="float" office:value="14" calcext:value-type="float">
            <text:p>14</text:p>
          </table:table-cell>
          <table:table-cell table:style-name="ce27" table:formula="of:=WEEKDAY([.A6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4-06" calcext:value-type="date">
            <text:p>06.04.2020</text:p>
          </table:table-cell>
          <table:table-cell table:style-name="ce27" table:formula="of:=WEEKNUM([.A7])" office:value-type="float" office:value="15" calcext:value-type="float">
            <text:p>15</text:p>
          </table:table-cell>
          <table:table-cell table:style-name="ce27" table:formula="of:=WEEKDAY([.A7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E7]*[.F7]" office:value-type="float" office:value="0" calcext:value-type="float">
            <text:p>0</text:p>
          </table:table-cell>
          <table:table-cell table:style-name="ce38" table:formula="of:=IF([.H7]=0;0;[.G7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7]*[.U7]" office:value-type="float" office:value="0" calcext:value-type="float">
            <text:p>0</text:p>
          </table:table-cell>
          <table:table-cell table:style-name="ce38" table:formula="of:=IF([.W7]=0;0;[.V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7]*[.AB7]" office:value-type="float" office:value="0" calcext:value-type="float">
            <text:p>0</text:p>
          </table:table-cell>
          <table:table-cell table:style-name="ce38" table:formula="of:=IF([.AD7]=0;0;[.AC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7]*[.AI7]" office:value-type="float" office:value="0" calcext:value-type="float">
            <text:p>0</text:p>
          </table:table-cell>
          <table:table-cell table:style-name="ce38" table:formula="of:=IF([.AK7]=0;0;[.AJ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4-13" calcext:value-type="date">
            <text:p>13.04.2020</text:p>
          </table:table-cell>
          <table:table-cell table:style-name="ce27" table:formula="of:=WEEKNUM([.A8])" office:value-type="float" office:value="16" calcext:value-type="float">
            <text:p>16</text:p>
          </table:table-cell>
          <table:table-cell table:style-name="ce27" table:formula="of:=WEEKDAY([.A8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E8]*[.F8]" office:value-type="float" office:value="0" calcext:value-type="float">
            <text:p>0</text:p>
          </table:table-cell>
          <table:table-cell table:style-name="ce38" table:formula="of:=IF([.H8]=0;0;[.G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8]*[.U8]" office:value-type="float" office:value="0" calcext:value-type="float">
            <text:p>0</text:p>
          </table:table-cell>
          <table:table-cell table:style-name="ce38" table:formula="of:=IF([.W8]=0;0;[.V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8]*[.AB8]" office:value-type="float" office:value="0" calcext:value-type="float">
            <text:p>0</text:p>
          </table:table-cell>
          <table:table-cell table:style-name="ce38" table:formula="of:=IF([.AD8]=0;0;[.AC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8]*[.AI8]" office:value-type="float" office:value="0" calcext:value-type="float">
            <text:p>0</text:p>
          </table:table-cell>
          <table:table-cell table:style-name="ce38" table:formula="of:=IF([.AK8]=0;0;[.AJ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27" table:formula="of:=WEEKNUM([.A9])" office:value-type="float" office:value="17" calcext:value-type="float">
            <text:p>17</text:p>
          </table:table-cell>
          <table:table-cell table:style-name="ce27" table:formula="of:=WEEKDAY([.A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E9]*[.F9]" office:value-type="float" office:value="0" calcext:value-type="float">
            <text:p>0</text:p>
          </table:table-cell>
          <table:table-cell table:style-name="ce38" table:formula="of:=IF([.H9]=0;0;[.G9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9]*[.U9]" office:value-type="float" office:value="0" calcext:value-type="float">
            <text:p>0</text:p>
          </table:table-cell>
          <table:table-cell table:style-name="ce38" table:formula="of:=IF([.W9]=0;0;[.V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9]*[.AB9]" office:value-type="float" office:value="0" calcext:value-type="float">
            <text:p>0</text:p>
          </table:table-cell>
          <table:table-cell table:style-name="ce38" table:formula="of:=IF([.AD9]=0;0;[.AC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9]*[.AI9]" office:value-type="float" office:value="0" calcext:value-type="float">
            <text:p>0</text:p>
          </table:table-cell>
          <table:table-cell table:style-name="ce38" table:formula="of:=IF([.AK9]=0;0;[.AJ9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Individuální aktivity pro studenty v posledním ročníku do max 5 osob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4-27" calcext:value-type="date">
            <text:p>27.04.2020</text:p>
          </table:table-cell>
          <table:table-cell table:style-name="ce27" table:formula="of:=WEEKNUM([.A10])" office:value-type="float" office:value="18" calcext:value-type="float">
            <text:p>18</text:p>
          </table:table-cell>
          <table:table-cell table:style-name="ce27" table:formula="of:=WEEKDAY([.A1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E10]*[.F10]" office:value-type="float" office:value="0" calcext:value-type="float">
            <text:p>0</text:p>
          </table:table-cell>
          <table:table-cell table:style-name="ce38" table:formula="of:=IF([.H10]=0;0;[.G10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10]*[.U10]" office:value-type="float" office:value="0" calcext:value-type="float">
            <text:p>0</text:p>
          </table:table-cell>
          <table:table-cell table:style-name="ce38" table:formula="of:=IF([.W10]=0;0;[.V1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10]*[.AB10]" office:value-type="float" office:value="0" calcext:value-type="float">
            <text:p>0</text:p>
          </table:table-cell>
          <table:table-cell table:style-name="ce38" table:formula="of:=IF([.AD10]=0;0;[.AC1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10]*[.AI10]" office:value-type="float" office:value="0" calcext:value-type="float">
            <text:p>0</text:p>
          </table:table-cell>
          <table:table-cell table:style-name="ce38" table:formula="of:=IF([.AK10]=0;0;[.AJ10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Individuální aktivity pro studenty všech ročníků do max 5 osob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5-04" calcext:value-type="date">
            <text:p>04.05.2020</text:p>
          </table:table-cell>
          <table:table-cell table:style-name="ce27" table:formula="of:=WEEKNUM([.A11])" office:value-type="float" office:value="19" calcext:value-type="float">
            <text:p>19</text:p>
          </table:table-cell>
          <table:table-cell table:style-name="ce27" table:formula="of:=WEEKDAY([.A11];2)" office:value-type="float" office:value="1" calcext:value-type="float">
            <text:p>1</text:p>
          </table:table-cell>
          <table:table-cell table:style-name="ce33" office:value-type="string" calcext:value-type="string">
            <text:p>Začíná otevírání školek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1]*[.F11]" office:value-type="float" office:value="1" calcext:value-type="float">
            <text:p>1</text:p>
          </table:table-cell>
          <table:table-cell table:style-name="ce38" table:formula="of:=IF([.H11]=0;0;[.G1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11]*[.U11]" office:value-type="float" office:value="0" calcext:value-type="float">
            <text:p>0</text:p>
          </table:table-cell>
          <table:table-cell table:style-name="ce38" table:formula="of:=IF([.W11]=0;0;[.V1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11]*[.AB11]" office:value-type="float" office:value="0" calcext:value-type="float">
            <text:p>0</text:p>
          </table:table-cell>
          <table:table-cell table:style-name="ce38" table:formula="of:=IF([.AD11]=0;0;[.AC1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11]*[.AI11]" office:value-type="float" office:value="0" calcext:value-type="float">
            <text:p>0</text:p>
          </table:table-cell>
          <table:table-cell table:style-name="ce38" table:formula="of:=IF([.AK11]=0;0;[.AJ1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5-11" calcext:value-type="date">
            <text:p>11.05.2020</text:p>
          </table:table-cell>
          <table:table-cell table:style-name="ce27" table:formula="of:=WEEKNUM([.A12])" office:value-type="float" office:value="20" calcext:value-type="float">
            <text:p>20</text:p>
          </table:table-cell>
          <table:table-cell table:style-name="ce27" table:formula="of:=WEEKDAY([.A12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2]*[.F12]" office:value-type="float" office:value="1" calcext:value-type="float">
            <text:p>1</text:p>
          </table:table-cell>
          <table:table-cell table:style-name="ce38" table:formula="of:=IF([.H12]=0;0;[.G12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12]*[.U12]" office:value-type="float" office:value="0" calcext:value-type="float">
            <text:p>0</text:p>
          </table:table-cell>
          <table:table-cell table:style-name="ce38" table:formula="of:=IF([.W12]=0;0;[.V12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Žáci 9. ročníků max 15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Studenti závěrečných ročníků SŠ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5" calcext:value-type="float">
            <text:p>0.25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12]*[.AI12]" office:value-type="float" office:value="0.25" calcext:value-type="float">
            <text:p>0.25</text:p>
          </table:table-cell>
          <table:table-cell table:style-name="ce38" table:formula="of:=IF([.AK12]=0;0;[.AJ12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Studenti všech ročníků max 15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5-18" calcext:value-type="date">
            <text:p>18.05.2020</text:p>
          </table:table-cell>
          <table:table-cell table:style-name="ce27" table:formula="of:=WEEKNUM([.A13])" office:value-type="float" office:value="21" calcext:value-type="float">
            <text:p>21</text:p>
          </table:table-cell>
          <table:table-cell table:style-name="ce27" table:formula="of:=WEEKDAY([.A13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3]*[.F13]" office:value-type="float" office:value="1" calcext:value-type="float">
            <text:p>1</text:p>
          </table:table-cell>
          <table:table-cell table:style-name="ce38" table:formula="of:=IF([.H13]=0;0;[.G13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13]*[.U13]" office:value-type="float" office:value="0" calcext:value-type="float">
            <text:p>0</text:p>
          </table:table-cell>
          <table:table-cell table:style-name="ce38" table:formula="of:=IF([.W13]=0;0;[.V13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5" calcext:value-type="float">
            <text:p>0.25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13]*[.AI13]" office:value-type="float" office:value="0.25" calcext:value-type="float">
            <text:p>0.25</text:p>
          </table:table-cell>
          <table:table-cell table:style-name="ce38" table:formula="of:=IF([.AK13]=0;0;[.AJ13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5-25" calcext:value-type="date">
            <text:p>25.05.2020</text:p>
          </table:table-cell>
          <table:table-cell table:style-name="ce27" table:formula="of:=WEEKNUM([.A14])" office:value-type="float" office:value="22" calcext:value-type="float">
            <text:p>22</text:p>
          </table:table-cell>
          <table:table-cell table:style-name="ce27" table:formula="of:=WEEKDAY([.A14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4]*[.F14]" office:value-type="float" office:value="1" calcext:value-type="float">
            <text:p>1</text:p>
          </table:table-cell>
          <table:table-cell table:style-name="ce38" table:formula="of:=IF([.H14]=0;0;[.G14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Dobrovolná osobní přítomnot max 15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T14]*[.U14]" office:value-type="float" office:value="0.5" calcext:value-type="float">
            <text:p>0.5</text:p>
          </table:table-cell>
          <table:table-cell table:style-name="ce38" table:formula="of:=IF([.W14]=0;0;[.V14]=&quot;RO&quot;)" office:value-type="float" office:value="1" calcext:value-type="float">
            <text:p>1</text:p>
          </table:table-cell>
          <table:table-cell table:style-name="ce38" office:value-type="string" calcext:value-type="string">
            <text:p>a</text:p>
          </table:table-cell>
          <table:table-cell table:style-name="ce33" office:value-type="string" calcext:value-type="string">
            <text:p>max 15 - zkoušky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max 15 - zkoušky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2" calcext:value-type="float">
            <text:p>0.12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2"/>
          <table:table-cell table:style-name="ce38" office:value-type="string" calcext:value-type="string">
            <text:p>b</text:p>
          </table:table-cell>
          <table:table-cell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6-01" calcext:value-type="date">
            <text:p>01.06.2020</text:p>
          </table:table-cell>
          <table:table-cell table:style-name="ce27" table:formula="of:=WEEKNUM([.A15])" office:value-type="float" office:value="23" calcext:value-type="float">
            <text:p>23</text:p>
          </table:table-cell>
          <table:table-cell table:style-name="ce27" table:formula="of:=WEEKDAY([.A15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5]*[.F15]" office:value-type="float" office:value="1" calcext:value-type="float">
            <text:p>1</text:p>
          </table:table-cell>
          <table:table-cell table:style-name="ce38" table:formula="of:=IF([.H15]=0;0;[.G15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max 15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T15]*[.U15]" office:value-type="float" office:value="0.5" calcext:value-type="float">
            <text:p>0.5</text:p>
          </table:table-cell>
          <table:table-cell table:style-name="ce38" table:formula="of:=IF([.W15]=0;0;[.V15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max 15 - zkoušky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max 15 - zkoušky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2" calcext:value-type="float">
            <text:p>0.12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6-08" calcext:value-type="date">
            <text:p>08.06.2020</text:p>
          </table:table-cell>
          <table:table-cell table:style-name="ce27" table:formula="of:=WEEKNUM([.A16])" office:value-type="float" office:value="24" calcext:value-type="float">
            <text:p>24</text:p>
          </table:table-cell>
          <table:table-cell table:style-name="ce27" table:formula="of:=WEEKDAY([.A16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6]*[.F16]" office:value-type="float" office:value="1" calcext:value-type="float">
            <text:p>1</text:p>
          </table:table-cell>
          <table:table-cell table:style-name="ce38" table:formula="of:=IF([.H16]=0;0;[.G16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/>
          <table:table-cell table:style-name="ce38" table:formula="of:=[.T16]*[.U16]" office:value-type="float" office:value="0.5" calcext:value-type="float">
            <text:p>0.5</text:p>
          </table:table-cell>
          <table:table-cell table:style-name="ce38" table:formula="of:=IF([.W16]=0;0;[.V1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/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/>
          <table:table-cell table:style-name="ce38" table:formula="of:=[.AH16]*[.AI16]" office:value-type="float" office:value="0" calcext:value-type="float">
            <text:p>0</text:p>
          </table:table-cell>
          <table:table-cell table:style-name="ce38" table:formula="of:=IF([.AK16]=0;0;[.AJ1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6-15" calcext:value-type="date">
            <text:p>15.06.2020</text:p>
          </table:table-cell>
          <table:table-cell table:style-name="ce27" table:formula="of:=WEEKNUM([.A17])" office:value-type="float" office:value="25" calcext:value-type="float">
            <text:p>25</text:p>
          </table:table-cell>
          <table:table-cell table:style-name="ce27" table:formula="of:=WEEKDAY([.A17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7]*[.F17]" office:value-type="float" office:value="1" calcext:value-type="float">
            <text:p>1</text:p>
          </table:table-cell>
          <table:table-cell table:style-name="ce38" table:formula="of:=IF([.H17]=0;0;[.G17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/>
          <table:table-cell table:style-name="ce38" table:formula="of:=[.T17]*[.U17]" office:value-type="float" office:value="0.5" calcext:value-type="float">
            <text:p>0.5</text:p>
          </table:table-cell>
          <table:table-cell table:style-name="ce38" table:formula="of:=IF([.W17]=0;0;[.V1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/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/>
          <table:table-cell table:style-name="ce38" table:formula="of:=[.AH17]*[.AI17]" office:value-type="float" office:value="0" calcext:value-type="float">
            <text:p>0</text:p>
          </table:table-cell>
          <table:table-cell table:style-name="ce38" table:formula="of:=IF([.AK17]=0;0;[.AJ1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6-22" calcext:value-type="date">
            <text:p>22.06.2020</text:p>
          </table:table-cell>
          <table:table-cell table:style-name="ce27" table:formula="of:=WEEKNUM([.A18])" office:value-type="float" office:value="26" calcext:value-type="float">
            <text:p>26</text:p>
          </table:table-cell>
          <table:table-cell table:style-name="ce27" table:formula="of:=WEEKDAY([.A18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8]*[.F18]" office:value-type="float" office:value="1" calcext:value-type="float">
            <text:p>1</text:p>
          </table:table-cell>
          <table:table-cell table:style-name="ce38" table:formula="of:=IF([.H18]=0;0;[.G1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Závěr školního roku 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/>
          <table:table-cell table:style-name="ce38" table:formula="of:=[.T18]*[.U18]" office:value-type="float" office:value="0.5" calcext:value-type="float">
            <text:p>0.5</text:p>
          </table:table-cell>
          <table:table-cell table:style-name="ce38" table:formula="of:=IF([.W18]=0;0;[.V18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Závěr školního roku 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/>
          <table:table-cell table:style-name="ce38" table:number-columns-repeated="3"/>
          <table:table-cell table:style-name="ce33" office:value-type="string" calcext:value-type="string">
            <text:p>Závěr školního roku 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/>
          <table:table-cell table:style-name="ce38" table:formula="of:=[.AH18]*[.AI18]" office:value-type="float" office:value="0" calcext:value-type="float">
            <text:p>0</text:p>
          </table:table-cell>
          <table:table-cell table:style-name="ce38" table:formula="of:=IF([.AK18]=0;0;[.AJ1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9" office:value-type="date" office:date-value="2020-06-29" calcext:value-type="date">
            <text:p>29.06.2020</text:p>
          </table:table-cell>
          <table:table-cell table:style-name="ce32" table:formula="of:=WEEKNUM([.A19])" office:value-type="float" office:value="27" calcext:value-type="float">
            <text:p>27</text:p>
          </table:table-cell>
          <table:table-cell table:style-name="ce32" table:formula="of:=WEEKDAY([.A19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 office:value-type="string" calcext:value-type="string">
            <text:p>Začátek prázdnin</text:p>
          </table:table-cell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7-06" calcext:value-type="date">
            <text:p>06.07.2020</text:p>
          </table:table-cell>
          <table:table-cell table:style-name="ce32" table:formula="of:=WEEKNUM([.A20])" office:value-type="float" office:value="28" calcext:value-type="float">
            <text:p>28</text:p>
          </table:table-cell>
          <table:table-cell table:style-name="ce32" table:formula="of:=WEEKDAY([.A20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7-13" calcext:value-type="date">
            <text:p>13.07.2020</text:p>
          </table:table-cell>
          <table:table-cell table:style-name="ce32" table:formula="of:=WEEKNUM([.A21])" office:value-type="float" office:value="29" calcext:value-type="float">
            <text:p>29</text:p>
          </table:table-cell>
          <table:table-cell table:style-name="ce32" table:formula="of:=WEEKDAY([.A21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7-20" calcext:value-type="date">
            <text:p>20.07.2020</text:p>
          </table:table-cell>
          <table:table-cell table:style-name="ce32" table:formula="of:=WEEKNUM([.A22])" office:value-type="float" office:value="30" calcext:value-type="float">
            <text:p>30</text:p>
          </table:table-cell>
          <table:table-cell table:style-name="ce32" table:formula="of:=WEEKDAY([.A22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7-27" calcext:value-type="date">
            <text:p>27.07.2020</text:p>
          </table:table-cell>
          <table:table-cell table:style-name="ce32" table:formula="of:=WEEKNUM([.A23])" office:value-type="float" office:value="31" calcext:value-type="float">
            <text:p>31</text:p>
          </table:table-cell>
          <table:table-cell table:style-name="ce32" table:formula="of:=WEEKDAY([.A23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03" calcext:value-type="date">
            <text:p>03.08.2020</text:p>
          </table:table-cell>
          <table:table-cell table:style-name="ce32" table:formula="of:=WEEKNUM([.A24])" office:value-type="float" office:value="32" calcext:value-type="float">
            <text:p>32</text:p>
          </table:table-cell>
          <table:table-cell table:style-name="ce32" table:formula="of:=WEEKDAY([.A24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10" calcext:value-type="date">
            <text:p>10.08.2020</text:p>
          </table:table-cell>
          <table:table-cell table:style-name="ce32" table:formula="of:=WEEKNUM([.A25])" office:value-type="float" office:value="33" calcext:value-type="float">
            <text:p>33</text:p>
          </table:table-cell>
          <table:table-cell table:style-name="ce32" table:formula="of:=WEEKDAY([.A25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17" calcext:value-type="date">
            <text:p>17.08.2020</text:p>
          </table:table-cell>
          <table:table-cell table:style-name="ce32" table:formula="of:=WEEKNUM([.A26])" office:value-type="float" office:value="34" calcext:value-type="float">
            <text:p>34</text:p>
          </table:table-cell>
          <table:table-cell table:style-name="ce32" table:formula="of:=WEEKDAY([.A26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24" calcext:value-type="date">
            <text:p>24.08.2020</text:p>
          </table:table-cell>
          <table:table-cell table:style-name="ce32" table:formula="of:=WEEKNUM([.A27])" office:value-type="float" office:value="35" calcext:value-type="float">
            <text:p>35</text:p>
          </table:table-cell>
          <table:table-cell table:style-name="ce32" table:formula="of:=WEEKDAY([.A27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31" calcext:value-type="date">
            <text:p>31.08.2020</text:p>
          </table:table-cell>
          <table:table-cell table:style-name="ce32" table:formula="of:=WEEKNUM([.A28])" office:value-type="float" office:value="36" calcext:value-type="float">
            <text:p>36</text:p>
          </table:table-cell>
          <table:table-cell table:style-name="ce32" table:formula="of:=WEEKDAY([.A28];2)" office:value-type="float" office:value="1" calcext:value-type="float">
            <text:p>1</text:p>
          </table:table-cell>
          <table:table-cell table:style-name="ce33" office:value-type="string" calcext:value-type="string">
            <text:p>školy otevírají v úterý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8" calcext:value-type="float">
            <text:p>0.8</text:p>
          </table:table-cell>
          <table:table-cell table:style-name="ce32"/>
          <table:table-cell table:style-name="ce38" table:formula="of:=IF([.F28]=&quot;&quot;;[.E28];[.E28]*[.F28])" office:value-type="float" office:value="0.8" calcext:value-type="float">
            <text:p>0.8</text:p>
          </table:table-cell>
          <table:table-cell table:style-name="ce38" table:formula="of:=IF([.H28]=0;0;[.G2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 office:value-type="string" calcext:value-type="string">
            <text:p>Otevření 1.9.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8" calcext:value-type="float">
            <text:p>0.8</text:p>
          </table:table-cell>
          <table:table-cell table:style-name="ce32"/>
          <table:table-cell table:style-name="ce38" table:formula="of:=IF([.U28]=&quot;&quot;;[.T28];[.T28]*[.U28])" office:value-type="float" office:value="0.8" calcext:value-type="float">
            <text:p>0.8</text:p>
          </table:table-cell>
          <table:table-cell table:style-name="ce38" table:formula="of:=IF([.W28]=0;0;[.V2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8" calcext:value-type="float">
            <text:p>0.8</text:p>
          </table:table-cell>
          <table:table-cell table:style-name="ce32"/>
          <table:table-cell table:style-name="ce38" table:formula="of:=IF([.AB28]=&quot;&quot;;[.AA28];[.AA28]*[.AB28])" office:value-type="float" office:value="0.8" calcext:value-type="float">
            <text:p>0.8</text:p>
          </table:table-cell>
          <table:table-cell table:style-name="ce38" table:formula="of:=IF([.AD28]=0;0;[.AC2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8" calcext:value-type="float">
            <text:p>0.8</text:p>
          </table:table-cell>
          <table:table-cell table:style-name="ce32"/>
          <table:table-cell table:style-name="ce38" table:formula="of:=IF([.AI28]=&quot;&quot;;[.AH28];[.AH28]*[.AI28])" office:value-type="float" office:value="0.8" calcext:value-type="float">
            <text:p>0.8</text:p>
          </table:table-cell>
          <table:table-cell table:style-name="ce38" table:formula="of:=IF([.AK28]=0;0;[.AJ2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2" table:number-columns-repeated="3"/>
          <table:table-cell table:style-name="ce46" office:value-type="string" calcext:value-type="string">
            <text:p>Konec prázdnin</text:p>
          </table:table-cell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8" office:value-type="date" office:date-value="2020-09-07" calcext:value-type="date">
            <text:p>07.09.2020</text:p>
          </table:table-cell>
          <table:table-cell table:style-name="ce27" table:formula="of:=WEEKNUM([.A29])" office:value-type="float" office:value="37" calcext:value-type="float">
            <text:p>37</text:p>
          </table:table-cell>
          <table:table-cell table:style-name="ce27" table:formula="of:=WEEKDAY([.A2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29]=&quot;&quot;;[.E29];[.E29]*[.F29])" office:value-type="float" office:value="1" calcext:value-type="float">
            <text:p>1</text:p>
          </table:table-cell>
          <table:table-cell table:style-name="ce38" table:formula="of:=IF([.H29]=0;0;[.G29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formula="of:=IF([.U29]=&quot;&quot;;[.T29];[.T29]*[.U29])" office:value-type="float" office:value="1" calcext:value-type="float">
            <text:p>1</text:p>
          </table:table-cell>
          <table:table-cell table:style-name="ce38" table:formula="of:=IF([.W29]=0;0;[.V2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AB29]=&quot;&quot;;[.AA29];[.AA29]*[.AB29])" office:value-type="float" office:value="1" calcext:value-type="float">
            <text:p>1</text:p>
          </table:table-cell>
          <table:table-cell table:style-name="ce38" table:formula="of:=IF([.AD29]=0;0;[.AC2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formula="of:=IF([.AI29]=&quot;&quot;;[.AH29];[.AH29]*[.AI29])" office:value-type="float" office:value="1" calcext:value-type="float">
            <text:p>1</text:p>
          </table:table-cell>
          <table:table-cell table:style-name="ce38" table:formula="of:=IF([.AK29]=0;0;[.AJ2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9-14" calcext:value-type="date">
            <text:p>14.09.2020</text:p>
          </table:table-cell>
          <table:table-cell table:style-name="ce27" table:formula="of:=WEEKNUM([.A30])" office:value-type="float" office:value="38" calcext:value-type="float">
            <text:p>38</text:p>
          </table:table-cell>
          <table:table-cell table:style-name="ce27" table:formula="of:=WEEKDAY([.A3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0]=&quot;&quot;;[.E30];[.E30]*[.F30])" office:value-type="float" office:value="1" calcext:value-type="float">
            <text:p>1</text:p>
          </table:table-cell>
          <table:table-cell table:style-name="ce38" table:formula="of:=IF([.H30]=0;0;[.G30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Roušky od 17.9.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Roušky od 17.9.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0]=&quot;&quot;;[.T30];[.T30]*[.U30])" office:value-type="float" office:value="1" calcext:value-type="float">
            <text:p>1</text:p>
          </table:table-cell>
          <table:table-cell table:style-name="ce38" table:formula="of:=IF([.W30]=0;0;[.V30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Roušky od 17.9.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B30]=&quot;&quot;;[.AA30];[.AA30]*[.AB30])" office:value-type="float" office:value="1" calcext:value-type="float">
            <text:p>1</text:p>
          </table:table-cell>
          <table:table-cell table:style-name="ce38" table:formula="of:=IF([.AD30]=0;0;[.AC30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Roušky od 17.9.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30]=&quot;&quot;;[.AH30];[.AH30]*[.AI30])" office:value-type="float" office:value="1" calcext:value-type="float">
            <text:p>1</text:p>
          </table:table-cell>
          <table:table-cell table:style-name="ce38" table:formula="of:=IF([.AK30]=0;0;[.AJ30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Roušky od 17.9.</text:p>
          </table:table-cell>
          <table:table-cell table:style-name="ce2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9-21" calcext:value-type="date">
            <text:p>21.09.2020</text:p>
          </table:table-cell>
          <table:table-cell table:style-name="ce27" table:formula="of:=WEEKNUM([.A31])" office:value-type="float" office:value="39" calcext:value-type="float">
            <text:p>39</text:p>
          </table:table-cell>
          <table:table-cell table:style-name="ce27" table:formula="of:=WEEKDAY([.A31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1]=&quot;&quot;;[.E31];[.E31]*[.F31])" office:value-type="float" office:value="1" calcext:value-type="float">
            <text:p>1</text:p>
          </table:table-cell>
          <table:table-cell table:style-name="ce38" table:formula="of:=IF([.H31]=0;0;[.G3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1]=&quot;&quot;;[.T31];[.T31]*[.U31])" office:value-type="float" office:value="1" calcext:value-type="float">
            <text:p>1</text:p>
          </table:table-cell>
          <table:table-cell table:style-name="ce38" table:formula="of:=IF([.W31]=0;0;[.V3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B31]=&quot;&quot;;[.AA31];[.AA31]*[.AB31])" office:value-type="float" office:value="1" calcext:value-type="float">
            <text:p>1</text:p>
          </table:table-cell>
          <table:table-cell table:style-name="ce38" table:formula="of:=IF([.AD31]=0;0;[.AC3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31]=&quot;&quot;;[.AH31];[.AH31]*[.AI31])" office:value-type="float" office:value="1" calcext:value-type="float">
            <text:p>1</text:p>
          </table:table-cell>
          <table:table-cell table:style-name="ce38" table:formula="of:=IF([.AK31]=0;0;[.AJ3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9-28" calcext:value-type="date">
            <text:p>28.09.2020</text:p>
          </table:table-cell>
          <table:table-cell table:style-name="ce27" table:formula="of:=WEEKNUM([.A32])" office:value-type="float" office:value="40" calcext:value-type="float">
            <text:p>40</text:p>
          </table:table-cell>
          <table:table-cell table:style-name="ce27" table:formula="of:=WEEKDAY([.A32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8" calcext:value-type="float">
            <text:p>0.8</text:p>
          </table:table-cell>
          <table:table-cell table:style-name="ce27"/>
          <table:table-cell table:style-name="ce38" table:formula="of:=IF([.F32]=&quot;&quot;;[.E32];[.E32]*[.F32])" office:value-type="float" office:value="0.8" calcext:value-type="float">
            <text:p>0.8</text:p>
          </table:table-cell>
          <table:table-cell table:style-name="ce38" table:formula="of:=IF([.H32]=0;0;[.G32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2]=&quot;&quot;;[.T32];[.T32]*[.U32])" office:value-type="float" office:value="0.8" calcext:value-type="float">
            <text:p>0.8</text:p>
          </table:table-cell>
          <table:table-cell table:style-name="ce38" table:formula="of:=IF([.W32]=0;0;[.V3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table:formula="of:=IF([.AD32]=0;0;[.AC3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table:formula="of:=IF([.AK32]=0;0;[.AJ3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0-05" calcext:value-type="date">
            <text:p>05.10.2020</text:p>
          </table:table-cell>
          <table:table-cell table:style-name="ce27" table:formula="of:=WEEKNUM([.A33])" office:value-type="float" office:value="41" calcext:value-type="float">
            <text:p>41</text:p>
          </table:table-cell>
          <table:table-cell table:style-name="ce27" table:formula="of:=WEEKDAY([.A33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3]=&quot;&quot;;[.E33];[.E33]*[.F33])" office:value-type="float" office:value="1" calcext:value-type="float">
            <text:p>1</text:p>
          </table:table-cell>
          <table:table-cell table:style-name="ce38" table:formula="of:=IF([.H33]=0;0;[.G33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zákaz zpěvu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zákaz zpěvu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3]=&quot;&quot;;[.T33];[.T33]*[.U33])" office:value-type="float" office:value="1" calcext:value-type="float">
            <text:p>1</text:p>
          </table:table-cell>
          <table:table-cell table:style-name="ce38" table:formula="of:=IF([.W33]=0;0;[.V33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zákaz zpěvu, tělocvik jen venku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B33]=&quot;&quot;;[.AA33];[.AA33]*[.AB33])" office:value-type="float" office:value="1" calcext:value-type="float">
            <text:p>1</text:p>
          </table:table-cell>
          <table:table-cell table:style-name="ce38" table:formula="of:=IF([.AD33]=0;0;[.AC33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uzavřeny v rizikových okresech na dva týdny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33]=&quot;&quot;;[.AH33];[.AH33]*[.AI33])" office:value-type="float" office:value="1" calcext:value-type="float">
            <text:p>1</text:p>
          </table:table-cell>
          <table:table-cell table:style-name="ce38" table:formula="of:=IF([.AK33]=0;0;[.AJ33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0-12" calcext:value-type="date">
            <text:p>12.10.2020</text:p>
          </table:table-cell>
          <table:table-cell table:style-name="ce27" table:formula="of:=WEEKNUM([.A34])" office:value-type="float" office:value="42" calcext:value-type="float">
            <text:p>42</text:p>
          </table:table-cell>
          <table:table-cell table:style-name="ce27" table:formula="of:=WEEKDAY([.A34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4]=&quot;&quot;;[.E34];[.E34]*[.F34])" office:value-type="float" office:value="1" calcext:value-type="float">
            <text:p>1</text:p>
          </table:table-cell>
          <table:table-cell table:style-name="ce38" table:formula="of:=IF([.H34]=0;0;[.G34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4]=&quot;&quot;;[.T34];[.T34]*[.U34])" office:value-type="float" office:value="1" calcext:value-type="float">
            <text:p>1</text:p>
          </table:table-cell>
          <table:table-cell table:style-name="ce38" table:formula="of:=IF([.W34]=0;0;[.V34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prezenčně půlka, rotace po týdnu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B34]=&quot;&quot;;[.AA34];[.AA34]*[.AB34])" office:value-type="float" office:value="1" calcext:value-type="float">
            <text:p>1</text:p>
          </table:table-cell>
          <table:table-cell table:style-name="ce38" table:formula="of:=IF([.AD34]=0;0;[.AC34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online výuka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34]=&quot;&quot;;[.AH34];[.AH34]*[.AI34])" office:value-type="float" office:value="1" calcext:value-type="float">
            <text:p>1</text:p>
          </table:table-cell>
          <table:table-cell table:style-name="ce38" table:formula="of:=IF([.AK34]=0;0;[.AJ34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online výuka - začátek semestru +/-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0-19" calcext:value-type="date">
            <text:p>19.10.2020</text:p>
          </table:table-cell>
          <table:table-cell table:style-name="ce27" table:formula="of:=WEEKNUM([.A35])" office:value-type="float" office:value="43" calcext:value-type="float">
            <text:p>43</text:p>
          </table:table-cell>
          <table:table-cell table:style-name="ce27" table:formula="of:=WEEKDAY([.A35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5]=&quot;&quot;;[.E35];[.E35]*[.F35])" office:value-type="float" office:value="1" calcext:value-type="float">
            <text:p>1</text:p>
          </table:table-cell>
          <table:table-cell table:style-name="ce38" table:formula="of:=IF([.H35]=0;0;[.G35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distanční výuka od 14.10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distanční výuka od 14.10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U35]=&quot;&quot;;[.T35];[.T35]*[.U35])" office:value-type="float" office:value="0" calcext:value-type="float">
            <text:p>0</text:p>
          </table:table-cell>
          <table:table-cell table:style-name="ce38" table:formula="of:=IF([.W35]=0;0;[.V35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distanční výuka od 14.10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35]=&quot;&quot;;[.AA35];[.AA35]*[.AB35])" office:value-type="float" office:value="0" calcext:value-type="float">
            <text:p>0</text:p>
          </table:table-cell>
          <table:table-cell table:style-name="ce38" table:formula="of:=IF([.AD35]=0;0;[.AC35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distanční výuka od 14.10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I35]=&quot;&quot;;[.AH35];[.AH35]*[.AI35])" office:value-type="float" office:value="0" calcext:value-type="float">
            <text:p>0</text:p>
          </table:table-cell>
          <table:table-cell table:style-name="ce38" table:formula="of:=IF([.AK35]=0;0;[.AJ35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0-26" calcext:value-type="date">
            <text:p>26.10.2020</text:p>
          </table:table-cell>
          <table:table-cell table:style-name="ce27" table:formula="of:=WEEKNUM([.A36])" office:value-type="float" office:value="44" calcext:value-type="float">
            <text:p>44</text:p>
          </table:table-cell>
          <table:table-cell table:style-name="ce27" table:formula="of:=WEEKDAY([.A36];2)" office:value-type="float" office:value="1" calcext:value-type="float">
            <text:p>1</text:p>
          </table:table-cell>
          <table:table-cell table:style-name="ce33" office:value-type="string" calcext:value-type="string">
            <text:p>Postupné uzavírání MŠ - provoz běží dál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02" calcext:value-type="date">
            <text:p>02.11.2020</text:p>
          </table:table-cell>
          <table:table-cell table:style-name="ce27" table:formula="of:=WEEKNUM([.A37])" office:value-type="float" office:value="45" calcext:value-type="float">
            <text:p>45</text:p>
          </table:table-cell>
          <table:table-cell table:style-name="ce27" table:formula="of:=WEEKDAY([.A37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37]=&quot;&quot;;[.E37];[.E37]*[.F37])" office:value-type="float" office:value="1" calcext:value-type="float">
            <text:p>1</text:p>
          </table:table-cell>
          <table:table-cell table:style-name="ce38" table:formula="of:=IF([.H37]=0;0;[.G37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U37]=&quot;&quot;;[.T37];[.T37]*[.U37])" office:value-type="float" office:value="0" calcext:value-type="float">
            <text:p>0</text:p>
          </table:table-cell>
          <table:table-cell table:style-name="ce38" table:formula="of:=IF([.W37]=0;0;[.V3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37]=&quot;&quot;;[.AA37];[.AA37]*[.AB37])" office:value-type="float" office:value="0" calcext:value-type="float">
            <text:p>0</text:p>
          </table:table-cell>
          <table:table-cell table:style-name="ce38" table:formula="of:=IF([.AD37]=0;0;[.AC3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I37]=&quot;&quot;;[.AH37];[.AH37]*[.AI37])" office:value-type="float" office:value="0" calcext:value-type="float">
            <text:p>0</text:p>
          </table:table-cell>
          <table:table-cell table:style-name="ce38" table:formula="of:=IF([.AK37]=0;0;[.AJ3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09" calcext:value-type="date">
            <text:p>09.11.2020</text:p>
          </table:table-cell>
          <table:table-cell table:style-name="ce27" table:formula="of:=WEEKNUM([.A38])" office:value-type="float" office:value="46" calcext:value-type="float">
            <text:p>46</text:p>
          </table:table-cell>
          <table:table-cell table:style-name="ce27" table:formula="of:=WEEKDAY([.A38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38]=&quot;&quot;;[.E38];[.E38]*[.F38])" office:value-type="float" office:value="1" calcext:value-type="float">
            <text:p>1</text:p>
          </table:table-cell>
          <table:table-cell table:style-name="ce38" table:formula="of:=IF([.H38]=0;0;[.G3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U38]=&quot;&quot;;[.T38];[.T38]*[.U38])" office:value-type="float" office:value="0" calcext:value-type="float">
            <text:p>0</text:p>
          </table:table-cell>
          <table:table-cell table:style-name="ce38" table:formula="of:=IF([.W38]=0;0;[.V3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38]=&quot;&quot;;[.AA38];[.AA38]*[.AB38])" office:value-type="float" office:value="0" calcext:value-type="float">
            <text:p>0</text:p>
          </table:table-cell>
          <table:table-cell table:style-name="ce38" table:formula="of:=IF([.AD38]=0;0;[.AC3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I38]=&quot;&quot;;[.AH38];[.AH38]*[.AI38])" office:value-type="float" office:value="0" calcext:value-type="float">
            <text:p>0</text:p>
          </table:table-cell>
          <table:table-cell table:style-name="ce38" table:formula="of:=IF([.AK38]=0;0;[.AJ3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16" calcext:value-type="date">
            <text:p>16.11.2020</text:p>
          </table:table-cell>
          <table:table-cell table:style-name="ce27" table:formula="of:=WEEKNUM([.A39])" office:value-type="float" office:value="47" calcext:value-type="float">
            <text:p>47</text:p>
          </table:table-cell>
          <table:table-cell table:style-name="ce27" table:formula="of:=WEEKDAY([.A3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39]=&quot;&quot;;[.E39];[.E39]*[.F39])" office:value-type="float" office:value="1" calcext:value-type="float">
            <text:p>1</text:p>
          </table:table-cell>
          <table:table-cell table:style-name="ce38" table:formula="of:=IF([.H39]=0;0;[.G39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návrat do škol od 18.11 - i družiny bez TV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9]=&quot;&quot;;[.T39];[.T39]*[.U39])" office:value-type="float" office:value="0.4" calcext:value-type="float">
            <text:p>0.4</text:p>
          </table:table-cell>
          <table:table-cell table:style-name="ce38" table:formula="of:=IF([.W39]=0;0;[.V39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39]=&quot;&quot;;[.AA39];[.AA39]*[.AB39])" office:value-type="float" office:value="0" calcext:value-type="float">
            <text:p>0</text:p>
          </table:table-cell>
          <table:table-cell table:style-name="ce38" table:formula="of:=IF([.AD39]=0;0;[.AC3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I39]=&quot;&quot;;[.AH39];[.AH39]*[.AI39])" office:value-type="float" office:value="0" calcext:value-type="float">
            <text:p>0</text:p>
          </table:table-cell>
          <table:table-cell table:style-name="ce38" table:formula="of:=IF([.AK39]=0;0;[.AJ3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23" calcext:value-type="date">
            <text:p>23.11.2020</text:p>
          </table:table-cell>
          <table:table-cell table:style-name="ce27" table:formula="of:=WEEKNUM([.A40])" office:value-type="float" office:value="48" calcext:value-type="float">
            <text:p>48</text:p>
          </table:table-cell>
          <table:table-cell table:style-name="ce27" table:formula="of:=WEEKDAY([.A4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0]=&quot;&quot;;[.E40];[.E40]*[.F40])" office:value-type="float" office:value="1" calcext:value-type="float">
            <text:p>1</text:p>
          </table:table-cell>
          <table:table-cell table:style-name="ce38" table:formula="of:=IF([.H40]=0;0;[.G40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0]=&quot;&quot;;[.T40];[.T40]*[.U40])" office:value-type="float" office:value="0.4" calcext:value-type="float">
            <text:p>0.4</text:p>
          </table:table-cell>
          <table:table-cell table:style-name="ce38" table:formula="of:=IF([.W40]=0;0;[.V40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0]=&quot;&quot;;[.AA40];[.AA40]*[.AB40])" office:value-type="float" office:value="0" calcext:value-type="float">
            <text:p>0</text:p>
          </table:table-cell>
          <table:table-cell table:style-name="ce38" table:formula="of:=IF([.AD40]=0;0;[.AC40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poslední ročníky do 20 žáků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table:formula="of:=IF([.AK40]=0;0;[.AJ40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poslední ročníky v laboratořích max 20 lidí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30" calcext:value-type="date">
            <text:p>30.11.2020</text:p>
          </table:table-cell>
          <table:table-cell table:style-name="ce27" table:formula="of:=WEEKNUM([.A41])" office:value-type="float" office:value="49" calcext:value-type="float">
            <text:p>49</text:p>
          </table:table-cell>
          <table:table-cell table:style-name="ce27" table:formula="of:=WEEKDAY([.A41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1]=&quot;&quot;;[.E41];[.E41]*[.F41])" office:value-type="float" office:value="1" calcext:value-type="float">
            <text:p>1</text:p>
          </table:table-cell>
          <table:table-cell table:style-name="ce38" table:formula="of:=IF([.H41]=0;0;[.G4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1]=&quot;&quot;;[.T41];[.T41]*[.U41])" office:value-type="float" office:value="0.4" calcext:value-type="float">
            <text:p>0.4</text:p>
          </table:table-cell>
          <table:table-cell table:style-name="ce38" table:formula="of:=IF([.W41]=0;0;[.V4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1]=&quot;&quot;;[.AA41];[.AA41]*[.AB41])" office:value-type="float" office:value="0" calcext:value-type="float">
            <text:p>0</text:p>
          </table:table-cell>
          <table:table-cell table:style-name="ce38" table:formula="of:=IF([.AD41]=0;0;[.AC4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table:formula="of:=IF([.AK41]=0;0;[.AJ4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2-07" calcext:value-type="date">
            <text:p>07.12.2020</text:p>
          </table:table-cell>
          <table:table-cell table:style-name="ce27" table:formula="of:=WEEKNUM([.A42])" office:value-type="float" office:value="50" calcext:value-type="float">
            <text:p>50</text:p>
          </table:table-cell>
          <table:table-cell table:style-name="ce27" table:formula="of:=WEEKDAY([.A42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2]=&quot;&quot;;[.E42];[.E42]*[.F42])" office:value-type="float" office:value="1" calcext:value-type="float">
            <text:p>1</text:p>
          </table:table-cell>
          <table:table-cell table:style-name="ce38" table:formula="of:=IF([.H42]=0;0;[.G42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2]=&quot;&quot;;[.T42];[.T42]*[.U42])" office:value-type="float" office:value="0.4" calcext:value-type="float">
            <text:p>0.4</text:p>
          </table:table-cell>
          <table:table-cell table:style-name="ce38" table:formula="of:=IF([.W42]=0;0;[.V4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2]=&quot;&quot;;[.AA42];[.AA42]*[.AB42])" office:value-type="float" office:value="0" calcext:value-type="float">
            <text:p>0</text:p>
          </table:table-cell>
          <table:table-cell table:style-name="ce38" table:formula="of:=IF([.AD42]=0;0;[.AC42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table:formula="of:=IF([.AK42]=0;0;[.AJ4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2-14" calcext:value-type="date">
            <text:p>14.12.2020</text:p>
          </table:table-cell>
          <table:table-cell table:style-name="ce27" table:formula="of:=WEEKNUM([.A43])" office:value-type="float" office:value="51" calcext:value-type="float">
            <text:p>51</text:p>
          </table:table-cell>
          <table:table-cell table:style-name="ce27" table:formula="of:=WEEKDAY([.A43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3]=&quot;&quot;;[.E43];[.E43]*[.F43])" office:value-type="float" office:value="1" calcext:value-type="float">
            <text:p>1</text:p>
          </table:table-cell>
          <table:table-cell table:style-name="ce38" table:formula="of:=IF([.H43]=0;0;[.G43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3]=&quot;&quot;;[.T43];[.T43]*[.U43])" office:value-type="float" office:value="0.4" calcext:value-type="float">
            <text:p>0.4</text:p>
          </table:table-cell>
          <table:table-cell table:style-name="ce38" table:formula="of:=IF([.W43]=0;0;[.V43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3]=&quot;&quot;;[.AA43];[.AA43]*[.AB43])" office:value-type="float" office:value="0" calcext:value-type="float">
            <text:p>0</text:p>
          </table:table-cell>
          <table:table-cell table:style-name="ce38" table:formula="of:=IF([.AD43]=0;0;[.AC43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table:formula="of:=IF([.AK43]=0;0;[.AJ43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2-21" calcext:value-type="date">
            <text:p>21.12.2020</text:p>
          </table:table-cell>
          <table:table-cell table:style-name="ce27" table:formula="of:=WEEKNUM([.A44])" office:value-type="float" office:value="52" calcext:value-type="float">
            <text:p>52</text:p>
          </table:table-cell>
          <table:table-cell table:style-name="ce27" table:formula="of:=WEEKDAY([.A44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2"/>
          <table:table-cell table:style-name="ce38" office:value-type="string" calcext:value-type="string">
            <text:p>c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2-28" calcext:value-type="date">
            <text:p>28.12.2020</text:p>
          </table:table-cell>
          <table:table-cell table:style-name="ce27" table:formula="of:=WEEKNUM([.A45])" office:value-type="float" office:value="1" calcext:value-type="float">
            <text:p>1</text:p>
          </table:table-cell>
          <table:table-cell table:style-name="ce27" table:formula="of:=WEEKDAY([.A45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1-04" calcext:value-type="date">
            <text:p>04.01.2021</text:p>
          </table:table-cell>
          <table:table-cell table:style-name="ce27" table:formula="of:=WEEKNUM([.A46])" office:value-type="float" office:value="2" calcext:value-type="float">
            <text:p>2</text:p>
          </table:table-cell>
          <table:table-cell table:style-name="ce27" table:formula="of:=WEEKDAY([.A46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1-11" calcext:value-type="date">
            <text:p>11.01.2021</text:p>
          </table:table-cell>
          <table:table-cell table:style-name="ce27" table:formula="of:=WEEKNUM([.A47])" office:value-type="float" office:value="3" calcext:value-type="float">
            <text:p>3</text:p>
          </table:table-cell>
          <table:table-cell table:style-name="ce27" table:formula="of:=WEEKDAY([.A47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7]=&quot;&quot;;[.E47];[.E47]*[.F47])" office:value-type="float" office:value="1" calcext:value-type="float">
            <text:p>1</text:p>
          </table:table-cell>
          <table:table-cell table:style-name="ce38" table:formula="of:=IF([.H47]=0;0;[.G47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7]=&quot;&quot;;[.T47];[.T47]*[.U47])" office:value-type="float" office:value="0.4" calcext:value-type="float">
            <text:p>0.4</text:p>
          </table:table-cell>
          <table:table-cell table:style-name="ce38" table:formula="of:=IF([.W47]=0;0;[.V47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7]=&quot;&quot;;[.AA47];[.AA47]*[.AB47])" office:value-type="float" office:value="0" calcext:value-type="float">
            <text:p>0</text:p>
          </table:table-cell>
          <table:table-cell table:style-name="ce38" table:formula="of:=IF([.AD47]=0;0;[.AC4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47]=&quot;&quot;;[.AH47];[.AH47]*[.AI47])" office:value-type="float" office:value="0" calcext:value-type="float">
            <text:p>0</text:p>
          </table:table-cell>
          <table:table-cell table:style-name="ce38" table:formula="of:=IF([.AK47]=0;0;[.AJ4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1-18" calcext:value-type="date">
            <text:p>18.01.2021</text:p>
          </table:table-cell>
          <table:table-cell table:style-name="ce27" table:formula="of:=WEEKNUM([.A48])" office:value-type="float" office:value="4" calcext:value-type="float">
            <text:p>4</text:p>
          </table:table-cell>
          <table:table-cell table:style-name="ce27" table:formula="of:=WEEKDAY([.A48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8]=&quot;&quot;;[.E48];[.E48]*[.F48])" office:value-type="float" office:value="1" calcext:value-type="float">
            <text:p>1</text:p>
          </table:table-cell>
          <table:table-cell table:style-name="ce38" table:formula="of:=IF([.H48]=0;0;[.G4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8]=&quot;&quot;;[.T48];[.T48]*[.U48])" office:value-type="float" office:value="0.4" calcext:value-type="float">
            <text:p>0.4</text:p>
          </table:table-cell>
          <table:table-cell table:style-name="ce38" table:formula="of:=IF([.W48]=0;0;[.V48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8]=&quot;&quot;;[.AA48];[.AA48]*[.AB48])" office:value-type="float" office:value="0" calcext:value-type="float">
            <text:p>0</text:p>
          </table:table-cell>
          <table:table-cell table:style-name="ce38" table:formula="of:=IF([.AD48]=0;0;[.AC4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48]=&quot;&quot;;[.AH48];[.AH48]*[.AI48])" office:value-type="float" office:value="0" calcext:value-type="float">
            <text:p>0</text:p>
          </table:table-cell>
          <table:table-cell table:style-name="ce38" table:formula="of:=IF([.AK48]=0;0;[.AJ4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1-25" calcext:value-type="date">
            <text:p>25.01.2021</text:p>
          </table:table-cell>
          <table:table-cell table:style-name="ce27" table:formula="of:=WEEKNUM([.A49])" office:value-type="float" office:value="5" calcext:value-type="float">
            <text:p>5</text:p>
          </table:table-cell>
          <table:table-cell table:style-name="ce27" table:formula="of:=WEEKDAY([.A4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9]=&quot;&quot;;[.E49];[.E49]*[.F49])" office:value-type="float" office:value="1" calcext:value-type="float">
            <text:p>1</text:p>
          </table:table-cell>
          <table:table-cell table:style-name="ce38" table:formula="of:=IF([.H49]=0;0;[.G49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9]=&quot;&quot;;[.T49];[.T49]*[.U49])" office:value-type="float" office:value="0.4" calcext:value-type="float">
            <text:p>0.4</text:p>
          </table:table-cell>
          <table:table-cell table:style-name="ce38" table:formula="of:=IF([.W49]=0;0;[.V49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9]=&quot;&quot;;[.AA49];[.AA49]*[.AB49])" office:value-type="float" office:value="0" calcext:value-type="float">
            <text:p>0</text:p>
          </table:table-cell>
          <table:table-cell table:style-name="ce38" table:formula="of:=IF([.AD49]=0;0;[.AC4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49]=&quot;&quot;;[.AH49];[.AH49]*[.AI49])" office:value-type="float" office:value="0" calcext:value-type="float">
            <text:p>0</text:p>
          </table:table-cell>
          <table:table-cell table:style-name="ce38" table:formula="of:=IF([.AK49]=0;0;[.AJ4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2-01" calcext:value-type="date">
            <text:p>01.02.2021</text:p>
          </table:table-cell>
          <table:table-cell table:style-name="ce27" table:formula="of:=WEEKNUM([.A50])" office:value-type="float" office:value="6" calcext:value-type="float">
            <text:p>6</text:p>
          </table:table-cell>
          <table:table-cell table:style-name="ce27" table:formula="of:=WEEKDAY([.A5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50]=&quot;&quot;;[.E50];[.E50]*[.F50])" office:value-type="float" office:value="1" calcext:value-type="float">
            <text:p>1</text:p>
          </table:table-cell>
          <table:table-cell table:style-name="ce38" table:formula="of:=IF([.H50]=0;0;[.G50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50]=&quot;&quot;;[.T50];[.T50]*[.U50])" office:value-type="float" office:value="0.4" calcext:value-type="float">
            <text:p>0.4</text:p>
          </table:table-cell>
          <table:table-cell table:style-name="ce38" table:formula="of:=IF([.W50]=0;0;[.V50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50]=&quot;&quot;;[.AA50];[.AA50]*[.AB50])" office:value-type="float" office:value="0" calcext:value-type="float">
            <text:p>0</text:p>
          </table:table-cell>
          <table:table-cell table:style-name="ce38" table:formula="of:=IF([.AD50]=0;0;[.AC5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50]=&quot;&quot;;[.AH50];[.AH50]*[.AI50])" office:value-type="float" office:value="0" calcext:value-type="float">
            <text:p>0</text:p>
          </table:table-cell>
          <table:table-cell table:style-name="ce38" table:formula="of:=IF([.AK50]=0;0;[.AJ5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2-08" calcext:value-type="date">
            <text:p>08.02.2021</text:p>
          </table:table-cell>
          <table:table-cell table:style-name="ce27" table:formula="of:=WEEKNUM([.A51])" office:value-type="float" office:value="7" calcext:value-type="float">
            <text:p>7</text:p>
          </table:table-cell>
          <table:table-cell table:style-name="ce27" table:formula="of:=WEEKDAY([.A51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51]=&quot;&quot;;[.E51];[.E51]*[.F51])" office:value-type="float" office:value="1" calcext:value-type="float">
            <text:p>1</text:p>
          </table:table-cell>
          <table:table-cell table:style-name="ce38" table:formula="of:=IF([.H51]=0;0;[.G5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51]=&quot;&quot;;[.T51];[.T51]*[.U51])" office:value-type="float" office:value="0.4" calcext:value-type="float">
            <text:p>0.4</text:p>
          </table:table-cell>
          <table:table-cell table:style-name="ce38" table:formula="of:=IF([.W51]=0;0;[.V5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51]=&quot;&quot;;[.AA51];[.AA51]*[.AB51])" office:value-type="float" office:value="0" calcext:value-type="float">
            <text:p>0</text:p>
          </table:table-cell>
          <table:table-cell table:style-name="ce38" table:formula="of:=IF([.AD51]=0;0;[.AC5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51]=&quot;&quot;;[.AH51];[.AH51]*[.AI51])" office:value-type="float" office:value="0" calcext:value-type="float">
            <text:p>0</text:p>
          </table:table-cell>
          <table:table-cell table:style-name="ce38" table:formula="of:=IF([.AK51]=0;0;[.AJ5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2-15" calcext:value-type="date">
            <text:p>15.02.2021</text:p>
          </table:table-cell>
          <table:table-cell table:style-name="ce27" table:formula="of:=WEEKNUM([.A52])" office:value-type="float" office:value="8" calcext:value-type="float">
            <text:p>8</text:p>
          </table:table-cell>
          <table:table-cell table:style-name="ce27" table:formula="of:=WEEKDAY([.A52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52]=&quot;&quot;;[.E52];[.E52]*[.F52])" office:value-type="float" office:value="1" calcext:value-type="float">
            <text:p>1</text:p>
          </table:table-cell>
          <table:table-cell table:style-name="ce38" table:formula="of:=IF([.H52]=0;0;[.G52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52]=&quot;&quot;;[.T52];[.T52]*[.U52])" office:value-type="float" office:value="0.4" calcext:value-type="float">
            <text:p>0.4</text:p>
          </table:table-cell>
          <table:table-cell table:style-name="ce38" table:formula="of:=IF([.W52]=0;0;[.V5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52]=&quot;&quot;;[.AA52];[.AA52]*[.AB52])" office:value-type="float" office:value="0" calcext:value-type="float">
            <text:p>0</text:p>
          </table:table-cell>
          <table:table-cell table:style-name="ce38" table:formula="of:=IF([.AD52]=0;0;[.AC52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52]=&quot;&quot;;[.AH52];[.AH52]*[.AI52])" office:value-type="float" office:value="0" calcext:value-type="float">
            <text:p>0</text:p>
          </table:table-cell>
          <table:table-cell table:style-name="ce38" table:formula="of:=IF([.AK52]=0;0;[.AJ52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2-22" calcext:value-type="date">
            <text:p>22.02.2021</text:p>
          </table:table-cell>
          <table:table-cell table:style-name="ce27" table:formula="of:=WEEKNUM([.A53])" office:value-type="float" office:value="9" calcext:value-type="float">
            <text:p>9</text:p>
          </table:table-cell>
          <table:table-cell table:style-name="ce27" table:formula="of:=WEEKDAY([.A53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53]=&quot;&quot;;[.E53];[.E53]*[.F53])" office:value-type="float" office:value="1" calcext:value-type="float">
            <text:p>1</text:p>
          </table:table-cell>
          <table:table-cell table:style-name="ce38" table:formula="of:=IF([.H53]=0;0;[.G53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E</text:p>
          </table:table-cell>
          <table:table-cell table:style-name="ce38" table:formula="of:=IF([.U53]=&quot;&quot;;[.T53];[.T53]*[.U53])" office:value-type="float" office:value="0.4" calcext:value-type="float">
            <text:p>0.4</text:p>
          </table:table-cell>
          <table:table-cell table:style-name="ce38" table:formula="of:=IF([.W53]=0;0;IF(OR([.V53]=&quot;RO&quot;;[.V53]=&quot;RE&quot;);1;0)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3]=&quot;&quot;;[.AA53];[.AA53]*[.AB53])" office:value-type="float" office:value="0" calcext:value-type="float">
            <text:p>0</text:p>
          </table:table-cell>
          <table:table-cell table:style-name="ce38" table:formula="of:=IF([.AD53]=0;0;[.AC53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E</text:p>
          </table:table-cell>
          <table:table-cell table:style-name="ce38" table:formula="of:=IF([.AI53]=&quot;&quot;;[.AH53];[.AH53]*[.AI53])" office:value-type="float" office:value="0" calcext:value-type="float">
            <text:p>0</text:p>
          </table:table-cell>
          <table:table-cell table:style-name="ce38" table:formula="of:=IF([.AK53]=0;0;IF(OR([.AJ53]=&quot;RO&quot;;[.AJ53]=&quot;RE&quot;);1;0)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01" calcext:value-type="date">
            <text:p>01.03.2021</text:p>
          </table:table-cell>
          <table:table-cell table:style-name="ce27" table:formula="of:=WEEKNUM([.A54])" office:value-type="float" office:value="10" calcext:value-type="float">
            <text:p>10</text:p>
          </table:table-cell>
          <table:table-cell table:style-name="ce27" table:formula="of:=WEEKDAY([.A54];2)" office:value-type="float" office:value="1" calcext:value-type="float">
            <text:p>1</text:p>
          </table:table-cell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4]=&quot;&quot;;[.E54];[.E54]*[.F54])" office:value-type="float" office:value="0" calcext:value-type="float">
            <text:p>0</text:p>
          </table:table-cell>
          <table:table-cell table:style-name="ce38" table:formula="of:=IF([.H54]=0;0;[.G54]=&quot;RO&quot;)" office:value-type="float" office:value="0" calcext:value-type="float">
            <text:p>0</text:p>
          </table:table-cell>
          <table:table-cell table:style-name="ce38"/>
          <table:table-cell table:style-name="ce41" office:value-type="string" calcext:value-type="string">
            <text:p>zavření všech škol</text:p>
          </table:table-cell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4]=&quot;&quot;;[.T54];[.T54]*[.U54])" office:value-type="float" office:value="0" calcext:value-type="float">
            <text:p>0</text:p>
          </table:table-cell>
          <table:table-cell table:style-name="ce38" table:formula="of:=IF([.W54]=0;0;[.V54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4]=&quot;&quot;;[.AA54];[.AA54]*[.AB54])" office:value-type="float" office:value="0" calcext:value-type="float">
            <text:p>0</text:p>
          </table:table-cell>
          <table:table-cell table:style-name="ce38" table:formula="of:=IF([.AD54]=0;0;[.AC54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4]=&quot;&quot;;[.AH54];[.AH54]*[.AI54])" office:value-type="float" office:value="0" calcext:value-type="float">
            <text:p>0</text:p>
          </table:table-cell>
          <table:table-cell table:style-name="ce38" table:formula="of:=IF([.AK54]=0;0;[.AJ54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zavření všech škol</text:p>
          </table:table-cell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08" calcext:value-type="date">
            <text:p>08.03.2021</text:p>
          </table:table-cell>
          <table:table-cell table:style-name="ce27" table:formula="of:=WEEKNUM([.A55])" office:value-type="float" office:value="11" calcext:value-type="float">
            <text:p>11</text:p>
          </table:table-cell>
          <table:table-cell table:style-name="ce27" table:formula="of:=WEEKDAY([.A55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5]=&quot;&quot;;[.E55];[.E55]*[.F55])" office:value-type="float" office:value="0" calcext:value-type="float">
            <text:p>0</text:p>
          </table:table-cell>
          <table:table-cell table:style-name="ce38" table:formula="of:=IF([.H55]=0;0;[.G55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5]=&quot;&quot;;[.T55];[.T55]*[.U55])" office:value-type="float" office:value="0" calcext:value-type="float">
            <text:p>0</text:p>
          </table:table-cell>
          <table:table-cell table:style-name="ce38" table:formula="of:=IF([.W55]=0;0;[.V55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5]=&quot;&quot;;[.AA55];[.AA55]*[.AB55])" office:value-type="float" office:value="0" calcext:value-type="float">
            <text:p>0</text:p>
          </table:table-cell>
          <table:table-cell table:style-name="ce38" table:formula="of:=IF([.AD55]=0;0;[.AC55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5]=&quot;&quot;;[.AH55];[.AH55]*[.AI55])" office:value-type="float" office:value="0" calcext:value-type="float">
            <text:p>0</text:p>
          </table:table-cell>
          <table:table-cell table:style-name="ce38" table:formula="of:=IF([.AK55]=0;0;[.AJ55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15" calcext:value-type="date">
            <text:p>15.03.2021</text:p>
          </table:table-cell>
          <table:table-cell table:style-name="ce27" table:formula="of:=WEEKNUM([.A56])" office:value-type="float" office:value="12" calcext:value-type="float">
            <text:p>12</text:p>
          </table:table-cell>
          <table:table-cell table:style-name="ce27" table:formula="of:=WEEKDAY([.A56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6]=&quot;&quot;;[.E56];[.E56]*[.F56])" office:value-type="float" office:value="0" calcext:value-type="float">
            <text:p>0</text:p>
          </table:table-cell>
          <table:table-cell table:style-name="ce38" table:formula="of:=IF([.H56]=0;0;[.G56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6]=&quot;&quot;;[.T56];[.T56]*[.U56])" office:value-type="float" office:value="0" calcext:value-type="float">
            <text:p>0</text:p>
          </table:table-cell>
          <table:table-cell table:style-name="ce38" table:formula="of:=IF([.W56]=0;0;[.V5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6]=&quot;&quot;;[.AA56];[.AA56]*[.AB56])" office:value-type="float" office:value="0" calcext:value-type="float">
            <text:p>0</text:p>
          </table:table-cell>
          <table:table-cell table:style-name="ce38" table:formula="of:=IF([.AD56]=0;0;[.AC5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6]=&quot;&quot;;[.AH56];[.AH56]*[.AI56])" office:value-type="float" office:value="0" calcext:value-type="float">
            <text:p>0</text:p>
          </table:table-cell>
          <table:table-cell table:style-name="ce38" table:formula="of:=IF([.AK56]=0;0;[.AJ5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22" calcext:value-type="date">
            <text:p>22.03.2021</text:p>
          </table:table-cell>
          <table:table-cell table:style-name="ce27" table:formula="of:=WEEKNUM([.A57])" office:value-type="float" office:value="13" calcext:value-type="float">
            <text:p>13</text:p>
          </table:table-cell>
          <table:table-cell table:style-name="ce27" table:formula="of:=WEEKDAY([.A57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7]=&quot;&quot;;[.E57];[.E57]*[.F57])" office:value-type="float" office:value="0" calcext:value-type="float">
            <text:p>0</text:p>
          </table:table-cell>
          <table:table-cell table:style-name="ce38" table:formula="of:=IF([.H57]=0;0;[.G57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7]=&quot;&quot;;[.T57];[.T57]*[.U57])" office:value-type="float" office:value="0" calcext:value-type="float">
            <text:p>0</text:p>
          </table:table-cell>
          <table:table-cell table:style-name="ce38" table:formula="of:=IF([.W57]=0;0;[.V5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7]=&quot;&quot;;[.AA57];[.AA57]*[.AB57])" office:value-type="float" office:value="0" calcext:value-type="float">
            <text:p>0</text:p>
          </table:table-cell>
          <table:table-cell table:style-name="ce38" table:formula="of:=IF([.AD57]=0;0;[.AC5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7]=&quot;&quot;;[.AH57];[.AH57]*[.AI57])" office:value-type="float" office:value="0" calcext:value-type="float">
            <text:p>0</text:p>
          </table:table-cell>
          <table:table-cell table:style-name="ce38" table:formula="of:=IF([.AK57]=0;0;[.AJ5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29" calcext:value-type="date">
            <text:p>29.03.2021</text:p>
          </table:table-cell>
          <table:table-cell table:style-name="ce27" table:formula="of:=WEEKNUM([.A58])" office:value-type="float" office:value="14" calcext:value-type="float">
            <text:p>14</text:p>
          </table:table-cell>
          <table:table-cell table:style-name="ce27" table:formula="of:=WEEKDAY([.A58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8]=&quot;&quot;;[.E58];[.E58]*[.F58])" office:value-type="float" office:value="0" calcext:value-type="float">
            <text:p>0</text:p>
          </table:table-cell>
          <table:table-cell table:style-name="ce38" table:formula="of:=IF([.H58]=0;0;[.G5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8]=&quot;&quot;;[.T58];[.T58]*[.U58])" office:value-type="float" office:value="0" calcext:value-type="float">
            <text:p>0</text:p>
          </table:table-cell>
          <table:table-cell table:style-name="ce38" table:formula="of:=IF([.W58]=0;0;[.V5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8]=&quot;&quot;;[.AA58];[.AA58]*[.AB58])" office:value-type="float" office:value="0" calcext:value-type="float">
            <text:p>0</text:p>
          </table:table-cell>
          <table:table-cell table:style-name="ce38" table:formula="of:=IF([.AD58]=0;0;[.AC5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8]=&quot;&quot;;[.AH58];[.AH58]*[.AI58])" office:value-type="float" office:value="0" calcext:value-type="float">
            <text:p>0</text:p>
          </table:table-cell>
          <table:table-cell table:style-name="ce38" table:formula="of:=IF([.AK58]=0;0;[.AJ5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4-05" calcext:value-type="date">
            <text:p>05.04.2021</text:p>
          </table:table-cell>
          <table:table-cell table:style-name="ce27" table:formula="of:=WEEKNUM([.A59])" office:value-type="float" office:value="15" calcext:value-type="float">
            <text:p>15</text:p>
          </table:table-cell>
          <table:table-cell table:style-name="ce27" table:formula="of:=WEEKDAY([.A5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9]=&quot;&quot;;[.E59];[.E59]*[.F59])" office:value-type="float" office:value="0" calcext:value-type="float">
            <text:p>0</text:p>
          </table:table-cell>
          <table:table-cell table:style-name="ce38" table:formula="of:=IF([.H59]=0;0;[.G59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9]=&quot;&quot;;[.T59];[.T59]*[.U59])" office:value-type="float" office:value="0" calcext:value-type="float">
            <text:p>0</text:p>
          </table:table-cell>
          <table:table-cell table:style-name="ce38" table:formula="of:=IF([.W59]=0;0;[.V5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9]=&quot;&quot;;[.AA59];[.AA59]*[.AB59])" office:value-type="float" office:value="0" calcext:value-type="float">
            <text:p>0</text:p>
          </table:table-cell>
          <table:table-cell table:style-name="ce38" table:formula="of:=IF([.AD59]=0;0;[.AC5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9]=&quot;&quot;;[.AH59];[.AH59]*[.AI59])" office:value-type="float" office:value="0" calcext:value-type="float">
            <text:p>0</text:p>
          </table:table-cell>
          <table:table-cell table:style-name="ce38" table:formula="of:=IF([.AK59]=0;0;[.AJ5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4-12" calcext:value-type="date">
            <text:p>12.04.2021</text:p>
          </table:table-cell>
          <table:table-cell table:style-name="ce27" table:formula="of:=WEEKNUM([.A60])" office:value-type="float" office:value="16" calcext:value-type="float">
            <text:p>16</text:p>
          </table:table-cell>
          <table:table-cell table:style-name="ce27" table:formula="of:=WEEKDAY([.A6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33" calcext:value-type="float">
            <text:p>0.33</text:p>
          </table:table-cell>
          <table:table-cell table:style-name="ce27"/>
          <table:table-cell table:style-name="ce38" table:formula="of:=IF([.F60]=&quot;&quot;;[.E60];[.E60]*[.F60])" office:value-type="float" office:value="0.33" calcext:value-type="float">
            <text:p>0.33</text:p>
          </table:table-cell>
          <table:table-cell table:style-name="ce38" table:formula="of:=IF([.H60]=0;0;[.G60]=&quot;RO&quot;)" office:value-type="float" office:value="0" calcext:value-type="float">
            <text:p>0</text:p>
          </table:table-cell>
          <table:table-cell table:style-name="ce38"/>
          <table:table-cell table:style-name="ce41" office:value-type="string" calcext:value-type="string">
            <text:p>poslední ročník 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rotační výuk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E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60]=&quot;&quot;;[.AA60];[.AA60]*[.AB60])" office:value-type="float" office:value="0" calcext:value-type="float">
            <text:p>0</text:p>
          </table:table-cell>
          <table:table-cell table:style-name="ce38" table:formula="of:=IF([.AD60]=0;0;[.AC6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60]=&quot;&quot;;[.AH60];[.AH60]*[.AI60])" office:value-type="float" office:value="0" calcext:value-type="float">
            <text:p>0</text:p>
          </table:table-cell>
          <table:table-cell table:style-name="ce38" table:formula="of:=IF([.AK60]=0;0;[.AJ6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4-19" calcext:value-type="date">
            <text:p>19.04.2021</text:p>
          </table:table-cell>
          <table:table-cell table:style-name="ce27" table:formula="of:=WEEKNUM([.A61])" office:value-type="float" office:value="17" calcext:value-type="float">
            <text:p>17</text:p>
          </table:table-cell>
          <table:table-cell table:style-name="ce27" table:formula="of:=WEEKDAY([.A61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33" calcext:value-type="float">
            <text:p>0.33</text:p>
          </table:table-cell>
          <table:table-cell table:style-name="ce27"/>
          <table:table-cell table:style-name="ce38" table:formula="of:=IF([.F61]=&quot;&quot;;[.E61];[.E61]*[.F61])" office:value-type="float" office:value="0.33" calcext:value-type="float">
            <text:p>0.33</text:p>
          </table:table-cell>
          <table:table-cell table:style-name="ce38" table:formula="of:=IF([.H61]=0;0;[.G6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E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61]=&quot;&quot;;[.AA61];[.AA61]*[.AB61])" office:value-type="float" office:value="0" calcext:value-type="float">
            <text:p>0</text:p>
          </table:table-cell>
          <table:table-cell table:style-name="ce38" table:formula="of:=IF([.AD61]=0;0;[.AC6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61]=&quot;&quot;;[.AH61];[.AH61]*[.AI61])" office:value-type="float" office:value="0" calcext:value-type="float">
            <text:p>0</text:p>
          </table:table-cell>
          <table:table-cell table:style-name="ce38" table:formula="of:=IF([.AK61]=0;0;[.AJ6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4-26" calcext:value-type="date">
            <text:p>26.04.2021</text:p>
          </table:table-cell>
          <table:table-cell table:style-name="ce27" table:formula="of:=WEEKNUM([.A62])" office:value-type="float" office:value="18" calcext:value-type="float">
            <text:p>18</text:p>
          </table:table-cell>
          <table:table-cell table:style-name="ce27" table:formula="of:=WEEKDAY([.A62];2)" office:value-type="float" office:value="1" calcext:value-type="float">
            <text:p>1</text:p>
          </table:table-cell>
          <table:table-cell table:style-name="ce33" office:value-type="string" calcext:value-type="string">
            <text:p>otevření</text:p>
          </table:table-cell>
          <table:table-cell table:style-name="ce27" table:number-columns-repeated="3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5-03" calcext:value-type="date">
            <text:p>03.05.2021</text:p>
          </table:table-cell>
          <table:table-cell table:style-name="ce27" table:formula="of:=WEEKNUM([.A63])" office:value-type="float" office:value="19" calcext:value-type="float">
            <text:p>19</text:p>
          </table:table-cell>
          <table:table-cell table:style-name="ce27" table:formula="of:=WEEKDAY([.A63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 office:value-type="string" calcext:value-type="string">
            <text:p>postupné otevírání</text:p>
          </table:table-cell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5-10" calcext:value-type="date">
            <text:p>10.05.2021</text:p>
          </table:table-cell>
          <table:table-cell table:style-name="ce27" table:formula="of:=WEEKNUM([.A64])" office:value-type="float" office:value="20" calcext:value-type="float">
            <text:p>20</text:p>
          </table:table-cell>
          <table:table-cell table:style-name="ce27" table:formula="of:=WEEKDAY([.A64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5-17" calcext:value-type="date">
            <text:p>17.05.2021</text:p>
          </table:table-cell>
          <table:table-cell table:style-name="ce27" table:formula="of:=WEEKNUM([.A65])" office:value-type="float" office:value="21" calcext:value-type="float">
            <text:p>21</text:p>
          </table:table-cell>
          <table:table-cell table:style-name="ce27" table:formula="of:=WEEKDAY([.A65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5-24" calcext:value-type="date">
            <text:p>24.05.2021</text:p>
          </table:table-cell>
          <table:table-cell table:style-name="ce27" table:formula="of:=WEEKNUM([.A66])" office:value-type="float" office:value="22" calcext:value-type="float">
            <text:p>22</text:p>
          </table:table-cell>
          <table:table-cell table:style-name="ce27" table:formula="of:=WEEKDAY([.A66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5-31" calcext:value-type="date">
            <text:p>31.05.2021</text:p>
          </table:table-cell>
          <table:table-cell table:style-name="ce27" table:formula="of:=WEEKNUM([.A67])" office:value-type="float" office:value="23" calcext:value-type="float">
            <text:p>23</text:p>
          </table:table-cell>
          <table:table-cell table:style-name="ce27" table:formula="of:=WEEKDAY([.A67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6-07" calcext:value-type="date">
            <text:p>07.06.2021</text:p>
          </table:table-cell>
          <table:table-cell table:style-name="ce27" table:formula="of:=WEEKNUM([.A68])" office:value-type="float" office:value="24" calcext:value-type="float">
            <text:p>24</text:p>
          </table:table-cell>
          <table:table-cell table:style-name="ce27" table:formula="of:=WEEKDAY([.A68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6-14" calcext:value-type="date">
            <text:p>14.06.2021</text:p>
          </table:table-cell>
          <table:table-cell table:style-name="ce27" table:formula="of:=WEEKNUM([.A69])" office:value-type="float" office:value="25" calcext:value-type="float">
            <text:p>25</text:p>
          </table:table-cell>
          <table:table-cell table:style-name="ce27" table:formula="of:=WEEKDAY([.A69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6-21" calcext:value-type="date">
            <text:p>21.06.2021</text:p>
          </table:table-cell>
          <table:table-cell table:style-name="ce27" table:formula="of:=WEEKNUM([.A70])" office:value-type="float" office:value="26" calcext:value-type="float">
            <text:p>26</text:p>
          </table:table-cell>
          <table:table-cell table:style-name="ce27" table:formula="of:=WEEKDAY([.A70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6-28" calcext:value-type="date">
            <text:p>28.06.2021</text:p>
          </table:table-cell>
          <table:table-cell table:style-name="ce27" table:formula="of:=WEEKNUM([.A71])" office:value-type="float" office:value="27" calcext:value-type="float">
            <text:p>27</text:p>
          </table:table-cell>
          <table:table-cell table:style-name="ce27" table:formula="of:=WEEKDAY([.A71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7-05" calcext:value-type="date">
            <text:p>05.07.2021</text:p>
          </table:table-cell>
          <table:table-cell table:style-name="ce27" table:formula="of:=WEEKNUM([.A72])" office:value-type="float" office:value="28" calcext:value-type="float">
            <text:p>28</text:p>
          </table:table-cell>
          <table:table-cell table:style-name="ce27" table:formula="of:=WEEKDAY([.A72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7-12" calcext:value-type="date">
            <text:p>12.07.2021</text:p>
          </table:table-cell>
          <table:table-cell table:style-name="ce27" table:formula="of:=WEEKNUM([.A73])" office:value-type="float" office:value="29" calcext:value-type="float">
            <text:p>29</text:p>
          </table:table-cell>
          <table:table-cell table:style-name="ce27" table:formula="of:=WEEKDAY([.A73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7-19" calcext:value-type="date">
            <text:p>19.07.2021</text:p>
          </table:table-cell>
          <table:table-cell table:style-name="ce27" table:formula="of:=WEEKNUM([.A74])" office:value-type="float" office:value="30" calcext:value-type="float">
            <text:p>30</text:p>
          </table:table-cell>
          <table:table-cell table:style-name="ce27" table:formula="of:=WEEKDAY([.A74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/>
          <table:table-cell table:style-name="ce27" table:formula="of:=WEEKNUM([.A75])" office:value-type="float" office:value="52" calcext:value-type="float">
            <text:p>52</text:p>
          </table:table-cell>
          <table:table-cell table:style-name="ce27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 table:number-rows-repeated="2">
          <table:table-cell table:style-name="ce28"/>
          <table:table-cell table:style-name="ce27" table:number-columns-repeated="2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 table:number-rows-repeated="499">
          <table:table-cell table:style-name="ce30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table:table-column table:style-name="co35" table:number-columns-repeated="6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50" office:value-type="date" office:date-value="2019-12-31" calcext:value-type="date">
            <text:p>12/31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table:table-column table:style-name="co35" table:default-cell-style-name="ce51"/>
        <table:table-column table:style-name="co35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52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table:table-column table:style-name="co35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W1]" office:value-type="string" office:string-value="S2" calcext:value-type="string">
            <text:p>S2</text:p>
          </table:table-cell>
          <table:table-cell table:formula="of:=[$input.X1]" office:value-type="string" office:string-value="M2" calcext:value-type="string">
            <text:p>M2</text:p>
          </table:table-cell>
          <table:table-cell table:formula="of:=[$input.AD1]" office:value-type="string" office:string-value="S3" calcext:value-type="string">
            <text:p>S3</text:p>
          </table:table-cell>
          <table:table-cell table:formula="of:=[$input.AE1]" office:value-type="string" office:string-value="M3" calcext:value-type="string">
            <text:p>M3</text:p>
          </table:table-cell>
          <table:table-cell table:formula="of:=[$input.AK1]" office:value-type="string" office:string-value="S4" calcext:value-type="string">
            <text:p>S4</text:p>
          </table:table-cell>
          <table:table-cell table:formula="of:=[$input.AL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input.H2]=&quot;&quot;;&quot;&quot;;[$input.H2])">
            <text:p/>
          </table:table-cell>
          <table:table-cell table:formula="of:=IF([$input.I2]=&quot;&quot;;&quot;&quot;;[$input.I2])">
            <text:p/>
          </table:table-cell>
          <table:table-cell table:formula="of:=IF([$input.W2]=&quot;&quot;;&quot;&quot;;[$input.W2])">
            <text:p/>
          </table:table-cell>
          <table:table-cell table:formula="of:=IF([$input.X2]=&quot;&quot;;&quot;&quot;;[$input.X2])">
            <text:p/>
          </table:table-cell>
          <table:table-cell table:formula="of:=IF([$input.AD2]=&quot;&quot;;&quot;&quot;;[$input.AD2])">
            <text:p/>
          </table:table-cell>
          <table:table-cell table:formula="of:=IF([$input.AE2]=&quot;&quot;;&quot;&quot;;[$input.AE2])">
            <text:p/>
          </table:table-cell>
          <table:table-cell table:formula="of:=IF([$input.AK2]=&quot;&quot;;&quot;&quot;;[$input.AK2])">
            <text:p/>
          </table:table-cell>
          <table:table-cell table:formula="of:=IF([$input.AL2]=&quot;&quot;;&quot;&quot;;[$input.AL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input.H3]=&quot;&quot;;&quot;&quot;;[$input.H3])">
            <text:p/>
          </table:table-cell>
          <table:table-cell table:formula="of:=IF([$input.I3]=&quot;&quot;;&quot;&quot;;[$input.I3])">
            <text:p/>
          </table:table-cell>
          <table:table-cell table:formula="of:=IF([$input.W3]=&quot;&quot;;&quot;&quot;;[$input.W3])">
            <text:p/>
          </table:table-cell>
          <table:table-cell table:formula="of:=IF([$input.X3]=&quot;&quot;;&quot;&quot;;[$input.X3])">
            <text:p/>
          </table:table-cell>
          <table:table-cell table:formula="of:=IF([$input.AD3]=&quot;&quot;;&quot;&quot;;[$input.AD3])">
            <text:p/>
          </table:table-cell>
          <table:table-cell table:formula="of:=IF([$input.AE3]=&quot;&quot;;&quot;&quot;;[$input.AE3])">
            <text:p/>
          </table:table-cell>
          <table:table-cell table:formula="of:=IF([$input.AK3]=&quot;&quot;;&quot;&quot;;[$input.AK3])">
            <text:p/>
          </table:table-cell>
          <table:table-cell table:formula="of:=IF([$input.AL3]=&quot;&quot;;&quot;&quot;;[$input.AL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formula="of:=IF([$input.W4]=&quot;&quot;;&quot;&quot;;[$input.W4])">
            <text:p/>
          </table:table-cell>
          <table:table-cell table:formula="of:=IF([$input.X4]=&quot;&quot;;&quot;&quot;;[$input.X4])">
            <text:p/>
          </table:table-cell>
          <table:table-cell table:formula="of:=IF([$input.AD4]=&quot;&quot;;&quot;&quot;;[$input.AD4])">
            <text:p/>
          </table:table-cell>
          <table:table-cell table:formula="of:=IF([$input.AE4]=&quot;&quot;;&quot;&quot;;[$input.AE4])">
            <text:p/>
          </table:table-cell>
          <table:table-cell table:formula="of:=IF([$input.AK4]=&quot;&quot;;&quot;&quot;;[$input.AK4])">
            <text:p/>
          </table:table-cell>
          <table:table-cell table:formula="of:=IF([$input.AL4]=&quot;&quot;;&quot;&quot;;[$input.AL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formula="of:=IF([$input.W5]=&quot;&quot;;&quot;&quot;;[$input.W5])">
            <text:p/>
          </table:table-cell>
          <table:table-cell table:formula="of:=IF([$input.X5]=&quot;&quot;;&quot;&quot;;[$input.X5])">
            <text:p/>
          </table:table-cell>
          <table:table-cell table:formula="of:=IF([$input.AD5]=&quot;&quot;;&quot;&quot;;[$input.AD5])">
            <text:p/>
          </table:table-cell>
          <table:table-cell table:formula="of:=IF([$input.AE5]=&quot;&quot;;&quot;&quot;;[$input.AE5])">
            <text:p/>
          </table:table-cell>
          <table:table-cell table:formula="of:=IF([$input.AK5]=&quot;&quot;;&quot;&quot;;[$input.AK5])">
            <text:p/>
          </table:table-cell>
          <table:table-cell table:formula="of:=IF([$input.AL5]=&quot;&quot;;&quot;&quot;;[$input.AL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formula="of:=IF([$input.W6]=&quot;&quot;;&quot;&quot;;[$input.W6])">
            <text:p/>
          </table:table-cell>
          <table:table-cell table:formula="of:=IF([$input.X6]=&quot;&quot;;&quot;&quot;;[$input.X6])">
            <text:p/>
          </table:table-cell>
          <table:table-cell table:formula="of:=IF([$input.AD6]=&quot;&quot;;&quot;&quot;;[$input.AD6])">
            <text:p/>
          </table:table-cell>
          <table:table-cell table:formula="of:=IF([$input.AE6]=&quot;&quot;;&quot;&quot;;[$input.AE6])">
            <text:p/>
          </table:table-cell>
          <table:table-cell table:formula="of:=IF([$input.AK6]=&quot;&quot;;&quot;&quot;;[$input.AK6])">
            <text:p/>
          </table:table-cell>
          <table:table-cell table:formula="of:=IF([$input.AL6]=&quot;&quot;;&quot;&quot;;[$input.AL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 office:value-type="float" office:value="0" calcext:value-type="float">
            <text:p>0</text:p>
          </table:table-cell>
          <table:table-cell table:formula="of:=IF([$input.I7]=&quot;&quot;;&quot;&quot;;[$input.I7])" office:value-type="float" office:value="0" calcext:value-type="float">
            <text:p>0</text:p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X7]=&quot;&quot;;&quot;&quot;;[$input.X7])" office:value-type="float" office:value="0" calcext:value-type="float">
            <text:p>0</text:p>
          </table:table-cell>
          <table:table-cell table:formula="of:=IF([$input.AD7]=&quot;&quot;;&quot;&quot;;[$input.AD7])" office:value-type="float" office:value="0" calcext:value-type="float">
            <text:p>0</text:p>
          </table:table-cell>
          <table:table-cell table:formula="of:=IF([$input.AE7]=&quot;&quot;;&quot;&quot;;[$input.AE7])" office:value-type="float" office:value="0" calcext:value-type="float">
            <text:p>0</text:p>
          </table:table-cell>
          <table:table-cell table:formula="of:=IF([$input.AK7]=&quot;&quot;;&quot;&quot;;[$input.AK7])" office:value-type="float" office:value="0" calcext:value-type="float">
            <text:p>0</text:p>
          </table:table-cell>
          <table:table-cell table:formula="of:=IF([$input.AL7]=&quot;&quot;;&quot;&quot;;[$input.AL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0" calcext:value-type="float">
            <text:p>0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 office:value-type="float" office:value="0" calcext:value-type="float">
            <text:p>0</text:p>
          </table:table-cell>
          <table:table-cell table:formula="of:=IF([$input.I8]=&quot;&quot;;&quot;&quot;;[$input.I8])" office:value-type="float" office:value="0" calcext:value-type="float">
            <text:p>0</text:p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X8]=&quot;&quot;;&quot;&quot;;[$input.X8])" office:value-type="float" office:value="0" calcext:value-type="float">
            <text:p>0</text:p>
          </table:table-cell>
          <table:table-cell table:formula="of:=IF([$input.AD8]=&quot;&quot;;&quot;&quot;;[$input.AD8])" office:value-type="float" office:value="0" calcext:value-type="float">
            <text:p>0</text:p>
          </table:table-cell>
          <table:table-cell table:formula="of:=IF([$input.AE8]=&quot;&quot;;&quot;&quot;;[$input.AE8])" office:value-type="float" office:value="0" calcext:value-type="float">
            <text:p>0</text:p>
          </table:table-cell>
          <table:table-cell table:formula="of:=IF([$input.AK8]=&quot;&quot;;&quot;&quot;;[$input.AK8])" office:value-type="float" office:value="0" calcext:value-type="float">
            <text:p>0</text:p>
          </table:table-cell>
          <table:table-cell table:formula="of:=IF([$input.AL8]=&quot;&quot;;&quot;&quot;;[$input.AL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0" calcext:value-type="float">
            <text:p>0</text:p>
          </table:table-cell>
          <table:table-cell table:formula="of:=IF([.H7]=&quot;&quot;;&quot;&quot;;[.$G8]*[.P7]*[.H7]*[.I7])" office:value-type="float" office:value="0" calcext:value-type="float">
            <text:p>0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0" calcext:value-type="float">
            <text:p>0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 office:value-type="float" office:value="0" calcext:value-type="float">
            <text:p>0</text:p>
          </table:table-cell>
          <table:table-cell table:formula="of:=IF([$input.I9]=&quot;&quot;;&quot;&quot;;[$input.I9])" office:value-type="float" office:value="0" calcext:value-type="float">
            <text:p>0</text:p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X9]=&quot;&quot;;&quot;&quot;;[$input.X9])" office:value-type="float" office:value="0" calcext:value-type="float">
            <text:p>0</text:p>
          </table:table-cell>
          <table:table-cell table:formula="of:=IF([$input.AD9]=&quot;&quot;;&quot;&quot;;[$input.AD9])" office:value-type="float" office:value="0" calcext:value-type="float">
            <text:p>0</text:p>
          </table:table-cell>
          <table:table-cell table:formula="of:=IF([$input.AE9]=&quot;&quot;;&quot;&quot;;[$input.AE9])" office:value-type="float" office:value="0" calcext:value-type="float">
            <text:p>0</text:p>
          </table:table-cell>
          <table:table-cell table:formula="of:=IF([$input.AK9]=&quot;&quot;;&quot;&quot;;[$input.AK9])" office:value-type="float" office:value="0" calcext:value-type="float">
            <text:p>0</text:p>
          </table:table-cell>
          <table:table-cell table:formula="of:=IF([$input.AL9]=&quot;&quot;;&quot;&quot;;[$input.AL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0" calcext:value-type="float">
            <text:p>0</text:p>
          </table:table-cell>
          <table:table-cell table:formula="of:=IF([.H8]=&quot;&quot;;&quot;&quot;;[.$G9]*[.P8]*[.H8]*[.I8])" office:value-type="float" office:value="0" calcext:value-type="float">
            <text:p>0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0" calcext:value-type="float">
            <text:p>0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 office:value-type="float" office:value="0" calcext:value-type="float">
            <text:p>0</text:p>
          </table:table-cell>
          <table:table-cell table:formula="of:=IF([$input.I10]=&quot;&quot;;&quot;&quot;;[$input.I10])" office:value-type="float" office:value="0" calcext:value-type="float">
            <text:p>0</text:p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X10]=&quot;&quot;;&quot;&quot;;[$input.X10])" office:value-type="float" office:value="0" calcext:value-type="float">
            <text:p>0</text:p>
          </table:table-cell>
          <table:table-cell table:formula="of:=IF([$input.AD10]=&quot;&quot;;&quot;&quot;;[$input.AD10])" office:value-type="float" office:value="0" calcext:value-type="float">
            <text:p>0</text:p>
          </table:table-cell>
          <table:table-cell table:formula="of:=IF([$input.AE10]=&quot;&quot;;&quot;&quot;;[$input.AE10])" office:value-type="float" office:value="0" calcext:value-type="float">
            <text:p>0</text:p>
          </table:table-cell>
          <table:table-cell table:formula="of:=IF([$input.AK10]=&quot;&quot;;&quot;&quot;;[$input.AK10])" office:value-type="float" office:value="0" calcext:value-type="float">
            <text:p>0</text:p>
          </table:table-cell>
          <table:table-cell table:formula="of:=IF([$input.AL10]=&quot;&quot;;&quot;&quot;;[$input.AL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0" calcext:value-type="float">
            <text:p>0</text:p>
          </table:table-cell>
          <table:table-cell table:formula="of:=IF([.H9]=&quot;&quot;;&quot;&quot;;[.$G10]*[.P9]*[.H9]*[.I9])" office:value-type="float" office:value="0" calcext:value-type="float">
            <text:p>0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0" calcext:value-type="float">
            <text:p>0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0" calcext:value-type="float">
            <text:p>0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X11]=&quot;&quot;;&quot;&quot;;[$input.X11])" office:value-type="float" office:value="0" calcext:value-type="float">
            <text:p>0</text:p>
          </table:table-cell>
          <table:table-cell table:formula="of:=IF([$input.AD11]=&quot;&quot;;&quot;&quot;;[$input.AD11])" office:value-type="float" office:value="0" calcext:value-type="float">
            <text:p>0</text:p>
          </table:table-cell>
          <table:table-cell table:formula="of:=IF([$input.AE11]=&quot;&quot;;&quot;&quot;;[$input.AE11])" office:value-type="float" office:value="0" calcext:value-type="float">
            <text:p>0</text:p>
          </table:table-cell>
          <table:table-cell table:formula="of:=IF([$input.AK11]=&quot;&quot;;&quot;&quot;;[$input.AK11])" office:value-type="float" office:value="0" calcext:value-type="float">
            <text:p>0</text:p>
          </table:table-cell>
          <table:table-cell table:formula="of:=IF([$input.AL11]=&quot;&quot;;&quot;&quot;;[$input.AL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0" calcext:value-type="float">
            <text:p>0</text:p>
          </table:table-cell>
          <table:table-cell table:formula="of:=IF([.H10]=&quot;&quot;;&quot;&quot;;[.$G11]*[.P10]*[.H10]*[.I10])" office:value-type="float" office:value="0" calcext:value-type="float">
            <text:p>0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0" calcext:value-type="float">
            <text:p>0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X12]=&quot;&quot;;&quot;&quot;;[$input.X12])" office:value-type="float" office:value="0" calcext:value-type="float">
            <text:p>0</text:p>
          </table:table-cell>
          <table:table-cell table:formula="of:=IF([$input.AD12]=&quot;&quot;;&quot;&quot;;[$input.AD12])">
            <text:p/>
          </table:table-cell>
          <table:table-cell table:formula="of:=IF([$input.AE12]=&quot;&quot;;&quot;&quot;;[$input.AE12])">
            <text:p/>
          </table:table-cell>
          <table:table-cell table:formula="of:=IF([$input.AK12]=&quot;&quot;;&quot;&quot;;[$input.AK12])" office:value-type="float" office:value="0.25" calcext:value-type="float">
            <text:p>0.25</text:p>
          </table:table-cell>
          <table:table-cell table:formula="of:=IF([$input.AL12]=&quot;&quot;;&quot;&quot;;[$input.AL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0" calcext:value-type="float">
            <text:p>0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4" calcext:value-type="float">
            <text:p>1.08607665182754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2" calcext:value-type="float">
            <text:p>0.549982514642802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0" calcext:value-type="float">
            <text:p>0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X13]=&quot;&quot;;&quot;&quot;;[$input.X13])" office:value-type="float" office:value="0" calcext:value-type="float">
            <text:p>0</text:p>
          </table:table-cell>
          <table:table-cell table:formula="of:=IF([$input.AD13]=&quot;&quot;;&quot;&quot;;[$input.AD13])">
            <text:p/>
          </table:table-cell>
          <table:table-cell table:formula="of:=IF([$input.AE13]=&quot;&quot;;&quot;&quot;;[$input.AE13])">
            <text:p/>
          </table:table-cell>
          <table:table-cell table:formula="of:=IF([$input.AK13]=&quot;&quot;;&quot;&quot;;[$input.AK13])" office:value-type="float" office:value="0.25" calcext:value-type="float">
            <text:p>0.25</text:p>
          </table:table-cell>
          <table:table-cell table:formula="of:=IF([$input.AL13]=&quot;&quot;;&quot;&quot;;[$input.AL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0" calcext:value-type="float">
            <text:p>0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" calcext:value-type="float">
            <text:p>87.161145043529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6" calcext:value-type="float">
            <text:p>0.593953148179936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0" calcext:value-type="float">
            <text:p>0</text:p>
          </table:table-cell>
          <table:table-cell table:formula="of:=IF([$input.W14]=&quot;&quot;;&quot;&quot;;[$input.W14])" office:value-type="float" office:value="0.5" calcext:value-type="float">
            <text:p>0.5</text:p>
          </table:table-cell>
          <table:table-cell table:formula="of:=IF([$input.X14]=&quot;&quot;;&quot;&quot;;[$input.X14])" office:value-type="float" office:value="1" calcext:value-type="float">
            <text:p>1</text:p>
          </table:table-cell>
          <table:table-cell table:formula="of:=IF([$input.AD14]=&quot;&quot;;&quot;&quot;;[$input.AD14])">
            <text:p/>
          </table:table-cell>
          <table:table-cell table:formula="of:=IF([$input.AE14]=&quot;&quot;;&quot;&quot;;[$input.AE14])">
            <text:p/>
          </table:table-cell>
          <table:table-cell table:formula="of:=IF([$input.AK14]=&quot;&quot;;&quot;&quot;;[$input.AK14])">
            <text:p/>
          </table:table-cell>
          <table:table-cell table:formula="of:=IF([$input.AL14]=&quot;&quot;;&quot;&quot;;[$input.AL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7" calcext:value-type="float">
            <text:p>461.773236234767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0" calcext:value-type="float">
            <text:p>0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0" calcext:value-type="float">
            <text:p>0</text:p>
          </table:table-cell>
          <table:table-cell table:formula="of:=IF([$input.W15]=&quot;&quot;;&quot;&quot;;[$input.W15])" office:value-type="float" office:value="0.5" calcext:value-type="float">
            <text:p>0.5</text:p>
          </table:table-cell>
          <table:table-cell table:formula="of:=IF([$input.X15]=&quot;&quot;;&quot;&quot;;[$input.X15])" office:value-type="float" office:value="1" calcext:value-type="float">
            <text:p>1</text:p>
          </table:table-cell>
          <table:table-cell table:formula="of:=IF([$input.AD15]=&quot;&quot;;&quot;&quot;;[$input.AD15])">
            <text:p/>
          </table:table-cell>
          <table:table-cell table:formula="of:=IF([$input.AE15]=&quot;&quot;;&quot;&quot;;[$input.AE15])">
            <text:p/>
          </table:table-cell>
          <table:table-cell table:formula="of:=IF([$input.AK15]=&quot;&quot;;&quot;&quot;;[$input.AK15])">
            <text:p/>
          </table:table-cell>
          <table:table-cell table:formula="of:=IF([$input.AL15]=&quot;&quot;;&quot;&quot;;[$input.AL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0" calcext:value-type="float">
            <text:p>0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7" calcext:value-type="float">
            <text:p>461.773236234767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W16]=&quot;&quot;;&quot;&quot;;[$input.W16])" office:value-type="float" office:value="0.5" calcext:value-type="float">
            <text:p>0.5</text:p>
          </table:table-cell>
          <table:table-cell table:formula="of:=IF([$input.X16]=&quot;&quot;;&quot;&quot;;[$input.X16])" office:value-type="float" office:value="0" calcext:value-type="float">
            <text:p>0</text:p>
          </table:table-cell>
          <table:table-cell table:formula="of:=IF([$input.AD16]=&quot;&quot;;&quot;&quot;;[$input.AD16])">
            <text:p/>
          </table:table-cell>
          <table:table-cell table:formula="of:=IF([$input.AE16]=&quot;&quot;;&quot;&quot;;[$input.AE16])">
            <text:p/>
          </table:table-cell>
          <table:table-cell table:formula="of:=IF([$input.AK16]=&quot;&quot;;&quot;&quot;;[$input.AK16])" office:value-type="float" office:value="0" calcext:value-type="float">
            <text:p>0</text:p>
          </table:table-cell>
          <table:table-cell table:formula="of:=IF([$input.AL16]=&quot;&quot;;&quot;&quot;;[$input.AL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8" calcext:value-type="float">
            <text:p>7.19275538410788</text:p>
          </table:table-cell>
          <table:table-cell table:formula="of:=IF([.H15]=&quot;&quot;;&quot;&quot;;[.$G16]*[.P15]*[.H15]*[.I15])" office:value-type="float" office:value="0" calcext:value-type="float">
            <text:p>0</text:p>
          </table:table-cell>
          <table:table-cell table:formula="of:=IF([.J15]=&quot;&quot;;&quot;&quot;;[.$G16]*[.Q15]*[.J15])" office:value-type="float" office:value="7.19275538410788" calcext:value-type="float">
            <text:p>7.19275538410788</text:p>
          </table:table-cell>
          <table:table-cell table:formula="of:=IF([.J15]=&quot;&quot;;&quot;&quot;;[.$G16]*[.Q15]*[.J15]*[.K15])" office:value-type="float" office:value="7.19275538410788" calcext:value-type="float">
            <text:p>7.19275538410788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8" calcext:value-type="float">
            <text:p>7.19275538410788</text:p>
          </table:table-cell>
          <table:table-cell table:formula="of:=[.Q15]*[.$G16]" office:value-type="float" office:value="14.3855107682158" calcext:value-type="float">
            <text:p>14.3855107682158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W17]=&quot;&quot;;&quot;&quot;;[$input.W17])" office:value-type="float" office:value="0.5" calcext:value-type="float">
            <text:p>0.5</text:p>
          </table:table-cell>
          <table:table-cell table:formula="of:=IF([$input.X17]=&quot;&quot;;&quot;&quot;;[$input.X17])" office:value-type="float" office:value="0" calcext:value-type="float">
            <text:p>0</text:p>
          </table:table-cell>
          <table:table-cell table:formula="of:=IF([$input.AD17]=&quot;&quot;;&quot;&quot;;[$input.AD17])">
            <text:p/>
          </table:table-cell>
          <table:table-cell table:formula="of:=IF([$input.AE17]=&quot;&quot;;&quot;&quot;;[$input.AE17])">
            <text:p/>
          </table:table-cell>
          <table:table-cell table:formula="of:=IF([$input.AK17]=&quot;&quot;;&quot;&quot;;[$input.AK17])" office:value-type="float" office:value="0" calcext:value-type="float">
            <text:p>0</text:p>
          </table:table-cell>
          <table:table-cell table:formula="of:=IF([$input.AL17]=&quot;&quot;;&quot;&quot;;[$input.AL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1" calcext:value-type="float">
            <text:p>0.834459821213691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W18]=&quot;&quot;;&quot;&quot;;[$input.W18])" office:value-type="float" office:value="0.5" calcext:value-type="float">
            <text:p>0.5</text:p>
          </table:table-cell>
          <table:table-cell table:formula="of:=IF([$input.X18]=&quot;&quot;;&quot;&quot;;[$input.X18])" office:value-type="float" office:value="0" calcext:value-type="float">
            <text:p>0</text:p>
          </table:table-cell>
          <table:table-cell table:formula="of:=IF([$input.AD18]=&quot;&quot;;&quot;&quot;;[$input.AD18])">
            <text:p/>
          </table:table-cell>
          <table:table-cell table:formula="of:=IF([$input.AE18]=&quot;&quot;;&quot;&quot;;[$input.AE18])">
            <text:p/>
          </table:table-cell>
          <table:table-cell table:formula="of:=IF([$input.AK18]=&quot;&quot;;&quot;&quot;;[$input.AK18])" office:value-type="float" office:value="0" calcext:value-type="float">
            <text:p>0</text:p>
          </table:table-cell>
          <table:table-cell table:formula="of:=IF([$input.AL18]=&quot;&quot;;&quot;&quot;;[$input.AL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3" calcext:value-type="float">
            <text:p>9.47478249301643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3" calcext:value-type="float">
            <text:p>9.47478249301643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" calcext:value-type="float">
            <text:p>0.90428086503995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W19]=&quot;&quot;;&quot;&quot;;[$input.W19])">
            <text:p/>
          </table:table-cell>
          <table:table-cell table:formula="of:=IF([$input.X19]=&quot;&quot;;&quot;&quot;;[$input.X19])">
            <text:p/>
          </table:table-cell>
          <table:table-cell table:formula="of:=IF([$input.AD19]=&quot;&quot;;&quot;&quot;;[$input.AD19])">
            <text:p/>
          </table:table-cell>
          <table:table-cell table:formula="of:=IF([$input.AE19]=&quot;&quot;;&quot;&quot;;[$input.AE19])">
            <text:p/>
          </table:table-cell>
          <table:table-cell table:formula="of:=IF([$input.AK19]=&quot;&quot;;&quot;&quot;;[$input.AK19])">
            <text:p/>
          </table:table-cell>
          <table:table-cell table:formula="of:=IF([$input.AL19]=&quot;&quot;;&quot;&quot;;[$input.AL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W20]=&quot;&quot;;&quot;&quot;;[$input.W20])">
            <text:p/>
          </table:table-cell>
          <table:table-cell table:formula="of:=IF([$input.X20]=&quot;&quot;;&quot;&quot;;[$input.X20])">
            <text:p/>
          </table:table-cell>
          <table:table-cell table:formula="of:=IF([$input.AD20]=&quot;&quot;;&quot;&quot;;[$input.AD20])">
            <text:p/>
          </table:table-cell>
          <table:table-cell table:formula="of:=IF([$input.AE20]=&quot;&quot;;&quot;&quot;;[$input.AE20])">
            <text:p/>
          </table:table-cell>
          <table:table-cell table:formula="of:=IF([$input.AK20]=&quot;&quot;;&quot;&quot;;[$input.AK20])">
            <text:p/>
          </table:table-cell>
          <table:table-cell table:formula="of:=IF([$input.AL20]=&quot;&quot;;&quot;&quot;;[$input.AL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W21]=&quot;&quot;;&quot;&quot;;[$input.W21])">
            <text:p/>
          </table:table-cell>
          <table:table-cell table:formula="of:=IF([$input.X21]=&quot;&quot;;&quot;&quot;;[$input.X21])">
            <text:p/>
          </table:table-cell>
          <table:table-cell table:formula="of:=IF([$input.AD21]=&quot;&quot;;&quot;&quot;;[$input.AD21])">
            <text:p/>
          </table:table-cell>
          <table:table-cell table:formula="of:=IF([$input.AE21]=&quot;&quot;;&quot;&quot;;[$input.AE21])">
            <text:p/>
          </table:table-cell>
          <table:table-cell table:formula="of:=IF([$input.AK21]=&quot;&quot;;&quot;&quot;;[$input.AK21])">
            <text:p/>
          </table:table-cell>
          <table:table-cell table:formula="of:=IF([$input.AL21]=&quot;&quot;;&quot;&quot;;[$input.AL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5" calcext:value-type="float">
            <text:p>619.391545541525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W22]=&quot;&quot;;&quot;&quot;;[$input.W22])">
            <text:p/>
          </table:table-cell>
          <table:table-cell table:formula="of:=IF([$input.X22]=&quot;&quot;;&quot;&quot;;[$input.X22])">
            <text:p/>
          </table:table-cell>
          <table:table-cell table:formula="of:=IF([$input.AD22]=&quot;&quot;;&quot;&quot;;[$input.AD22])">
            <text:p/>
          </table:table-cell>
          <table:table-cell table:formula="of:=IF([$input.AE22]=&quot;&quot;;&quot;&quot;;[$input.AE22])">
            <text:p/>
          </table:table-cell>
          <table:table-cell table:formula="of:=IF([$input.AK22]=&quot;&quot;;&quot;&quot;;[$input.AK22])">
            <text:p/>
          </table:table-cell>
          <table:table-cell table:formula="of:=IF([$input.AL22]=&quot;&quot;;&quot;&quot;;[$input.AL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W23]=&quot;&quot;;&quot;&quot;;[$input.W23])">
            <text:p/>
          </table:table-cell>
          <table:table-cell table:formula="of:=IF([$input.X23]=&quot;&quot;;&quot;&quot;;[$input.X23])">
            <text:p/>
          </table:table-cell>
          <table:table-cell table:formula="of:=IF([$input.AD23]=&quot;&quot;;&quot;&quot;;[$input.AD23])">
            <text:p/>
          </table:table-cell>
          <table:table-cell table:formula="of:=IF([$input.AE23]=&quot;&quot;;&quot;&quot;;[$input.AE23])">
            <text:p/>
          </table:table-cell>
          <table:table-cell table:formula="of:=IF([$input.AK23]=&quot;&quot;;&quot;&quot;;[$input.AK23])">
            <text:p/>
          </table:table-cell>
          <table:table-cell table:formula="of:=IF([$input.AL23]=&quot;&quot;;&quot;&quot;;[$input.AL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W24]=&quot;&quot;;&quot;&quot;;[$input.W24])">
            <text:p/>
          </table:table-cell>
          <table:table-cell table:formula="of:=IF([$input.X24]=&quot;&quot;;&quot;&quot;;[$input.X24])">
            <text:p/>
          </table:table-cell>
          <table:table-cell table:formula="of:=IF([$input.AD24]=&quot;&quot;;&quot;&quot;;[$input.AD24])">
            <text:p/>
          </table:table-cell>
          <table:table-cell table:formula="of:=IF([$input.AE24]=&quot;&quot;;&quot;&quot;;[$input.AE24])">
            <text:p/>
          </table:table-cell>
          <table:table-cell table:formula="of:=IF([$input.AK24]=&quot;&quot;;&quot;&quot;;[$input.AK24])">
            <text:p/>
          </table:table-cell>
          <table:table-cell table:formula="of:=IF([$input.AL24]=&quot;&quot;;&quot;&quot;;[$input.AL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499" calcext:value-type="float">
            <text:p>0.986291523649499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W25]=&quot;&quot;;&quot;&quot;;[$input.W25])">
            <text:p/>
          </table:table-cell>
          <table:table-cell table:formula="of:=IF([$input.X25]=&quot;&quot;;&quot;&quot;;[$input.X25])">
            <text:p/>
          </table:table-cell>
          <table:table-cell table:formula="of:=IF([$input.AD25]=&quot;&quot;;&quot;&quot;;[$input.AD25])">
            <text:p/>
          </table:table-cell>
          <table:table-cell table:formula="of:=IF([$input.AE25]=&quot;&quot;;&quot;&quot;;[$input.AE25])">
            <text:p/>
          </table:table-cell>
          <table:table-cell table:formula="of:=IF([$input.AK25]=&quot;&quot;;&quot;&quot;;[$input.AK25])">
            <text:p/>
          </table:table-cell>
          <table:table-cell table:formula="of:=IF([$input.AL25]=&quot;&quot;;&quot;&quot;;[$input.AL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W26]=&quot;&quot;;&quot;&quot;;[$input.W26])">
            <text:p/>
          </table:table-cell>
          <table:table-cell table:formula="of:=IF([$input.X26]=&quot;&quot;;&quot;&quot;;[$input.X26])">
            <text:p/>
          </table:table-cell>
          <table:table-cell table:formula="of:=IF([$input.AD26]=&quot;&quot;;&quot;&quot;;[$input.AD26])">
            <text:p/>
          </table:table-cell>
          <table:table-cell table:formula="of:=IF([$input.AE26]=&quot;&quot;;&quot;&quot;;[$input.AE26])">
            <text:p/>
          </table:table-cell>
          <table:table-cell table:formula="of:=IF([$input.AK26]=&quot;&quot;;&quot;&quot;;[$input.AK26])">
            <text:p/>
          </table:table-cell>
          <table:table-cell table:formula="of:=IF([$input.AL26]=&quot;&quot;;&quot;&quot;;[$input.AL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3" calcext:value-type="float">
            <text:p>0.988460605100463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W27]=&quot;&quot;;&quot;&quot;;[$input.W27])">
            <text:p/>
          </table:table-cell>
          <table:table-cell table:formula="of:=IF([$input.X27]=&quot;&quot;;&quot;&quot;;[$input.X27])">
            <text:p/>
          </table:table-cell>
          <table:table-cell table:formula="of:=IF([$input.AD27]=&quot;&quot;;&quot;&quot;;[$input.AD27])">
            <text:p/>
          </table:table-cell>
          <table:table-cell table:formula="of:=IF([$input.AE27]=&quot;&quot;;&quot;&quot;;[$input.AE27])">
            <text:p/>
          </table:table-cell>
          <table:table-cell table:formula="of:=IF([$input.AK27]=&quot;&quot;;&quot;&quot;;[$input.AK27])">
            <text:p/>
          </table:table-cell>
          <table:table-cell table:formula="of:=IF([$input.AL27]=&quot;&quot;;&quot;&quot;;[$input.AL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style-name="ce31" table:formula="of:=IF([$input.H28]=&quot;&quot;;&quot;&quot;;[$input.H28])" office:value-type="float" office:value="0.8" calcext:value-type="float">
            <text:p>0.8</text:p>
          </table:table-cell>
          <table:table-cell table:style-name="ce31" table:formula="of:=IF([$input.I28]=&quot;&quot;;&quot;&quot;;[$input.I28])" office:value-type="float" office:value="0" calcext:value-type="float">
            <text:p>0</text:p>
          </table:table-cell>
          <table:table-cell table:style-name="ce31" table:formula="of:=IF([$input.W28]=&quot;&quot;;&quot;&quot;;[$input.W28])" office:value-type="float" office:value="0.8" calcext:value-type="float">
            <text:p>0.8</text:p>
          </table:table-cell>
          <table:table-cell table:style-name="ce31" table:formula="of:=IF([$input.X28]=&quot;&quot;;&quot;&quot;;[$input.X28])" office:value-type="float" office:value="0" calcext:value-type="float">
            <text:p>0</text:p>
          </table:table-cell>
          <table:table-cell table:style-name="ce31" table:formula="of:=IF([$input.AD28]=&quot;&quot;;&quot;&quot;;[$input.AD28])" office:value-type="float" office:value="0.8" calcext:value-type="float">
            <text:p>0.8</text:p>
          </table:table-cell>
          <table:table-cell table:style-name="ce31" table:formula="of:=IF([$input.AE28]=&quot;&quot;;&quot;&quot;;[$input.AE28])" office:value-type="float" office:value="0" calcext:value-type="float">
            <text:p>0</text:p>
          </table:table-cell>
          <table:table-cell table:style-name="ce31" table:formula="of:=IF([$input.AK28]=&quot;&quot;;&quot;&quot;;[$input.AK28])" office:value-type="float" office:value="0.8" calcext:value-type="float">
            <text:p>0.8</text:p>
          </table:table-cell>
          <table:table-cell table:style-name="ce31" table:formula="of:=IF([$input.AL28]=&quot;&quot;;&quot;&quot;;[$input.AL28])" office:value-type="float" office:value="0" calcext:value-type="float">
            <text:p>0</text:p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4" calcext:value-type="float">
            <text:p>2743.83732296364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style-name="ce31" table:formula="of:=IF([.H28]=&quot;&quot;;&quot;&quot;;[.$U27]*[.H28])" office:value-type="float" office:value="1569.69282061139" calcext:value-type="float">
            <text:p>1569.69282061139</text:p>
          </table:table-cell>
          <table:table-cell table:style-name="ce31" table:formula="of:=IF([.J28]=&quot;&quot;;&quot;&quot;;[.$U27]*[.J28])" office:value-type="float" office:value="1569.69282061139" calcext:value-type="float">
            <text:p>1569.69282061139</text:p>
          </table:table-cell>
          <table:table-cell table:style-name="ce31" table:formula="of:=IF([.L28]=&quot;&quot;;&quot;&quot;;[.$U27]*[.L28])" office:value-type="float" office:value="1569.69282061139" calcext:value-type="float">
            <text:p>1569.69282061139</text:p>
          </table:table-cell>
          <table:table-cell table:style-name="ce31" table:formula="of:=IF([.N28]=&quot;&quot;;&quot;&quot;;[.$U27]*[.N28])" office:value-type="float" office:value="1569.69282061139" calcext:value-type="float">
            <text:p>1569.69282061139</text:p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W29]=&quot;&quot;;&quot;&quot;;[$input.W29])" office:value-type="float" office:value="1" calcext:value-type="float">
            <text:p>1</text:p>
          </table:table-cell>
          <table:table-cell table:formula="of:=IF([$input.X29]=&quot;&quot;;&quot;&quot;;[$input.X29])" office:value-type="float" office:value="0" calcext:value-type="float">
            <text:p>0</text:p>
          </table:table-cell>
          <table:table-cell table:formula="of:=IF([$input.AD29]=&quot;&quot;;&quot;&quot;;[$input.AD29])" office:value-type="float" office:value="1" calcext:value-type="float">
            <text:p>1</text:p>
          </table:table-cell>
          <table:table-cell table:formula="of:=IF([$input.AE29]=&quot;&quot;;&quot;&quot;;[$input.AE29])" office:value-type="float" office:value="0" calcext:value-type="float">
            <text:p>0</text:p>
          </table:table-cell>
          <table:table-cell table:formula="of:=IF([$input.AK29]=&quot;&quot;;&quot;&quot;;[$input.AK29])" office:value-type="float" office:value="1" calcext:value-type="float">
            <text:p>1</text:p>
          </table:table-cell>
          <table:table-cell table:formula="of:=IF([$input.AL29]=&quot;&quot;;&quot;&quot;;[$input.AL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style-name="ce31" table:formula="of:=IF([.H28]=&quot;&quot;;&quot;&quot;;[.$G29]*[.P28]*[.H28])" office:value-type="float" office:value="39.5180182014242" calcext:value-type="float">
            <text:p>39.5180182014242</text:p>
          </table:table-cell>
          <table:table-cell table:style-name="ce31" table:formula="of:=IF([.H28]=&quot;&quot;;&quot;&quot;;[.$G29]*[.P28]*[.H28]*[.I28])" office:value-type="float" office:value="0" calcext:value-type="float">
            <text:p>0</text:p>
          </table:table-cell>
          <table:table-cell table:style-name="ce31" table:formula="of:=IF([.J28]=&quot;&quot;;&quot;&quot;;[.$G29]*[.Q28]*[.J28])" office:value-type="float" office:value="96.1249091385994" calcext:value-type="float">
            <text:p>96.1249091385994</text:p>
          </table:table-cell>
          <table:table-cell table:style-name="ce31" table:formula="of:=IF([.J28]=&quot;&quot;;&quot;&quot;;[.$G29]*[.Q28]*[.J28]*[.K28])" office:value-type="float" office:value="0" calcext:value-type="float">
            <text:p>0</text:p>
          </table:table-cell>
          <table:table-cell table:style-name="ce31" table:formula="of:=IF([.L28]=&quot;&quot;;&quot;&quot;;[.$G29]*[.R28]*[.L28])" office:value-type="float" office:value="96.1249091385994" calcext:value-type="float">
            <text:p>96.1249091385994</text:p>
          </table:table-cell>
          <table:table-cell table:style-name="ce31" table:formula="of:=IF([.L28]=&quot;&quot;;&quot;&quot;;[.$G29]*[.R28]*[.L28]*[.M28])" office:value-type="float" office:value="0" calcext:value-type="float">
            <text:p>0</text:p>
          </table:table-cell>
          <table:table-cell table:style-name="ce31" table:formula="of:=IF([.N28]=&quot;&quot;;&quot;&quot;;[.$G29]*[.S28]*[.N28])" office:value-type="float" office:value="151.66374552979" calcext:value-type="float">
            <text:p>151.66374552979</text:p>
          </table:table-cell>
          <table:table-cell table:style-name="ce31" table:formula="of:=IF([.N28]=&quot;&quot;;&quot;&quot;;[.$G29]*[.S28]*[.N28]*[.O28])" office:value-type="float" office:value="0" calcext:value-type="float">
            <text:p>0</text:p>
          </table:table-cell>
          <table:table-cell table:formula="of:=IF([.H29]=&quot;&quot;;&quot;&quot;;[.$U28]*[.H29])" office:value-type="float" office:value="2743.83732296364" calcext:value-type="float">
            <text:p>2743.83732296364</text:p>
          </table:table-cell>
          <table:table-cell table:formula="of:=IF([.J29]=&quot;&quot;;&quot;&quot;;[.$U28]*[.J29])" office:value-type="float" office:value="2743.83732296364" calcext:value-type="float">
            <text:p>2743.83732296364</text:p>
          </table:table-cell>
          <table:table-cell table:formula="of:=IF([.L29]=&quot;&quot;;&quot;&quot;;[.$U28]*[.L29])" office:value-type="float" office:value="2743.83732296364" calcext:value-type="float">
            <text:p>2743.83732296364</text:p>
          </table:table-cell>
          <table:table-cell table:formula="of:=IF([.N29]=&quot;&quot;;&quot;&quot;;[.$U28]*[.N29])" office:value-type="float" office:value="2743.83732296364" calcext:value-type="float">
            <text:p>2743.83732296364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9" calcext:value-type="float">
            <text:p>1.38043752102579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X30]=&quot;&quot;;&quot;&quot;;[$input.X30])" office:value-type="float" office:value="1" calcext:value-type="float">
            <text:p>1</text:p>
          </table:table-cell>
          <table:table-cell table:formula="of:=IF([$input.AD30]=&quot;&quot;;&quot;&quot;;[$input.AD30])" office:value-type="float" office:value="1" calcext:value-type="float">
            <text:p>1</text:p>
          </table:table-cell>
          <table:table-cell table:formula="of:=IF([$input.AE30]=&quot;&quot;;&quot;&quot;;[$input.AE30])" office:value-type="float" office:value="1" calcext:value-type="float">
            <text:p>1</text:p>
          </table:table-cell>
          <table:table-cell table:formula="of:=IF([$input.AK30]=&quot;&quot;;&quot;&quot;;[$input.AK30])" office:value-type="float" office:value="1" calcext:value-type="float">
            <text:p>1</text:p>
          </table:table-cell>
          <table:table-cell table:formula="of:=IF([$input.AL30]=&quot;&quot;;&quot;&quot;;[$input.AL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3" calcext:value-type="float">
            <text:p>1.29898882758373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X31]=&quot;&quot;;&quot;&quot;;[$input.X31])" office:value-type="float" office:value="1" calcext:value-type="float">
            <text:p>1</text:p>
          </table:table-cell>
          <table:table-cell table:formula="of:=IF([$input.AD31]=&quot;&quot;;&quot;&quot;;[$input.AD31])" office:value-type="float" office:value="1" calcext:value-type="float">
            <text:p>1</text:p>
          </table:table-cell>
          <table:table-cell table:formula="of:=IF([$input.AE31]=&quot;&quot;;&quot;&quot;;[$input.AE31])" office:value-type="float" office:value="1" calcext:value-type="float">
            <text:p>1</text:p>
          </table:table-cell>
          <table:table-cell table:formula="of:=IF([$input.AK31]=&quot;&quot;;&quot;&quot;;[$input.AK31])" office:value-type="float" office:value="1" calcext:value-type="float">
            <text:p>1</text:p>
          </table:table-cell>
          <table:table-cell table:formula="of:=IF([$input.AL31]=&quot;&quot;;&quot;&quot;;[$input.AL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0.8" calcext:value-type="float">
            <text:p>0.8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W32]=&quot;&quot;;&quot;&quot;;[$input.W32])" office:value-type="float" office:value="0.8" calcext:value-type="float">
            <text:p>0.8</text:p>
          </table:table-cell>
          <table:table-cell table:formula="of:=IF([$input.X32]=&quot;&quot;;&quot;&quot;;[$input.X32])" office:value-type="float" office:value="1" calcext:value-type="float">
            <text:p>1</text:p>
          </table:table-cell>
          <table:table-cell table:formula="of:=IF([$input.AD32]=&quot;&quot;;&quot;&quot;;[$input.AD32])" office:value-type="float" office:value="0.8" calcext:value-type="float">
            <text:p>0.8</text:p>
          </table:table-cell>
          <table:table-cell table:formula="of:=IF([$input.AE32]=&quot;&quot;;&quot;&quot;;[$input.AE32])" office:value-type="float" office:value="1" calcext:value-type="float">
            <text:p>1</text:p>
          </table:table-cell>
          <table:table-cell table:formula="of:=IF([$input.AK32]=&quot;&quot;;&quot;&quot;;[$input.AK32])" office:value-type="float" office:value="0.8" calcext:value-type="float">
            <text:p>0.8</text:p>
          </table:table-cell>
          <table:table-cell table:formula="of:=IF([$input.AL32]=&quot;&quot;;&quot;&quot;;[$input.AL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2300.9046016869" calcext:value-type="float">
            <text:p>12300.9046016869</text:p>
          </table:table-cell>
          <table:table-cell table:formula="of:=IF([.J32]=&quot;&quot;;&quot;&quot;;[.$U31]*[.J32])" office:value-type="float" office:value="12300.9046016869" calcext:value-type="float">
            <text:p>12300.9046016869</text:p>
          </table:table-cell>
          <table:table-cell table:formula="of:=IF([.L32]=&quot;&quot;;&quot;&quot;;[.$U31]*[.L32])" office:value-type="float" office:value="12300.9046016869" calcext:value-type="float">
            <text:p>12300.9046016869</text:p>
          </table:table-cell>
          <table:table-cell table:formula="of:=IF([.N32]=&quot;&quot;;&quot;&quot;;[.$U31]*[.N32])" office:value-type="float" office:value="12300.9046016869" calcext:value-type="float">
            <text:p>12300.9046016869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X33]=&quot;&quot;;&quot;&quot;;[$input.X33])" office:value-type="float" office:value="1" calcext:value-type="float">
            <text:p>1</text:p>
          </table:table-cell>
          <table:table-cell table:formula="of:=IF([$input.AD33]=&quot;&quot;;&quot;&quot;;[$input.AD33])" office:value-type="float" office:value="1" calcext:value-type="float">
            <text:p>1</text:p>
          </table:table-cell>
          <table:table-cell table:formula="of:=IF([$input.AE33]=&quot;&quot;;&quot;&quot;;[$input.AE33])" office:value-type="float" office:value="1" calcext:value-type="float">
            <text:p>1</text:p>
          </table:table-cell>
          <table:table-cell table:formula="of:=IF([$input.AK33]=&quot;&quot;;&quot;&quot;;[$input.AK33])" office:value-type="float" office:value="1" calcext:value-type="float">
            <text:p>1</text:p>
          </table:table-cell>
          <table:table-cell table:formula="of:=IF([$input.AL33]=&quot;&quot;;&quot;&quot;;[$input.AL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169.926584822701" calcext:value-type="float">
            <text:p>169.926584822701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628.830116289996" calcext:value-type="float">
            <text:p>628.830116289996</text:p>
          </table:table-cell>
          <table:table-cell table:formula="of:=IF([.J32]=&quot;&quot;;&quot;&quot;;[.$G33]*[.Q32]*[.J32]*[.K32])" office:value-type="float" office:value="628.830116289996" calcext:value-type="float">
            <text:p>628.830116289996</text:p>
          </table:table-cell>
          <table:table-cell table:formula="of:=IF([.L32]=&quot;&quot;;&quot;&quot;;[.$G33]*[.R32]*[.L32])" office:value-type="float" office:value="691.916632810999" calcext:value-type="float">
            <text:p>691.916632810999</text:p>
          </table:table-cell>
          <table:table-cell table:formula="of:=IF([.L32]=&quot;&quot;;&quot;&quot;;[.$G33]*[.R32]*[.L32]*[.M32])" office:value-type="float" office:value="691.916632810999" calcext:value-type="float">
            <text:p>691.916632810999</text:p>
          </table:table-cell>
          <table:table-cell table:formula="of:=IF([.N32]=&quot;&quot;;&quot;&quot;;[.$G33]*[.S32]*[.N32])" office:value-type="float" office:value="968.683285935398" calcext:value-type="float">
            <text:p>968.683285935398</text:p>
          </table:table-cell>
          <table:table-cell table:formula="of:=IF([.N32]=&quot;&quot;;&quot;&quot;;[.$G33]*[.S32]*[.N32]*[.O32])" office:value-type="float" office:value="968.683285935398" calcext:value-type="float">
            <text:p>968.683285935398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X34]=&quot;&quot;;&quot;&quot;;[$input.X34])" office:value-type="float" office:value="1" calcext:value-type="float">
            <text:p>1</text:p>
          </table:table-cell>
          <table:table-cell table:formula="of:=IF([$input.AD34]=&quot;&quot;;&quot;&quot;;[$input.AD34])" office:value-type="float" office:value="1" calcext:value-type="float">
            <text:p>1</text:p>
          </table:table-cell>
          <table:table-cell table:formula="of:=IF([$input.AE34]=&quot;&quot;;&quot;&quot;;[$input.AE34])" office:value-type="float" office:value="1" calcext:value-type="float">
            <text:p>1</text:p>
          </table:table-cell>
          <table:table-cell table:formula="of:=IF([$input.AK34]=&quot;&quot;;&quot;&quot;;[$input.AK34])" office:value-type="float" office:value="1" calcext:value-type="float">
            <text:p>1</text:p>
          </table:table-cell>
          <table:table-cell table:formula="of:=IF([$input.AL34]=&quot;&quot;;&quot;&quot;;[$input.AL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X35]=&quot;&quot;;&quot;&quot;;[$input.X35])" office:value-type="float" office:value="0" calcext:value-type="float">
            <text:p>0</text:p>
          </table:table-cell>
          <table:table-cell table:formula="of:=IF([$input.AD35]=&quot;&quot;;&quot;&quot;;[$input.AD35])" office:value-type="float" office:value="0" calcext:value-type="float">
            <text:p>0</text:p>
          </table:table-cell>
          <table:table-cell table:formula="of:=IF([$input.AE35]=&quot;&quot;;&quot;&quot;;[$input.AE35])" office:value-type="float" office:value="0" calcext:value-type="float">
            <text:p>0</text:p>
          </table:table-cell>
          <table:table-cell table:formula="of:=IF([$input.AK35]=&quot;&quot;;&quot;&quot;;[$input.AK35])" office:value-type="float" office:value="0" calcext:value-type="float">
            <text:p>0</text:p>
          </table:table-cell>
          <table:table-cell table:formula="of:=IF([$input.AL35]=&quot;&quot;;&quot;&quot;;[$input.AL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>
            <text:p/>
          </table:table-cell>
          <table:table-cell table:formula="of:=IF([$input.I36]=&quot;&quot;;&quot;&quot;;[$input.I36])">
            <text:p/>
          </table:table-cell>
          <table:table-cell table:formula="of:=IF([$input.W36]=&quot;&quot;;&quot;&quot;;[$input.W36])">
            <text:p/>
          </table:table-cell>
          <table:table-cell table:formula="of:=IF([$input.X36]=&quot;&quot;;&quot;&quot;;[$input.X36])">
            <text:p/>
          </table:table-cell>
          <table:table-cell table:formula="of:=IF([$input.AD36]=&quot;&quot;;&quot;&quot;;[$input.AD36])">
            <text:p/>
          </table:table-cell>
          <table:table-cell table:formula="of:=IF([$input.AE36]=&quot;&quot;;&quot;&quot;;[$input.AE36])">
            <text:p/>
          </table:table-cell>
          <table:table-cell table:formula="of:=IF([$input.AK36]=&quot;&quot;;&quot;&quot;;[$input.AK36])">
            <text:p/>
          </table:table-cell>
          <table:table-cell table:formula="of:=IF([$input.AL36]=&quot;&quot;;&quot;&quot;;[$input.AL36])">
            <text:p/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>
            <text:p/>
          </table:table-cell>
          <table:table-cell table:formula="of:=IF([.J36]=&quot;&quot;;&quot;&quot;;[.$U35]*[.J36])">
            <text:p/>
          </table:table-cell>
          <table:table-cell table:formula="of:=IF([.L36]=&quot;&quot;;&quot;&quot;;[.$U35]*[.L36])">
            <text:p/>
          </table:table-cell>
          <table:table-cell table:formula="of:=IF([.N36]=&quot;&quot;;&quot;&quot;;[.$U35]*[.N36])">
            <text:p/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X37]=&quot;&quot;;&quot;&quot;;[$input.X37])" office:value-type="float" office:value="0" calcext:value-type="float">
            <text:p>0</text:p>
          </table:table-cell>
          <table:table-cell table:formula="of:=IF([$input.AD37]=&quot;&quot;;&quot;&quot;;[$input.AD37])" office:value-type="float" office:value="0" calcext:value-type="float">
            <text:p>0</text:p>
          </table:table-cell>
          <table:table-cell table:formula="of:=IF([$input.AE37]=&quot;&quot;;&quot;&quot;;[$input.AE37])" office:value-type="float" office:value="0" calcext:value-type="float">
            <text:p>0</text:p>
          </table:table-cell>
          <table:table-cell table:formula="of:=IF([$input.AK37]=&quot;&quot;;&quot;&quot;;[$input.AK37])" office:value-type="float" office:value="0" calcext:value-type="float">
            <text:p>0</text:p>
          </table:table-cell>
          <table:table-cell table:formula="of:=IF([$input.AL37]=&quot;&quot;;&quot;&quot;;[$input.AL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>
            <text:p/>
          </table:table-cell>
          <table:table-cell table:formula="of:=IF([.H36]=&quot;&quot;;&quot;&quot;;[.$G37]*[.P36]*[.H36]*[.I36])">
            <text:p/>
          </table:table-cell>
          <table:table-cell table:formula="of:=IF([.J36]=&quot;&quot;;&quot;&quot;;[.$G37]*[.Q36]*[.J36])">
            <text:p/>
          </table:table-cell>
          <table:table-cell table:formula="of:=IF([.J36]=&quot;&quot;;&quot;&quot;;[.$G37]*[.Q36]*[.J36]*[.K36])">
            <text:p/>
          </table:table-cell>
          <table:table-cell table:formula="of:=IF([.L36]=&quot;&quot;;&quot;&quot;;[.$G37]*[.R36]*[.L36])">
            <text:p/>
          </table:table-cell>
          <table:table-cell table:formula="of:=IF([.L36]=&quot;&quot;;&quot;&quot;;[.$G37]*[.R36]*[.L36]*[.M36])">
            <text:p/>
          </table:table-cell>
          <table:table-cell table:formula="of:=IF([.N36]=&quot;&quot;;&quot;&quot;;[.$G37]*[.S36]*[.N36])">
            <text:p/>
          </table:table-cell>
          <table:table-cell table:formula="of:=IF([.N36]=&quot;&quot;;&quot;&quot;;[.$G37]*[.S36]*[.N36]*[.O36])">
            <text:p/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X38]=&quot;&quot;;&quot;&quot;;[$input.X38])" office:value-type="float" office:value="0" calcext:value-type="float">
            <text:p>0</text:p>
          </table:table-cell>
          <table:table-cell table:formula="of:=IF([$input.AD38]=&quot;&quot;;&quot;&quot;;[$input.AD38])" office:value-type="float" office:value="0" calcext:value-type="float">
            <text:p>0</text:p>
          </table:table-cell>
          <table:table-cell table:formula="of:=IF([$input.AE38]=&quot;&quot;;&quot;&quot;;[$input.AE38])" office:value-type="float" office:value="0" calcext:value-type="float">
            <text:p>0</text:p>
          </table:table-cell>
          <table:table-cell table:formula="of:=IF([$input.AK38]=&quot;&quot;;&quot;&quot;;[$input.AK38])" office:value-type="float" office:value="0" calcext:value-type="float">
            <text:p>0</text:p>
          </table:table-cell>
          <table:table-cell table:formula="of:=IF([$input.AL38]=&quot;&quot;;&quot;&quot;;[$input.AL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7" calcext:value-type="float">
            <text:p>2430.24435458347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5" calcext:value-type="float">
            <text:p>0.697706588357405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0" calcext:value-type="float">
            <text:p>0</text:p>
          </table:table-cell>
          <table:table-cell table:formula="of:=IF([$input.W39]=&quot;&quot;;&quot;&quot;;[$input.W39])" office:value-type="float" office:value="0.4" calcext:value-type="float">
            <text:p>0.4</text:p>
          </table:table-cell>
          <table:table-cell table:formula="of:=IF([$input.X39]=&quot;&quot;;&quot;&quot;;[$input.X39])" office:value-type="float" office:value="1" calcext:value-type="float">
            <text:p>1</text:p>
          </table:table-cell>
          <table:table-cell table:formula="of:=IF([$input.AD39]=&quot;&quot;;&quot;&quot;;[$input.AD39])" office:value-type="float" office:value="0" calcext:value-type="float">
            <text:p>0</text:p>
          </table:table-cell>
          <table:table-cell table:formula="of:=IF([$input.AE39]=&quot;&quot;;&quot;&quot;;[$input.AE39])" office:value-type="float" office:value="0" calcext:value-type="float">
            <text:p>0</text:p>
          </table:table-cell>
          <table:table-cell table:formula="of:=IF([$input.AK39]=&quot;&quot;;&quot;&quot;;[$input.AK39])" office:value-type="float" office:value="0" calcext:value-type="float">
            <text:p>0</text:p>
          </table:table-cell>
          <table:table-cell table:formula="of:=IF([$input.AL39]=&quot;&quot;;&quot;&quot;;[$input.AL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0" calcext:value-type="float">
            <text:p>0</text:p>
          </table:table-cell>
          <table:table-cell table:formula="of:=IF([$input.W40]=&quot;&quot;;&quot;&quot;;[$input.W40])" office:value-type="float" office:value="0.4" calcext:value-type="float">
            <text:p>0.4</text:p>
          </table:table-cell>
          <table:table-cell table:formula="of:=IF([$input.X40]=&quot;&quot;;&quot;&quot;;[$input.X40])" office:value-type="float" office:value="1" calcext:value-type="float">
            <text:p>1</text:p>
          </table:table-cell>
          <table:table-cell table:formula="of:=IF([$input.AD40]=&quot;&quot;;&quot;&quot;;[$input.AD40])" office:value-type="float" office:value="0" calcext:value-type="float">
            <text:p>0</text:p>
          </table:table-cell>
          <table:table-cell table:formula="of:=IF([$input.AE40]=&quot;&quot;;&quot;&quot;;[$input.AE40])" office:value-type="float" office:value="0" calcext:value-type="float">
            <text:p>0</text:p>
          </table:table-cell>
          <table:table-cell table:formula="of:=IF([$input.AK40]=&quot;&quot;;&quot;&quot;;[$input.AK40])" office:value-type="float" office:value="0.25" calcext:value-type="float">
            <text:p>0.25</text:p>
          </table:table-cell>
          <table:table-cell table:formula="of:=IF([$input.AL40]=&quot;&quot;;&quot;&quot;;[$input.AL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1" calcext:value-type="float">
            <text:p>807.29567397651</text:p>
          </table:table-cell>
          <table:table-cell table:formula="of:=IF([.H39]=&quot;&quot;;&quot;&quot;;[.$G40]*[.P39]*[.H39]*[.I39])" office:value-type="float" office:value="0" calcext:value-type="float">
            <text:p>0</text:p>
          </table:table-cell>
          <table:table-cell table:formula="of:=IF([.J39]=&quot;&quot;;&quot;&quot;;[.$G40]*[.Q39]*[.J39])" office:value-type="float" office:value="478.602038755592" calcext:value-type="float">
            <text:p>478.602038755592</text:p>
          </table:table-cell>
          <table:table-cell table:formula="of:=IF([.J39]=&quot;&quot;;&quot;&quot;;[.$G40]*[.Q39]*[.J39]*[.K39])" office:value-type="float" office:value="478.602038755592" calcext:value-type="float">
            <text:p>478.602038755592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1" calcext:value-type="float">
            <text:p>807.29567397651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5" calcext:value-type="float">
            <text:p>1237.93706771515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7" calcext:value-type="float">
            <text:p>0.669694857370937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0" calcext:value-type="float">
            <text:p>0</text:p>
          </table:table-cell>
          <table:table-cell table:formula="of:=IF([$input.W41]=&quot;&quot;;&quot;&quot;;[$input.W41])" office:value-type="float" office:value="0.4" calcext:value-type="float">
            <text:p>0.4</text:p>
          </table:table-cell>
          <table:table-cell table:formula="of:=IF([$input.X41]=&quot;&quot;;&quot;&quot;;[$input.X41])" office:value-type="float" office:value="1" calcext:value-type="float">
            <text:p>1</text:p>
          </table:table-cell>
          <table:table-cell table:formula="of:=IF([$input.AD41]=&quot;&quot;;&quot;&quot;;[$input.AD41])" office:value-type="float" office:value="0" calcext:value-type="float">
            <text:p>0</text:p>
          </table:table-cell>
          <table:table-cell table:formula="of:=IF([$input.AE41]=&quot;&quot;;&quot;&quot;;[$input.AE41])" office:value-type="float" office:value="0" calcext:value-type="float">
            <text:p>0</text:p>
          </table:table-cell>
          <table:table-cell table:formula="of:=IF([$input.AK41]=&quot;&quot;;&quot;&quot;;[$input.AK41])" office:value-type="float" office:value="0.25" calcext:value-type="float">
            <text:p>0.25</text:p>
          </table:table-cell>
          <table:table-cell table:formula="of:=IF([$input.AL41]=&quot;&quot;;&quot;&quot;;[$input.AL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0" calcext:value-type="float">
            <text:p>0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4" calcext:value-type="float">
            <text:p>0.668613314290374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0" calcext:value-type="float">
            <text:p>0</text:p>
          </table:table-cell>
          <table:table-cell table:formula="of:=IF([$input.W42]=&quot;&quot;;&quot;&quot;;[$input.W42])" office:value-type="float" office:value="0.4" calcext:value-type="float">
            <text:p>0.4</text:p>
          </table:table-cell>
          <table:table-cell table:formula="of:=IF([$input.X42]=&quot;&quot;;&quot;&quot;;[$input.X42])" office:value-type="float" office:value="1" calcext:value-type="float">
            <text:p>1</text:p>
          </table:table-cell>
          <table:table-cell table:formula="of:=IF([$input.AD42]=&quot;&quot;;&quot;&quot;;[$input.AD42])" office:value-type="float" office:value="0" calcext:value-type="float">
            <text:p>0</text:p>
          </table:table-cell>
          <table:table-cell table:formula="of:=IF([$input.AE42]=&quot;&quot;;&quot;&quot;;[$input.AE42])" office:value-type="float" office:value="0" calcext:value-type="float">
            <text:p>0</text:p>
          </table:table-cell>
          <table:table-cell table:formula="of:=IF([$input.AK42]=&quot;&quot;;&quot;&quot;;[$input.AK42])" office:value-type="float" office:value="0.25" calcext:value-type="float">
            <text:p>0.25</text:p>
          </table:table-cell>
          <table:table-cell table:formula="of:=IF([$input.AL42]=&quot;&quot;;&quot;&quot;;[$input.AL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0" calcext:value-type="float">
            <text:p>0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0" calcext:value-type="float">
            <text:p>0</text:p>
          </table:table-cell>
          <table:table-cell table:formula="of:=IF([$input.W43]=&quot;&quot;;&quot;&quot;;[$input.W43])" office:value-type="float" office:value="0.4" calcext:value-type="float">
            <text:p>0.4</text:p>
          </table:table-cell>
          <table:table-cell table:formula="of:=IF([$input.X43]=&quot;&quot;;&quot;&quot;;[$input.X43])" office:value-type="float" office:value="1" calcext:value-type="float">
            <text:p>1</text:p>
          </table:table-cell>
          <table:table-cell table:formula="of:=IF([$input.AD43]=&quot;&quot;;&quot;&quot;;[$input.AD43])" office:value-type="float" office:value="0" calcext:value-type="float">
            <text:p>0</text:p>
          </table:table-cell>
          <table:table-cell table:formula="of:=IF([$input.AE43]=&quot;&quot;;&quot;&quot;;[$input.AE43])" office:value-type="float" office:value="0" calcext:value-type="float">
            <text:p>0</text:p>
          </table:table-cell>
          <table:table-cell table:formula="of:=IF([$input.AK43]=&quot;&quot;;&quot;&quot;;[$input.AK43])" office:value-type="float" office:value="0.25" calcext:value-type="float">
            <text:p>0.25</text:p>
          </table:table-cell>
          <table:table-cell table:formula="of:=IF([$input.AL43]=&quot;&quot;;&quot;&quot;;[$input.AL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0" calcext:value-type="float">
            <text:p>0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7" calcext:value-type="float">
            <text:p>2212.98876227817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79" calcext:value-type="float">
            <text:p>0.694345913422679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>
            <text:p/>
          </table:table-cell>
          <table:table-cell table:formula="of:=IF([$input.I44]=&quot;&quot;;&quot;&quot;;[$input.I44])">
            <text:p/>
          </table:table-cell>
          <table:table-cell table:formula="of:=IF([$input.W44]=&quot;&quot;;&quot;&quot;;[$input.W44])">
            <text:p/>
          </table:table-cell>
          <table:table-cell table:formula="of:=IF([$input.X44]=&quot;&quot;;&quot;&quot;;[$input.X44])">
            <text:p/>
          </table:table-cell>
          <table:table-cell table:formula="of:=IF([$input.AD44]=&quot;&quot;;&quot;&quot;;[$input.AD44])">
            <text:p/>
          </table:table-cell>
          <table:table-cell table:formula="of:=IF([$input.AE44]=&quot;&quot;;&quot;&quot;;[$input.AE44])">
            <text:p/>
          </table:table-cell>
          <table:table-cell table:formula="of:=IF([$input.AK44]=&quot;&quot;;&quot;&quot;;[$input.AK44])">
            <text:p/>
          </table:table-cell>
          <table:table-cell table:formula="of:=IF([$input.AL44]=&quot;&quot;;&quot;&quot;;[$input.AL44])">
            <text:p/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0" calcext:value-type="float">
            <text:p>0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>
            <text:p/>
          </table:table-cell>
          <table:table-cell table:formula="of:=IF([.J44]=&quot;&quot;;&quot;&quot;;[.$U43]*[.J44])">
            <text:p/>
          </table:table-cell>
          <table:table-cell table:formula="of:=IF([.L44]=&quot;&quot;;&quot;&quot;;[.$U43]*[.L44])">
            <text:p/>
          </table:table-cell>
          <table:table-cell table:formula="of:=IF([.N44]=&quot;&quot;;&quot;&quot;;[.$U43]*[.N44])">
            <text:p/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>
            <text:p/>
          </table:table-cell>
          <table:table-cell table:formula="of:=IF([$input.I45]=&quot;&quot;;&quot;&quot;;[$input.I45])">
            <text:p/>
          </table:table-cell>
          <table:table-cell table:formula="of:=IF([$input.W45]=&quot;&quot;;&quot;&quot;;[$input.W45])">
            <text:p/>
          </table:table-cell>
          <table:table-cell table:formula="of:=IF([$input.X45]=&quot;&quot;;&quot;&quot;;[$input.X45])">
            <text:p/>
          </table:table-cell>
          <table:table-cell table:formula="of:=IF([$input.AD45]=&quot;&quot;;&quot;&quot;;[$input.AD45])">
            <text:p/>
          </table:table-cell>
          <table:table-cell table:formula="of:=IF([$input.AE45]=&quot;&quot;;&quot;&quot;;[$input.AE45])">
            <text:p/>
          </table:table-cell>
          <table:table-cell table:formula="of:=IF([$input.AK45]=&quot;&quot;;&quot;&quot;;[$input.AK45])">
            <text:p/>
          </table:table-cell>
          <table:table-cell table:formula="of:=IF([$input.AL45]=&quot;&quot;;&quot;&quot;;[$input.AL45])">
            <text:p/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>
            <text:p/>
          </table:table-cell>
          <table:table-cell table:formula="of:=IF([.H44]=&quot;&quot;;&quot;&quot;;[.$G45]*[.P44]*[.H44]*[.I44])">
            <text:p/>
          </table:table-cell>
          <table:table-cell table:formula="of:=IF([.J44]=&quot;&quot;;&quot;&quot;;[.$G45]*[.Q44]*[.J44])">
            <text:p/>
          </table:table-cell>
          <table:table-cell table:formula="of:=IF([.J44]=&quot;&quot;;&quot;&quot;;[.$G45]*[.Q44]*[.J44]*[.K44])">
            <text:p/>
          </table:table-cell>
          <table:table-cell table:formula="of:=IF([.L44]=&quot;&quot;;&quot;&quot;;[.$G45]*[.R44]*[.L44])">
            <text:p/>
          </table:table-cell>
          <table:table-cell table:formula="of:=IF([.L44]=&quot;&quot;;&quot;&quot;;[.$G45]*[.R44]*[.L44]*[.M44])">
            <text:p/>
          </table:table-cell>
          <table:table-cell table:formula="of:=IF([.N44]=&quot;&quot;;&quot;&quot;;[.$G45]*[.S44]*[.N44])">
            <text:p/>
          </table:table-cell>
          <table:table-cell table:formula="of:=IF([.N44]=&quot;&quot;;&quot;&quot;;[.$G45]*[.S44]*[.N44]*[.O44])">
            <text:p/>
          </table:table-cell>
          <table:table-cell table:formula="of:=IF([.H45]=&quot;&quot;;&quot;&quot;;[.$U44]*[.H45])">
            <text:p/>
          </table:table-cell>
          <table:table-cell table:formula="of:=IF([.J45]=&quot;&quot;;&quot;&quot;;[.$U44]*[.J45])">
            <text:p/>
          </table:table-cell>
          <table:table-cell table:formula="of:=IF([.L45]=&quot;&quot;;&quot;&quot;;[.$U44]*[.L45])">
            <text:p/>
          </table:table-cell>
          <table:table-cell table:formula="of:=IF([.N45]=&quot;&quot;;&quot;&quot;;[.$U44]*[.N45])">
            <text:p/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>
            <text:p/>
          </table:table-cell>
          <table:table-cell table:formula="of:=IF([$input.I46]=&quot;&quot;;&quot;&quot;;[$input.I46])">
            <text:p/>
          </table:table-cell>
          <table:table-cell table:formula="of:=IF([$input.W46]=&quot;&quot;;&quot;&quot;;[$input.W46])">
            <text:p/>
          </table:table-cell>
          <table:table-cell table:formula="of:=IF([$input.X46]=&quot;&quot;;&quot;&quot;;[$input.X46])">
            <text:p/>
          </table:table-cell>
          <table:table-cell table:formula="of:=IF([$input.AD46]=&quot;&quot;;&quot;&quot;;[$input.AD46])">
            <text:p/>
          </table:table-cell>
          <table:table-cell table:formula="of:=IF([$input.AE46]=&quot;&quot;;&quot;&quot;;[$input.AE46])">
            <text:p/>
          </table:table-cell>
          <table:table-cell table:formula="of:=IF([$input.AK46]=&quot;&quot;;&quot;&quot;;[$input.AK46])">
            <text:p/>
          </table:table-cell>
          <table:table-cell table:formula="of:=IF([$input.AL46]=&quot;&quot;;&quot;&quot;;[$input.AL46])">
            <text:p/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>
            <text:p/>
          </table:table-cell>
          <table:table-cell table:formula="of:=IF([.H45]=&quot;&quot;;&quot;&quot;;[.$G46]*[.P45]*[.H45]*[.I45])">
            <text:p/>
          </table:table-cell>
          <table:table-cell table:formula="of:=IF([.J45]=&quot;&quot;;&quot;&quot;;[.$G46]*[.Q45]*[.J45])">
            <text:p/>
          </table:table-cell>
          <table:table-cell table:formula="of:=IF([.J45]=&quot;&quot;;&quot;&quot;;[.$G46]*[.Q45]*[.J45]*[.K45])">
            <text:p/>
          </table:table-cell>
          <table:table-cell table:formula="of:=IF([.L45]=&quot;&quot;;&quot;&quot;;[.$G46]*[.R45]*[.L45])">
            <text:p/>
          </table:table-cell>
          <table:table-cell table:formula="of:=IF([.L45]=&quot;&quot;;&quot;&quot;;[.$G46]*[.R45]*[.L45]*[.M45])">
            <text:p/>
          </table:table-cell>
          <table:table-cell table:formula="of:=IF([.N45]=&quot;&quot;;&quot;&quot;;[.$G46]*[.S45]*[.N45])">
            <text:p/>
          </table:table-cell>
          <table:table-cell table:formula="of:=IF([.N45]=&quot;&quot;;&quot;&quot;;[.$G46]*[.S45]*[.N45]*[.O45])">
            <text:p/>
          </table:table-cell>
          <table:table-cell table:formula="of:=IF([.H46]=&quot;&quot;;&quot;&quot;;[.$U45]*[.H46])">
            <text:p/>
          </table:table-cell>
          <table:table-cell table:formula="of:=IF([.J46]=&quot;&quot;;&quot;&quot;;[.$U45]*[.J46])">
            <text:p/>
          </table:table-cell>
          <table:table-cell table:formula="of:=IF([.L46]=&quot;&quot;;&quot;&quot;;[.$U45]*[.L46])">
            <text:p/>
          </table:table-cell>
          <table:table-cell table:formula="of:=IF([.N46]=&quot;&quot;;&quot;&quot;;[.$U45]*[.N46])">
            <text:p/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0" calcext:value-type="float">
            <text:p>0</text:p>
          </table:table-cell>
          <table:table-cell table:formula="of:=IF([$input.W47]=&quot;&quot;;&quot;&quot;;[$input.W47])" office:value-type="float" office:value="0.4" calcext:value-type="float">
            <text:p>0.4</text:p>
          </table:table-cell>
          <table:table-cell table:formula="of:=IF([$input.X47]=&quot;&quot;;&quot;&quot;;[$input.X47])" office:value-type="float" office:value="1" calcext:value-type="float">
            <text:p>1</text:p>
          </table:table-cell>
          <table:table-cell table:formula="of:=IF([$input.AD47]=&quot;&quot;;&quot;&quot;;[$input.AD47])" office:value-type="float" office:value="0" calcext:value-type="float">
            <text:p>0</text:p>
          </table:table-cell>
          <table:table-cell table:formula="of:=IF([$input.AE47]=&quot;&quot;;&quot;&quot;;[$input.AE47])" office:value-type="float" office:value="0" calcext:value-type="float">
            <text:p>0</text:p>
          </table:table-cell>
          <table:table-cell table:formula="of:=IF([$input.AK47]=&quot;&quot;;&quot;&quot;;[$input.AK47])" office:value-type="float" office:value="0" calcext:value-type="float">
            <text:p>0</text:p>
          </table:table-cell>
          <table:table-cell table:formula="of:=IF([$input.AL47]=&quot;&quot;;&quot;&quot;;[$input.AL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" calcext:value-type="float">
            <text:p>92122.651115968</text:p>
          </table:table-cell>
          <table:table-cell table:formula="of:=IF([.H46]=&quot;&quot;;&quot;&quot;;[.$G47]*[.P46]*[.H46])">
            <text:p/>
          </table:table-cell>
          <table:table-cell table:formula="of:=IF([.H46]=&quot;&quot;;&quot;&quot;;[.$G47]*[.P46]*[.H46]*[.I46])">
            <text:p/>
          </table:table-cell>
          <table:table-cell table:formula="of:=IF([.J46]=&quot;&quot;;&quot;&quot;;[.$G47]*[.Q46]*[.J46])">
            <text:p/>
          </table:table-cell>
          <table:table-cell table:formula="of:=IF([.J46]=&quot;&quot;;&quot;&quot;;[.$G47]*[.Q46]*[.J46]*[.K46])">
            <text:p/>
          </table:table-cell>
          <table:table-cell table:formula="of:=IF([.L46]=&quot;&quot;;&quot;&quot;;[.$G47]*[.R46]*[.L46])">
            <text:p/>
          </table:table-cell>
          <table:table-cell table:formula="of:=IF([.L46]=&quot;&quot;;&quot;&quot;;[.$G47]*[.R46]*[.L46]*[.M46])">
            <text:p/>
          </table:table-cell>
          <table:table-cell table:formula="of:=IF([.N46]=&quot;&quot;;&quot;&quot;;[.$G47]*[.S46]*[.N46])">
            <text:p/>
          </table:table-cell>
          <table:table-cell table:formula="of:=IF([.N46]=&quot;&quot;;&quot;&quot;;[.$G47]*[.S46]*[.N46]*[.O46])">
            <text:p/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0" calcext:value-type="float">
            <text:p>0</text:p>
          </table:table-cell>
          <table:table-cell table:formula="of:=IF([$input.W48]=&quot;&quot;;&quot;&quot;;[$input.W48])" office:value-type="float" office:value="0.4" calcext:value-type="float">
            <text:p>0.4</text:p>
          </table:table-cell>
          <table:table-cell table:formula="of:=IF([$input.X48]=&quot;&quot;;&quot;&quot;;[$input.X48])" office:value-type="float" office:value="1" calcext:value-type="float">
            <text:p>1</text:p>
          </table:table-cell>
          <table:table-cell table:formula="of:=IF([$input.AD48]=&quot;&quot;;&quot;&quot;;[$input.AD48])" office:value-type="float" office:value="0" calcext:value-type="float">
            <text:p>0</text:p>
          </table:table-cell>
          <table:table-cell table:formula="of:=IF([$input.AE48]=&quot;&quot;;&quot;&quot;;[$input.AE48])" office:value-type="float" office:value="0" calcext:value-type="float">
            <text:p>0</text:p>
          </table:table-cell>
          <table:table-cell table:formula="of:=IF([$input.AK48]=&quot;&quot;;&quot;&quot;;[$input.AK48])" office:value-type="float" office:value="0" calcext:value-type="float">
            <text:p>0</text:p>
          </table:table-cell>
          <table:table-cell table:formula="of:=IF([$input.AL48]=&quot;&quot;;&quot;&quot;;[$input.AL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0" calcext:value-type="float">
            <text:p>0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" calcext:value-type="float">
            <text:p>92122.651115968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 office:value-type="float" office:value="1" calcext:value-type="float">
            <text:p>1</text:p>
          </table:table-cell>
          <table:table-cell table:formula="of:=IF([$input.I49]=&quot;&quot;;&quot;&quot;;[$input.I49])" office:value-type="float" office:value="0" calcext:value-type="float">
            <text:p>0</text:p>
          </table:table-cell>
          <table:table-cell table:formula="of:=IF([$input.W49]=&quot;&quot;;&quot;&quot;;[$input.W49])" office:value-type="float" office:value="0.4" calcext:value-type="float">
            <text:p>0.4</text:p>
          </table:table-cell>
          <table:table-cell table:formula="of:=IF([$input.X49]=&quot;&quot;;&quot;&quot;;[$input.X49])" office:value-type="float" office:value="1" calcext:value-type="float">
            <text:p>1</text:p>
          </table:table-cell>
          <table:table-cell table:formula="of:=IF([$input.AD49]=&quot;&quot;;&quot;&quot;;[$input.AD49])" office:value-type="float" office:value="0" calcext:value-type="float">
            <text:p>0</text:p>
          </table:table-cell>
          <table:table-cell table:formula="of:=IF([$input.AE49]=&quot;&quot;;&quot;&quot;;[$input.AE49])" office:value-type="float" office:value="0" calcext:value-type="float">
            <text:p>0</text:p>
          </table:table-cell>
          <table:table-cell table:formula="of:=IF([$input.AK49]=&quot;&quot;;&quot;&quot;;[$input.AK49])" office:value-type="float" office:value="0" calcext:value-type="float">
            <text:p>0</text:p>
          </table:table-cell>
          <table:table-cell table:formula="of:=IF([$input.AL49]=&quot;&quot;;&quot;&quot;;[$input.AL49])" office:value-type="float" office:value="0" calcext:value-type="float">
            <text:p>0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0" calcext:value-type="float">
            <text:p>0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 office:value-type="float" office:value="55429.9760548159" calcext:value-type="float">
            <text:p>55429.9760548159</text:p>
          </table:table-cell>
          <table:table-cell table:formula="of:=IF([.J49]=&quot;&quot;;&quot;&quot;;[.$U48]*[.J49])" office:value-type="float" office:value="22171.9904219264" calcext:value-type="float">
            <text:p>22171.9904219264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0" calcext:value-type="float">
            <text:p>0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7" calcext:value-type="float">
            <text:p>0.584784863390037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0" calcext:value-type="float">
            <text:p>0</text:p>
          </table:table-cell>
          <table:table-cell table:formula="of:=IF([$input.W50]=&quot;&quot;;&quot;&quot;;[$input.W50])" office:value-type="float" office:value="0.4" calcext:value-type="float">
            <text:p>0.4</text:p>
          </table:table-cell>
          <table:table-cell table:formula="of:=IF([$input.X50]=&quot;&quot;;&quot;&quot;;[$input.X50])" office:value-type="float" office:value="1" calcext:value-type="float">
            <text:p>1</text:p>
          </table:table-cell>
          <table:table-cell table:formula="of:=IF([$input.AD50]=&quot;&quot;;&quot;&quot;;[$input.AD50])" office:value-type="float" office:value="0" calcext:value-type="float">
            <text:p>0</text:p>
          </table:table-cell>
          <table:table-cell table:formula="of:=IF([$input.AE50]=&quot;&quot;;&quot;&quot;;[$input.AE50])" office:value-type="float" office:value="0" calcext:value-type="float">
            <text:p>0</text:p>
          </table:table-cell>
          <table:table-cell table:formula="of:=IF([$input.AK50]=&quot;&quot;;&quot;&quot;;[$input.AK50])" office:value-type="float" office:value="0" calcext:value-type="float">
            <text:p>0</text:p>
          </table:table-cell>
          <table:table-cell table:formula="of:=IF([$input.AL50]=&quot;&quot;;&quot;&quot;;[$input.AL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385.96024508859" calcext:value-type="float">
            <text:p>2385.96024508859</text:p>
          </table:table-cell>
          <table:table-cell table:formula="of:=IF([.H49]=&quot;&quot;;&quot;&quot;;[.$G50]*[.P49]*[.H49]*[.I49])" office:value-type="float" office:value="0" calcext:value-type="float">
            <text:p>0</text:p>
          </table:table-cell>
          <table:table-cell table:formula="of:=IF([.J49]=&quot;&quot;;&quot;&quot;;[.$G50]*[.Q49]*[.J49])" office:value-type="float" office:value="1595.35666498882" calcext:value-type="float">
            <text:p>1595.35666498882</text:p>
          </table:table-cell>
          <table:table-cell table:formula="of:=IF([.J49]=&quot;&quot;;&quot;&quot;;[.$G50]*[.Q49]*[.J49]*[.K49])" office:value-type="float" office:value="1595.35666498882" calcext:value-type="float">
            <text:p>1595.35666498882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0" calcext:value-type="float">
            <text:p>0</text:p>
          </table:table-cell>
          <table:table-cell table:formula="of:=IF([.N49]=&quot;&quot;;&quot;&quot;;[.$G50]*[.S49]*[.N49]*[.O49])" office:value-type="float" office:value="0" calcext:value-type="float">
            <text:p>0</text:p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0" calcext:value-type="float">
            <text:p>0</text:p>
          </table:table-cell>
          <table:table-cell table:formula="of:=IF([$input.W51]=&quot;&quot;;&quot;&quot;;[$input.W51])" office:value-type="float" office:value="0.4" calcext:value-type="float">
            <text:p>0.4</text:p>
          </table:table-cell>
          <table:table-cell table:formula="of:=IF([$input.X51]=&quot;&quot;;&quot;&quot;;[$input.X51])" office:value-type="float" office:value="1" calcext:value-type="float">
            <text:p>1</text:p>
          </table:table-cell>
          <table:table-cell table:formula="of:=IF([$input.AD51]=&quot;&quot;;&quot;&quot;;[$input.AD51])" office:value-type="float" office:value="0" calcext:value-type="float">
            <text:p>0</text:p>
          </table:table-cell>
          <table:table-cell table:formula="of:=IF([$input.AE51]=&quot;&quot;;&quot;&quot;;[$input.AE51])" office:value-type="float" office:value="0" calcext:value-type="float">
            <text:p>0</text:p>
          </table:table-cell>
          <table:table-cell table:formula="of:=IF([$input.AK51]=&quot;&quot;;&quot;&quot;;[$input.AK51])" office:value-type="float" office:value="0" calcext:value-type="float">
            <text:p>0</text:p>
          </table:table-cell>
          <table:table-cell table:formula="of:=IF([$input.AL51]=&quot;&quot;;&quot;&quot;;[$input.AL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0" calcext:value-type="float">
            <text:p>0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0" calcext:value-type="float">
            <text:p>0</text:p>
          </table:table-cell>
          <table:table-cell table:formula="of:=IF([$input.W52]=&quot;&quot;;&quot;&quot;;[$input.W52])" office:value-type="float" office:value="0.4" calcext:value-type="float">
            <text:p>0.4</text:p>
          </table:table-cell>
          <table:table-cell table:formula="of:=IF([$input.X52]=&quot;&quot;;&quot;&quot;;[$input.X52])" office:value-type="float" office:value="1" calcext:value-type="float">
            <text:p>1</text:p>
          </table:table-cell>
          <table:table-cell table:formula="of:=IF([$input.AD52]=&quot;&quot;;&quot;&quot;;[$input.AD52])" office:value-type="float" office:value="0" calcext:value-type="float">
            <text:p>0</text:p>
          </table:table-cell>
          <table:table-cell table:formula="of:=IF([$input.AE52]=&quot;&quot;;&quot;&quot;;[$input.AE52])" office:value-type="float" office:value="0" calcext:value-type="float">
            <text:p>0</text:p>
          </table:table-cell>
          <table:table-cell table:formula="of:=IF([$input.AK52]=&quot;&quot;;&quot;&quot;;[$input.AK52])" office:value-type="float" office:value="0" calcext:value-type="float">
            <text:p>0</text:p>
          </table:table-cell>
          <table:table-cell table:formula="of:=IF([$input.AL52]=&quot;&quot;;&quot;&quot;;[$input.AL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0" calcext:value-type="float">
            <text:p>0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0" calcext:value-type="float">
            <text:p>0</text:p>
          </table:table-cell>
          <table:table-cell table:formula="of:=IF([$input.W53]=&quot;&quot;;&quot;&quot;;[$input.W53])" office:value-type="float" office:value="0.4" calcext:value-type="float">
            <text:p>0.4</text:p>
          </table:table-cell>
          <table:table-cell table:formula="of:=IF([$input.X53]=&quot;&quot;;&quot;&quot;;[$input.X53])" office:value-type="float" office:value="1" calcext:value-type="float">
            <text:p>1</text:p>
          </table:table-cell>
          <table:table-cell table:formula="of:=IF([$input.AD53]=&quot;&quot;;&quot;&quot;;[$input.AD53])" office:value-type="float" office:value="0" calcext:value-type="float">
            <text:p>0</text:p>
          </table:table-cell>
          <table:table-cell table:formula="of:=IF([$input.AE53]=&quot;&quot;;&quot;&quot;;[$input.AE53])" office:value-type="float" office:value="0" calcext:value-type="float">
            <text:p>0</text:p>
          </table:table-cell>
          <table:table-cell table:formula="of:=IF([$input.AK53]=&quot;&quot;;&quot;&quot;;[$input.AK53])" office:value-type="float" office:value="0" calcext:value-type="float">
            <text:p>0</text:p>
          </table:table-cell>
          <table:table-cell table:formula="of:=IF([$input.AL53]=&quot;&quot;;&quot;&quot;;[$input.AL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0" calcext:value-type="float">
            <text:p>0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9" calcext:value-type="float">
            <text:p>4620.192596693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3" calcext:value-type="float">
            <text:p>1.84070302726653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X54]=&quot;&quot;;&quot;&quot;;[$input.X54])" office:value-type="float" office:value="0" calcext:value-type="float">
            <text:p>0</text:p>
          </table:table-cell>
          <table:table-cell table:formula="of:=IF([$input.AD54]=&quot;&quot;;&quot;&quot;;[$input.AD54])" office:value-type="float" office:value="0" calcext:value-type="float">
            <text:p>0</text:p>
          </table:table-cell>
          <table:table-cell table:formula="of:=IF([$input.AE54]=&quot;&quot;;&quot;&quot;;[$input.AE54])" office:value-type="float" office:value="0" calcext:value-type="float">
            <text:p>0</text:p>
          </table:table-cell>
          <table:table-cell table:formula="of:=IF([$input.AK54]=&quot;&quot;;&quot;&quot;;[$input.AK54])" office:value-type="float" office:value="0" calcext:value-type="float">
            <text:p>0</text:p>
          </table:table-cell>
          <table:table-cell table:formula="of:=IF([$input.AL54]=&quot;&quot;;&quot;&quot;;[$input.AL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1" calcext:value-type="float">
            <text:p>89122.3806986211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0" calcext:value-type="float">
            <text:p>0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X55]=&quot;&quot;;&quot;&quot;;[$input.X55])" office:value-type="float" office:value="0" calcext:value-type="float">
            <text:p>0</text:p>
          </table:table-cell>
          <table:table-cell table:formula="of:=IF([$input.AD55]=&quot;&quot;;&quot;&quot;;[$input.AD55])" office:value-type="float" office:value="0" calcext:value-type="float">
            <text:p>0</text:p>
          </table:table-cell>
          <table:table-cell table:formula="of:=IF([$input.AE55]=&quot;&quot;;&quot;&quot;;[$input.AE55])" office:value-type="float" office:value="0" calcext:value-type="float">
            <text:p>0</text:p>
          </table:table-cell>
          <table:table-cell table:formula="of:=IF([$input.AK55]=&quot;&quot;;&quot;&quot;;[$input.AK55])" office:value-type="float" office:value="0" calcext:value-type="float">
            <text:p>0</text:p>
          </table:table-cell>
          <table:table-cell table:formula="of:=IF([$input.AL55]=&quot;&quot;;&quot;&quot;;[$input.AL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7" calcext:value-type="float">
            <text:p>1.74753193096177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X56]=&quot;&quot;;&quot;&quot;;[$input.X56])" office:value-type="float" office:value="0" calcext:value-type="float">
            <text:p>0</text:p>
          </table:table-cell>
          <table:table-cell table:formula="of:=IF([$input.AD56]=&quot;&quot;;&quot;&quot;;[$input.AD56])" office:value-type="float" office:value="0" calcext:value-type="float">
            <text:p>0</text:p>
          </table:table-cell>
          <table:table-cell table:formula="of:=IF([$input.AE56]=&quot;&quot;;&quot;&quot;;[$input.AE56])" office:value-type="float" office:value="0" calcext:value-type="float">
            <text:p>0</text:p>
          </table:table-cell>
          <table:table-cell table:formula="of:=IF([$input.AK56]=&quot;&quot;;&quot;&quot;;[$input.AK56])" office:value-type="float" office:value="0" calcext:value-type="float">
            <text:p>0</text:p>
          </table:table-cell>
          <table:table-cell table:formula="of:=IF([$input.AL56]=&quot;&quot;;&quot;&quot;;[$input.AL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X57]=&quot;&quot;;&quot;&quot;;[$input.X57])" office:value-type="float" office:value="0" calcext:value-type="float">
            <text:p>0</text:p>
          </table:table-cell>
          <table:table-cell table:formula="of:=IF([$input.AD57]=&quot;&quot;;&quot;&quot;;[$input.AD57])" office:value-type="float" office:value="0" calcext:value-type="float">
            <text:p>0</text:p>
          </table:table-cell>
          <table:table-cell table:formula="of:=IF([$input.AE57]=&quot;&quot;;&quot;&quot;;[$input.AE57])" office:value-type="float" office:value="0" calcext:value-type="float">
            <text:p>0</text:p>
          </table:table-cell>
          <table:table-cell table:formula="of:=IF([$input.AK57]=&quot;&quot;;&quot;&quot;;[$input.AK57])" office:value-type="float" office:value="0" calcext:value-type="float">
            <text:p>0</text:p>
          </table:table-cell>
          <table:table-cell table:formula="of:=IF([$input.AL57]=&quot;&quot;;&quot;&quot;;[$input.AL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79" calcext:value-type="float">
            <text:p>0.519441112871079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X58]=&quot;&quot;;&quot;&quot;;[$input.X58])" office:value-type="float" office:value="0" calcext:value-type="float">
            <text:p>0</text:p>
          </table:table-cell>
          <table:table-cell table:formula="of:=IF([$input.AD58]=&quot;&quot;;&quot;&quot;;[$input.AD58])" office:value-type="float" office:value="0" calcext:value-type="float">
            <text:p>0</text:p>
          </table:table-cell>
          <table:table-cell table:formula="of:=IF([$input.AE58]=&quot;&quot;;&quot;&quot;;[$input.AE58])" office:value-type="float" office:value="0" calcext:value-type="float">
            <text:p>0</text:p>
          </table:table-cell>
          <table:table-cell table:formula="of:=IF([$input.AK58]=&quot;&quot;;&quot;&quot;;[$input.AK58])" office:value-type="float" office:value="0" calcext:value-type="float">
            <text:p>0</text:p>
          </table:table-cell>
          <table:table-cell table:formula="of:=IF([$input.AL58]=&quot;&quot;;&quot;&quot;;[$input.AL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3" calcext:value-type="float">
            <text:p>0.517889102382873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X59]=&quot;&quot;;&quot;&quot;;[$input.X59])" office:value-type="float" office:value="0" calcext:value-type="float">
            <text:p>0</text:p>
          </table:table-cell>
          <table:table-cell table:formula="of:=IF([$input.AD59]=&quot;&quot;;&quot;&quot;;[$input.AD59])" office:value-type="float" office:value="0" calcext:value-type="float">
            <text:p>0</text:p>
          </table:table-cell>
          <table:table-cell table:formula="of:=IF([$input.AE59]=&quot;&quot;;&quot;&quot;;[$input.AE59])" office:value-type="float" office:value="0" calcext:value-type="float">
            <text:p>0</text:p>
          </table:table-cell>
          <table:table-cell table:formula="of:=IF([$input.AK59]=&quot;&quot;;&quot;&quot;;[$input.AK59])" office:value-type="float" office:value="0" calcext:value-type="float">
            <text:p>0</text:p>
          </table:table-cell>
          <table:table-cell table:formula="of:=IF([$input.AL59]=&quot;&quot;;&quot;&quot;;[$input.AL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0" calcext:value-type="float">
            <text:p>0</text:p>
          </table:table-cell>
          <table:table-cell table:formula="of:=IF([$input.W60]=&quot;&quot;;&quot;&quot;;[$input.W60])">
            <text:p/>
          </table:table-cell>
          <table:table-cell table:formula="of:=IF([$input.X60]=&quot;&quot;;&quot;&quot;;[$input.X60])">
            <text:p/>
          </table:table-cell>
          <table:table-cell table:formula="of:=IF([$input.AD60]=&quot;&quot;;&quot;&quot;;[$input.AD60])" office:value-type="float" office:value="0" calcext:value-type="float">
            <text:p>0</text:p>
          </table:table-cell>
          <table:table-cell table:formula="of:=IF([$input.AE60]=&quot;&quot;;&quot;&quot;;[$input.AE60])" office:value-type="float" office:value="0" calcext:value-type="float">
            <text:p>0</text:p>
          </table:table-cell>
          <table:table-cell table:formula="of:=IF([$input.AK60]=&quot;&quot;;&quot;&quot;;[$input.AK60])" office:value-type="float" office:value="0" calcext:value-type="float">
            <text:p>0</text:p>
          </table:table-cell>
          <table:table-cell table:formula="of:=IF([$input.AL60]=&quot;&quot;;&quot;&quot;;[$input.AL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9" calcext:value-type="float">
            <text:p>1837.04386121589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0" calcext:value-type="float">
            <text:p>0</text:p>
          </table:table-cell>
          <table:table-cell table:formula="of:=IF([$input.W61]=&quot;&quot;;&quot;&quot;;[$input.W61])">
            <text:p/>
          </table:table-cell>
          <table:table-cell table:formula="of:=IF([$input.X61]=&quot;&quot;;&quot;&quot;;[$input.X61])">
            <text:p/>
          </table:table-cell>
          <table:table-cell table:formula="of:=IF([$input.AD61]=&quot;&quot;;&quot;&quot;;[$input.AD61])" office:value-type="float" office:value="0" calcext:value-type="float">
            <text:p>0</text:p>
          </table:table-cell>
          <table:table-cell table:formula="of:=IF([$input.AE61]=&quot;&quot;;&quot;&quot;;[$input.AE61])" office:value-type="float" office:value="0" calcext:value-type="float">
            <text:p>0</text:p>
          </table:table-cell>
          <table:table-cell table:formula="of:=IF([$input.AK61]=&quot;&quot;;&quot;&quot;;[$input.AK61])" office:value-type="float" office:value="0" calcext:value-type="float">
            <text:p>0</text:p>
          </table:table-cell>
          <table:table-cell table:formula="of:=IF([$input.AL61]=&quot;&quot;;&quot;&quot;;[$input.AL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0" calcext:value-type="float">
            <text:p>0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6" calcext:value-type="float">
            <text:p>973.564688029956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5" calcext:value-type="float">
            <text:p>1719.41424563935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W70]=&quot;&quot;;&quot;&quot;;[$input.W70])">
            <text:p/>
          </table:table-cell>
          <table:table-cell table:formula="of:=IF([$input.X70]=&quot;&quot;;&quot;&quot;;[$input.X70])">
            <text:p/>
          </table:table-cell>
          <table:table-cell table:formula="of:=IF([$input.AD70]=&quot;&quot;;&quot;&quot;;[$input.AD70])">
            <text:p/>
          </table:table-cell>
          <table:table-cell table:formula="of:=IF([$input.AE70]=&quot;&quot;;&quot;&quot;;[$input.AE70])">
            <text:p/>
          </table:table-cell>
          <table:table-cell table:formula="of:=IF([$input.AK70]=&quot;&quot;;&quot;&quot;;[$input.AK70])">
            <text:p/>
          </table:table-cell>
          <table:table-cell table:formula="of:=IF([$input.AL70]=&quot;&quot;;&quot;&quot;;[$input.AL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W71]=&quot;&quot;;&quot;&quot;;[$input.W71])">
            <text:p/>
          </table:table-cell>
          <table:table-cell table:formula="of:=IF([$input.X71]=&quot;&quot;;&quot;&quot;;[$input.X71])">
            <text:p/>
          </table:table-cell>
          <table:table-cell table:formula="of:=IF([$input.AD71]=&quot;&quot;;&quot;&quot;;[$input.AD71])">
            <text:p/>
          </table:table-cell>
          <table:table-cell table:formula="of:=IF([$input.AE71]=&quot;&quot;;&quot;&quot;;[$input.AE71])">
            <text:p/>
          </table:table-cell>
          <table:table-cell table:formula="of:=IF([$input.AK71]=&quot;&quot;;&quot;&quot;;[$input.AK71])">
            <text:p/>
          </table:table-cell>
          <table:table-cell table:formula="of:=IF([$input.AL71]=&quot;&quot;;&quot;&quot;;[$input.AL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W72]=&quot;&quot;;&quot;&quot;;[$input.W72])">
            <text:p/>
          </table:table-cell>
          <table:table-cell table:formula="of:=IF([$input.X72]=&quot;&quot;;&quot;&quot;;[$input.X72])">
            <text:p/>
          </table:table-cell>
          <table:table-cell table:formula="of:=IF([$input.AD72]=&quot;&quot;;&quot;&quot;;[$input.AD72])">
            <text:p/>
          </table:table-cell>
          <table:table-cell table:formula="of:=IF([$input.AE72]=&quot;&quot;;&quot;&quot;;[$input.AE72])">
            <text:p/>
          </table:table-cell>
          <table:table-cell table:formula="of:=IF([$input.AK72]=&quot;&quot;;&quot;&quot;;[$input.AK72])">
            <text:p/>
          </table:table-cell>
          <table:table-cell table:formula="of:=IF([$input.AL72]=&quot;&quot;;&quot;&quot;;[$input.AL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W73]=&quot;&quot;;&quot;&quot;;[$input.W73])">
            <text:p/>
          </table:table-cell>
          <table:table-cell table:formula="of:=IF([$input.X73]=&quot;&quot;;&quot;&quot;;[$input.X73])">
            <text:p/>
          </table:table-cell>
          <table:table-cell table:formula="of:=IF([$input.AD73]=&quot;&quot;;&quot;&quot;;[$input.AD73])">
            <text:p/>
          </table:table-cell>
          <table:table-cell table:formula="of:=IF([$input.AE73]=&quot;&quot;;&quot;&quot;;[$input.AE73])">
            <text:p/>
          </table:table-cell>
          <table:table-cell table:formula="of:=IF([$input.AK73]=&quot;&quot;;&quot;&quot;;[$input.AK73])">
            <text:p/>
          </table:table-cell>
          <table:table-cell table:formula="of:=IF([$input.AL73]=&quot;&quot;;&quot;&quot;;[$input.AL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W74]=&quot;&quot;;&quot;&quot;;[$input.W74])">
            <text:p/>
          </table:table-cell>
          <table:table-cell table:formula="of:=IF([$input.X74]=&quot;&quot;;&quot;&quot;;[$input.X74])">
            <text:p/>
          </table:table-cell>
          <table:table-cell table:formula="of:=IF([$input.AD74]=&quot;&quot;;&quot;&quot;;[$input.AD74])">
            <text:p/>
          </table:table-cell>
          <table:table-cell table:formula="of:=IF([$input.AE74]=&quot;&quot;;&quot;&quot;;[$input.AE74])">
            <text:p/>
          </table:table-cell>
          <table:table-cell table:formula="of:=IF([$input.AK74]=&quot;&quot;;&quot;&quot;;[$input.AK74])">
            <text:p/>
          </table:table-cell>
          <table:table-cell table:formula="of:=IF([$input.AL74]=&quot;&quot;;&quot;&quot;;[$input.AL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W75]=&quot;&quot;;&quot;&quot;;[$input.W75])">
            <text:p/>
          </table:table-cell>
          <table:table-cell table:formula="of:=IF([$input.X75]=&quot;&quot;;&quot;&quot;;[$input.X75])">
            <text:p/>
          </table:table-cell>
          <table:table-cell table:formula="of:=IF([$input.AD75]=&quot;&quot;;&quot;&quot;;[$input.AD75])">
            <text:p/>
          </table:table-cell>
          <table:table-cell table:formula="of:=IF([$input.AE75]=&quot;&quot;;&quot;&quot;;[$input.AE75])">
            <text:p/>
          </table:table-cell>
          <table:table-cell table:formula="of:=IF([$input.AK75]=&quot;&quot;;&quot;&quot;;[$input.AK75])">
            <text:p/>
          </table:table-cell>
          <table:table-cell table:formula="of:=IF([$input.AL75]=&quot;&quot;;&quot;&quot;;[$input.AL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W76]=&quot;&quot;;&quot;&quot;;[$input.W76])">
            <text:p/>
          </table:table-cell>
          <table:table-cell table:formula="of:=IF([$input.X76]=&quot;&quot;;&quot;&quot;;[$input.X76])">
            <text:p/>
          </table:table-cell>
          <table:table-cell table:formula="of:=IF([$input.AD76]=&quot;&quot;;&quot;&quot;;[$input.AD76])">
            <text:p/>
          </table:table-cell>
          <table:table-cell table:formula="of:=IF([$input.AE76]=&quot;&quot;;&quot;&quot;;[$input.AE76])">
            <text:p/>
          </table:table-cell>
          <table:table-cell table:formula="of:=IF([$input.AK76]=&quot;&quot;;&quot;&quot;;[$input.AK76])">
            <text:p/>
          </table:table-cell>
          <table:table-cell table:formula="of:=IF([$input.AL76]=&quot;&quot;;&quot;&quot;;[$input.AL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W77]=&quot;&quot;;&quot;&quot;;[$input.W77])">
            <text:p/>
          </table:table-cell>
          <table:table-cell table:formula="of:=IF([$input.X77]=&quot;&quot;;&quot;&quot;;[$input.X77])">
            <text:p/>
          </table:table-cell>
          <table:table-cell table:formula="of:=IF([$input.AD77]=&quot;&quot;;&quot;&quot;;[$input.AD77])">
            <text:p/>
          </table:table-cell>
          <table:table-cell table:formula="of:=IF([$input.AE77]=&quot;&quot;;&quot;&quot;;[$input.AE77])">
            <text:p/>
          </table:table-cell>
          <table:table-cell table:formula="of:=IF([$input.AK77]=&quot;&quot;;&quot;&quot;;[$input.AK77])">
            <text:p/>
          </table:table-cell>
          <table:table-cell table:formula="of:=IF([$input.AL77]=&quot;&quot;;&quot;&quot;;[$input.AL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W78]=&quot;&quot;;&quot;&quot;;[$input.W78])">
            <text:p/>
          </table:table-cell>
          <table:table-cell table:formula="of:=IF([$input.X78]=&quot;&quot;;&quot;&quot;;[$input.X78])">
            <text:p/>
          </table:table-cell>
          <table:table-cell table:formula="of:=IF([$input.AD78]=&quot;&quot;;&quot;&quot;;[$input.AD78])">
            <text:p/>
          </table:table-cell>
          <table:table-cell table:formula="of:=IF([$input.AE78]=&quot;&quot;;&quot;&quot;;[$input.AE78])">
            <text:p/>
          </table:table-cell>
          <table:table-cell table:formula="of:=IF([$input.AK78]=&quot;&quot;;&quot;&quot;;[$input.AK78])">
            <text:p/>
          </table:table-cell>
          <table:table-cell table:formula="of:=IF([$input.AL78]=&quot;&quot;;&quot;&quot;;[$input.AL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W79]=&quot;&quot;;&quot;&quot;;[$input.W79])">
            <text:p/>
          </table:table-cell>
          <table:table-cell table:formula="of:=IF([$input.X79]=&quot;&quot;;&quot;&quot;;[$input.X79])">
            <text:p/>
          </table:table-cell>
          <table:table-cell table:formula="of:=IF([$input.AD79]=&quot;&quot;;&quot;&quot;;[$input.AD79])">
            <text:p/>
          </table:table-cell>
          <table:table-cell table:formula="of:=IF([$input.AE79]=&quot;&quot;;&quot;&quot;;[$input.AE79])">
            <text:p/>
          </table:table-cell>
          <table:table-cell table:formula="of:=IF([$input.AK79]=&quot;&quot;;&quot;&quot;;[$input.AK79])">
            <text:p/>
          </table:table-cell>
          <table:table-cell table:formula="of:=IF([$input.AL79]=&quot;&quot;;&quot;&quot;;[$input.AL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W80]=&quot;&quot;;&quot;&quot;;[$input.W80])">
            <text:p/>
          </table:table-cell>
          <table:table-cell table:formula="of:=IF([$input.X80]=&quot;&quot;;&quot;&quot;;[$input.X80])">
            <text:p/>
          </table:table-cell>
          <table:table-cell table:formula="of:=IF([$input.AD80]=&quot;&quot;;&quot;&quot;;[$input.AD80])">
            <text:p/>
          </table:table-cell>
          <table:table-cell table:formula="of:=IF([$input.AE80]=&quot;&quot;;&quot;&quot;;[$input.AE80])">
            <text:p/>
          </table:table-cell>
          <table:table-cell table:formula="of:=IF([$input.AK80]=&quot;&quot;;&quot;&quot;;[$input.AK80])">
            <text:p/>
          </table:table-cell>
          <table:table-cell table:formula="of:=IF([$input.AL80]=&quot;&quot;;&quot;&quot;;[$input.AL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W81]=&quot;&quot;;&quot;&quot;;[$input.W81])">
            <text:p/>
          </table:table-cell>
          <table:table-cell table:formula="of:=IF([$input.X81]=&quot;&quot;;&quot;&quot;;[$input.X81])">
            <text:p/>
          </table:table-cell>
          <table:table-cell table:formula="of:=IF([$input.AD81]=&quot;&quot;;&quot;&quot;;[$input.AD81])">
            <text:p/>
          </table:table-cell>
          <table:table-cell table:formula="of:=IF([$input.AE81]=&quot;&quot;;&quot;&quot;;[$input.AE81])">
            <text:p/>
          </table:table-cell>
          <table:table-cell table:formula="of:=IF([$input.AK81]=&quot;&quot;;&quot;&quot;;[$input.AK81])">
            <text:p/>
          </table:table-cell>
          <table:table-cell table:formula="of:=IF([$input.AL81]=&quot;&quot;;&quot;&quot;;[$input.AL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W82]=&quot;&quot;;&quot;&quot;;[$input.W82])">
            <text:p/>
          </table:table-cell>
          <table:table-cell table:formula="of:=IF([$input.X82]=&quot;&quot;;&quot;&quot;;[$input.X82])">
            <text:p/>
          </table:table-cell>
          <table:table-cell table:formula="of:=IF([$input.AD82]=&quot;&quot;;&quot;&quot;;[$input.AD82])">
            <text:p/>
          </table:table-cell>
          <table:table-cell table:formula="of:=IF([$input.AE82]=&quot;&quot;;&quot;&quot;;[$input.AE82])">
            <text:p/>
          </table:table-cell>
          <table:table-cell table:formula="of:=IF([$input.AK82]=&quot;&quot;;&quot;&quot;;[$input.AK82])">
            <text:p/>
          </table:table-cell>
          <table:table-cell table:formula="of:=IF([$input.AL82]=&quot;&quot;;&quot;&quot;;[$input.AL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W83]=&quot;&quot;;&quot;&quot;;[$input.W83])">
            <text:p/>
          </table:table-cell>
          <table:table-cell table:formula="of:=IF([$input.X83]=&quot;&quot;;&quot;&quot;;[$input.X83])">
            <text:p/>
          </table:table-cell>
          <table:table-cell table:formula="of:=IF([$input.AD83]=&quot;&quot;;&quot;&quot;;[$input.AD83])">
            <text:p/>
          </table:table-cell>
          <table:table-cell table:formula="of:=IF([$input.AE83]=&quot;&quot;;&quot;&quot;;[$input.AE83])">
            <text:p/>
          </table:table-cell>
          <table:table-cell table:formula="of:=IF([$input.AK83]=&quot;&quot;;&quot;&quot;;[$input.AK83])">
            <text:p/>
          </table:table-cell>
          <table:table-cell table:formula="of:=IF([$input.AL83]=&quot;&quot;;&quot;&quot;;[$input.AL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W84]=&quot;&quot;;&quot;&quot;;[$input.W84])">
            <text:p/>
          </table:table-cell>
          <table:table-cell table:formula="of:=IF([$input.X84]=&quot;&quot;;&quot;&quot;;[$input.X84])">
            <text:p/>
          </table:table-cell>
          <table:table-cell table:formula="of:=IF([$input.AD84]=&quot;&quot;;&quot;&quot;;[$input.AD84])">
            <text:p/>
          </table:table-cell>
          <table:table-cell table:formula="of:=IF([$input.AE84]=&quot;&quot;;&quot;&quot;;[$input.AE84])">
            <text:p/>
          </table:table-cell>
          <table:table-cell table:formula="of:=IF([$input.AK84]=&quot;&quot;;&quot;&quot;;[$input.AK84])">
            <text:p/>
          </table:table-cell>
          <table:table-cell table:formula="of:=IF([$input.AL84]=&quot;&quot;;&quot;&quot;;[$input.AL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W85]=&quot;&quot;;&quot;&quot;;[$input.W85])">
            <text:p/>
          </table:table-cell>
          <table:table-cell table:formula="of:=IF([$input.X85]=&quot;&quot;;&quot;&quot;;[$input.X85])">
            <text:p/>
          </table:table-cell>
          <table:table-cell table:formula="of:=IF([$input.AD85]=&quot;&quot;;&quot;&quot;;[$input.AD85])">
            <text:p/>
          </table:table-cell>
          <table:table-cell table:formula="of:=IF([$input.AE85]=&quot;&quot;;&quot;&quot;;[$input.AE85])">
            <text:p/>
          </table:table-cell>
          <table:table-cell table:formula="of:=IF([$input.AK85]=&quot;&quot;;&quot;&quot;;[$input.AK85])">
            <text:p/>
          </table:table-cell>
          <table:table-cell table:formula="of:=IF([$input.AL85]=&quot;&quot;;&quot;&quot;;[$input.AL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W86]=&quot;&quot;;&quot;&quot;;[$input.W86])">
            <text:p/>
          </table:table-cell>
          <table:table-cell table:formula="of:=IF([$input.X86]=&quot;&quot;;&quot;&quot;;[$input.X86])">
            <text:p/>
          </table:table-cell>
          <table:table-cell table:formula="of:=IF([$input.AD86]=&quot;&quot;;&quot;&quot;;[$input.AD86])">
            <text:p/>
          </table:table-cell>
          <table:table-cell table:formula="of:=IF([$input.AE86]=&quot;&quot;;&quot;&quot;;[$input.AE86])">
            <text:p/>
          </table:table-cell>
          <table:table-cell table:formula="of:=IF([$input.AK86]=&quot;&quot;;&quot;&quot;;[$input.AK86])">
            <text:p/>
          </table:table-cell>
          <table:table-cell table:formula="of:=IF([$input.AL86]=&quot;&quot;;&quot;&quot;;[$input.AL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W87]=&quot;&quot;;&quot;&quot;;[$input.W87])">
            <text:p/>
          </table:table-cell>
          <table:table-cell table:formula="of:=IF([$input.X87]=&quot;&quot;;&quot;&quot;;[$input.X87])">
            <text:p/>
          </table:table-cell>
          <table:table-cell table:formula="of:=IF([$input.AD87]=&quot;&quot;;&quot;&quot;;[$input.AD87])">
            <text:p/>
          </table:table-cell>
          <table:table-cell table:formula="of:=IF([$input.AE87]=&quot;&quot;;&quot;&quot;;[$input.AE87])">
            <text:p/>
          </table:table-cell>
          <table:table-cell table:formula="of:=IF([$input.AK87]=&quot;&quot;;&quot;&quot;;[$input.AK87])">
            <text:p/>
          </table:table-cell>
          <table:table-cell table:formula="of:=IF([$input.AL87]=&quot;&quot;;&quot;&quot;;[$input.AL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W88]=&quot;&quot;;&quot;&quot;;[$input.W88])">
            <text:p/>
          </table:table-cell>
          <table:table-cell table:formula="of:=IF([$input.X88]=&quot;&quot;;&quot;&quot;;[$input.X88])">
            <text:p/>
          </table:table-cell>
          <table:table-cell table:formula="of:=IF([$input.AD88]=&quot;&quot;;&quot;&quot;;[$input.AD88])">
            <text:p/>
          </table:table-cell>
          <table:table-cell table:formula="of:=IF([$input.AE88]=&quot;&quot;;&quot;&quot;;[$input.AE88])">
            <text:p/>
          </table:table-cell>
          <table:table-cell table:formula="of:=IF([$input.AK88]=&quot;&quot;;&quot;&quot;;[$input.AK88])">
            <text:p/>
          </table:table-cell>
          <table:table-cell table:formula="of:=IF([$input.AL88]=&quot;&quot;;&quot;&quot;;[$input.AL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W89]=&quot;&quot;;&quot;&quot;;[$input.W89])">
            <text:p/>
          </table:table-cell>
          <table:table-cell table:formula="of:=IF([$input.X89]=&quot;&quot;;&quot;&quot;;[$input.X89])">
            <text:p/>
          </table:table-cell>
          <table:table-cell table:formula="of:=IF([$input.AD89]=&quot;&quot;;&quot;&quot;;[$input.AD89])">
            <text:p/>
          </table:table-cell>
          <table:table-cell table:formula="of:=IF([$input.AE89]=&quot;&quot;;&quot;&quot;;[$input.AE89])">
            <text:p/>
          </table:table-cell>
          <table:table-cell table:formula="of:=IF([$input.AK89]=&quot;&quot;;&quot;&quot;;[$input.AK89])">
            <text:p/>
          </table:table-cell>
          <table:table-cell table:formula="of:=IF([$input.AL89]=&quot;&quot;;&quot;&quot;;[$input.AL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W90]=&quot;&quot;;&quot;&quot;;[$input.W90])">
            <text:p/>
          </table:table-cell>
          <table:table-cell table:formula="of:=IF([$input.X90]=&quot;&quot;;&quot;&quot;;[$input.X90])">
            <text:p/>
          </table:table-cell>
          <table:table-cell table:formula="of:=IF([$input.AD90]=&quot;&quot;;&quot;&quot;;[$input.AD90])">
            <text:p/>
          </table:table-cell>
          <table:table-cell table:formula="of:=IF([$input.AE90]=&quot;&quot;;&quot;&quot;;[$input.AE90])">
            <text:p/>
          </table:table-cell>
          <table:table-cell table:formula="of:=IF([$input.AK90]=&quot;&quot;;&quot;&quot;;[$input.AK90])">
            <text:p/>
          </table:table-cell>
          <table:table-cell table:formula="of:=IF([$input.AL90]=&quot;&quot;;&quot;&quot;;[$input.AL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W91]=&quot;&quot;;&quot;&quot;;[$input.W91])">
            <text:p/>
          </table:table-cell>
          <table:table-cell table:formula="of:=IF([$input.X91]=&quot;&quot;;&quot;&quot;;[$input.X91])">
            <text:p/>
          </table:table-cell>
          <table:table-cell table:formula="of:=IF([$input.AD91]=&quot;&quot;;&quot;&quot;;[$input.AD91])">
            <text:p/>
          </table:table-cell>
          <table:table-cell table:formula="of:=IF([$input.AE91]=&quot;&quot;;&quot;&quot;;[$input.AE91])">
            <text:p/>
          </table:table-cell>
          <table:table-cell table:formula="of:=IF([$input.AK91]=&quot;&quot;;&quot;&quot;;[$input.AK91])">
            <text:p/>
          </table:table-cell>
          <table:table-cell table:formula="of:=IF([$input.AL91]=&quot;&quot;;&quot;&quot;;[$input.AL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table:table-column table:style-name="co35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31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31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31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31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31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 office:value-type="float" office:value="0" calcext:value-type="float">
            <text:p>0</text:p>
          </table:table-cell>
          <table:table-cell table:formula="of:=IF([$work.I7]=&quot;&quot;;&quot;&quot;;[$work.I7])" office:value-type="float" office:value="0" calcext:value-type="float">
            <text:p>0</text:p>
          </table:table-cell>
          <table:table-cell table:number-columns-repeated="6"/>
          <table:table-cell table:formula="of:=([.J7]=1)+([.H7]=1)+([.F7]=1)+([.D7]=1)" office:value-type="float" office:value="0" calcext:value-type="float">
            <text:p>0</text:p>
          </table:table-cell>
          <table:table-cell table:style-name="ce31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 office:value-type="float" office:value="0" calcext:value-type="float">
            <text:p>0</text:p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 office:value-type="float" office:value="0" calcext:value-type="float">
            <text:p>0</text:p>
          </table:table-cell>
          <table:table-cell table:formula="of:=IF([$work.I8]=&quot;&quot;;&quot;&quot;;[$work.I8])" office:value-type="float" office:value="0" calcext:value-type="float">
            <text:p>0</text:p>
          </table:table-cell>
          <table:table-cell table:number-columns-repeated="6"/>
          <table:table-cell table:formula="of:=([.J8]=1)+([.H8]=1)+([.F8]=1)+([.D8]=1)" office:value-type="float" office:value="0" calcext:value-type="float">
            <text:p>0</text:p>
          </table:table-cell>
          <table:table-cell table:style-name="ce31" table:formula="of:=IF(AND(COUNT([.C7:.J7]) &gt; 0;[.O8]&lt;&gt;&quot;&quot;);1;0)" office:value-type="float" office:value="1" calcext:value-type="float">
            <text:p>1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" calcext:value-type="float">
            <text:p>0</text:p>
          </table:table-cell>
          <table:table-cell table:formula="of:=IF([$work.W8]=&quot;&quot;;&quot;&quot;;[$work.W8]/SQRT([$work.$T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0" calcext:value-type="float">
            <text:p>0</text:p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 office:value-type="float" office:value="0" calcext:value-type="float">
            <text:p>0</text:p>
          </table:table-cell>
          <table:table-cell table:formula="of:=IF([$work.I9]=&quot;&quot;;&quot;&quot;;[$work.I9])" office:value-type="float" office:value="0" calcext:value-type="float">
            <text:p>0</text:p>
          </table:table-cell>
          <table:table-cell table:number-columns-repeated="6"/>
          <table:table-cell table:formula="of:=([.J9]=1)+([.H9]=1)+([.F9]=1)+([.D9]=1)" office:value-type="float" office:value="0" calcext:value-type="float">
            <text:p>0</text:p>
          </table:table-cell>
          <table:table-cell table:style-name="ce31" table:formula="of:=IF(AND(COUNT([.C8:.J8]) &gt; 0;[.O9]&lt;&gt;&quot;&quot;);1;0)" office:value-type="float" office:value="1" calcext:value-type="float">
            <text:p>1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" calcext:value-type="float">
            <text:p>0</text:p>
          </table:table-cell>
          <table:table-cell table:formula="of:=IF([$work.W9]=&quot;&quot;;&quot;&quot;;[$work.W9]/SQRT([$work.$T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0" calcext:value-type="float">
            <text:p>0</text:p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 office:value-type="float" office:value="0" calcext:value-type="float">
            <text:p>0</text:p>
          </table:table-cell>
          <table:table-cell table:formula="of:=IF([$work.I10]=&quot;&quot;;&quot;&quot;;[$work.I10])" office:value-type="float" office:value="0" calcext:value-type="float">
            <text:p>0</text:p>
          </table:table-cell>
          <table:table-cell table:number-columns-repeated="6"/>
          <table:table-cell table:formula="of:=([.J10]=1)+([.H10]=1)+([.F10]=1)+([.D10]=1)" office:value-type="float" office:value="0" calcext:value-type="float">
            <text:p>0</text:p>
          </table:table-cell>
          <table:table-cell table:style-name="ce31" table:formula="of:=IF(AND(COUNT([.C9:.J9]) &gt; 0;[.O10]&lt;&gt;&quot;&quot;);1;0)" office:value-type="float" office:value="1" calcext:value-type="float">
            <text:p>1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" calcext:value-type="float">
            <text:p>0</text:p>
          </table:table-cell>
          <table:table-cell table:formula="of:=IF([$work.W10]=&quot;&quot;;&quot;&quot;;[$work.W10]/SQRT([$work.$T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0" calcext:value-type="float">
            <text:p>0</text:p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0" calcext:value-type="float">
            <text:p>0</text:p>
          </table:table-cell>
          <table:table-cell table:number-columns-repeated="6"/>
          <table:table-cell table:formula="of:=([.J11]=1)+([.H11]=1)+([.F11]=1)+([.D11]=1)" office:value-type="float" office:value="0" calcext:value-type="float">
            <text:p>0</text:p>
          </table:table-cell>
          <table:table-cell table:style-name="ce31" table:formula="of:=IF(AND(COUNT([.C10:.J10]) &gt; 0;[.O11]&lt;&gt;&quot;&quot;);1;0)" office:value-type="float" office:value="1" calcext:value-type="float">
            <text:p>1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" calcext:value-type="float">
            <text:p>0</text:p>
          </table:table-cell>
          <table:table-cell table:formula="of:=IF([$work.W11]=&quot;&quot;;&quot;&quot;;[$work.W11]/SQRT([$work.$T1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0" calcext:value-type="float">
            <text:p>0</text:p>
          </table:table-cell>
          <table:table-cell table:number-columns-repeated="6"/>
          <table:table-cell table:formula="of:=([.J12]=1)+([.H12]=1)+([.F12]=1)+([.D12]=1)" office:value-type="float" office:value="0" calcext:value-type="float">
            <text:p>0</text:p>
          </table:table-cell>
          <table:table-cell table:style-name="ce31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0" calcext:value-type="float">
            <text:p>0</text:p>
          </table:table-cell>
          <table:table-cell table:number-columns-repeated="6"/>
          <table:table-cell table:formula="of:=([.J13]=1)+([.H13]=1)+([.F13]=1)+([.D13]=1)" office:value-type="float" office:value="0" calcext:value-type="float">
            <text:p>0</text:p>
          </table:table-cell>
          <table:table-cell table:style-name="ce31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0" calcext:value-type="float">
            <text:p>0</text:p>
          </table:table-cell>
          <table:table-cell table:number-columns-repeated="6"/>
          <table:table-cell table:formula="of:=([.J14]=1)+([.H14]=1)+([.F14]=1)+([.D14]=1)" office:value-type="float" office:value="0" calcext:value-type="float">
            <text:p>0</text:p>
          </table:table-cell>
          <table:table-cell table:style-name="ce31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0" calcext:value-type="float">
            <text:p>0</text:p>
          </table:table-cell>
          <table:table-cell table:number-columns-repeated="6"/>
          <table:table-cell table:formula="of:=([.J15]=1)+([.H15]=1)+([.F15]=1)+([.D15]=1)" office:value-type="float" office:value="0" calcext:value-type="float">
            <text:p>0</text:p>
          </table:table-cell>
          <table:table-cell table:style-name="ce31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31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31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31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31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31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7" calcext:value-type="float">
            <text:p>30.4741468369067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31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31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31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31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31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31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399" calcext:value-type="float">
            <text:p>41.9917484954399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31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31" table:formula="of:=IF([$work.H28]=&quot;&quot;;&quot;&quot;;[$work.H28])" office:value-type="float" office:value="0.8" calcext:value-type="float">
            <text:p>0.8</text:p>
          </table:table-cell>
          <table:table-cell table:style-name="ce31" table:formula="of:=IF([$work.I28]=&quot;&quot;;&quot;&quot;;[$work.I28])" office:value-type="float" office:value="0" calcext:value-type="float">
            <text:p>0</text:p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31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D28]=&quot;&quot;;&quot;&quot;;[$work.AD28]/SQRT([$work.$T27]))" office:value-type="float" office:value="32.6030294375672" calcext:value-type="float">
            <text:p>32.6030294375672</text:p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31" table:formula="of:=IF(AND(COUNT([.C28:.J28]) &gt; 0;[.O29]&lt;&gt;&quot;&quot;);1;0)" office:value-type="float" office:value="1" calcext:value-type="float">
            <text:p>1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style-name="ce31" table:formula="of:=IF([$work.V29]=&quot;&quot;;&quot;&quot;;[$work.V29]/SQRT([$work.$T28]))" office:value-type="float" office:value="0.661117493286554" calcext:value-type="float">
            <text:p>0.661117493286554</text:p>
          </table:table-cell>
          <table:table-cell table:style-name="ce31" table:formula="of:=IF([$work.W29]=&quot;&quot;;&quot;&quot;;[$work.W29]/SQRT([$work.$T2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31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31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0.8" calcext:value-type="float">
            <text:p>0.8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31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03.48959974356" calcext:value-type="float">
            <text:p>103.48959974356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31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28481794789947" calcext:value-type="float">
            <text:p>1.28481794789947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31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31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>
            <text:p/>
          </table:table-cell>
          <table:table-cell table:formula="of:=IF([$work.I36]=&quot;&quot;;&quot;&quot;;[$work.I36])">
            <text:p/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31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>
            <text:p/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31" table:formula="of:=IF(AND(COUNT([.C36:.J36]) &gt; 0;[.O37]&lt;&gt;&quot;&quot;);1;0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>
            <text:p/>
          </table:table-cell>
          <table:table-cell table:formula="of:=IF([$work.W37]=&quot;&quot;;&quot;&quot;;[$work.W37]/SQRT([$work.$T3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31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4" calcext:value-type="float">
            <text:p>4.37265975547494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0" calcext:value-type="float">
            <text:p>0</text:p>
          </table:table-cell>
          <table:table-cell table:number-columns-repeated="6"/>
          <table:table-cell table:formula="of:=([.J39]=1)+([.H39]=1)+([.F39]=1)+([.D39]=1)" office:value-type="float" office:value="0" calcext:value-type="float">
            <text:p>0</text:p>
          </table:table-cell>
          <table:table-cell table:style-name="ce31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0" calcext:value-type="float">
            <text:p>0</text:p>
          </table:table-cell>
          <table:table-cell table:number-columns-repeated="6"/>
          <table:table-cell table:formula="of:=([.J40]=1)+([.H40]=1)+([.F40]=1)+([.D40]=1)" office:value-type="float" office:value="0" calcext:value-type="float">
            <text:p>0</text:p>
          </table:table-cell>
          <table:table-cell table:style-name="ce31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0" calcext:value-type="float">
            <text:p>0</text:p>
          </table:table-cell>
          <table:table-cell table:number-columns-repeated="6"/>
          <table:table-cell table:formula="of:=([.J41]=1)+([.H41]=1)+([.F41]=1)+([.D41]=1)" office:value-type="float" office:value="0" calcext:value-type="float">
            <text:p>0</text:p>
          </table:table-cell>
          <table:table-cell table:style-name="ce31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0" calcext:value-type="float">
            <text:p>0</text:p>
          </table:table-cell>
          <table:table-cell table:number-columns-repeated="6"/>
          <table:table-cell table:formula="of:=([.J42]=1)+([.H42]=1)+([.F42]=1)+([.D42]=1)" office:value-type="float" office:value="0" calcext:value-type="float">
            <text:p>0</text:p>
          </table:table-cell>
          <table:table-cell table:style-name="ce31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0" calcext:value-type="float">
            <text:p>0</text:p>
          </table:table-cell>
          <table:table-cell table:number-columns-repeated="6"/>
          <table:table-cell table:formula="of:=([.J43]=1)+([.H43]=1)+([.F43]=1)+([.D43]=1)" office:value-type="float" office:value="0" calcext:value-type="float">
            <text:p>0</text:p>
          </table:table-cell>
          <table:table-cell table:style-name="ce31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>
            <text:p/>
          </table:table-cell>
          <table:table-cell table:formula="of:=IF([$work.I44]=&quot;&quot;;&quot;&quot;;[$work.I44])">
            <text:p/>
          </table:table-cell>
          <table:table-cell table:number-columns-repeated="6"/>
          <table:table-cell table:formula="of:=([.J44]=1)+([.H44]=1)+([.F44]=1)+([.D44]=1)" office:value-type="float" office:value="0" calcext:value-type="float">
            <text:p>0</text:p>
          </table:table-cell>
          <table:table-cell table:style-name="ce31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>
            <text:p/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>
            <text:p/>
          </table:table-cell>
          <table:table-cell table:formula="of:=IF([$work.I45]=&quot;&quot;;&quot;&quot;;[$work.I45])">
            <text:p/>
          </table:table-cell>
          <table:table-cell table:number-columns-repeated="6"/>
          <table:table-cell table:formula="of:=([.J45]=1)+([.H45]=1)+([.F45]=1)+([.D45]=1)" office:value-type="float" office:value="0" calcext:value-type="float">
            <text:p>0</text:p>
          </table:table-cell>
          <table:table-cell table:style-name="ce31" table:formula="of:=IF(AND(COUNT([.C44:.J44]) &gt; 0;[.O45]&lt;&gt;&quot;&quot;);1;0)" office:value-type="float" office:value="0" calcext:value-type="float">
            <text:p>0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>
            <text:p/>
          </table:table-cell>
          <table:table-cell table:formula="of:=IF([$work.W45]=&quot;&quot;;&quot;&quot;;[$work.W45]/SQRT([$work.$T4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>
            <text:p/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>
            <text:p/>
          </table:table-cell>
          <table:table-cell table:formula="of:=IF([$work.I46]=&quot;&quot;;&quot;&quot;;[$work.I46])">
            <text:p/>
          </table:table-cell>
          <table:table-cell table:number-columns-repeated="6"/>
          <table:table-cell table:formula="of:=([.J46]=1)+([.H46]=1)+([.F46]=1)+([.D46]=1)" office:value-type="float" office:value="0" calcext:value-type="float">
            <text:p>0</text:p>
          </table:table-cell>
          <table:table-cell table:style-name="ce31" table:formula="of:=IF(AND(COUNT([.C45:.J45]) &gt; 0;[.O46]&lt;&gt;&quot;&quot;);1;0)" office:value-type="float" office:value="0" calcext:value-type="float">
            <text:p>0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>
            <text:p/>
          </table:table-cell>
          <table:table-cell table:formula="of:=IF([$work.W46]=&quot;&quot;;&quot;&quot;;[$work.W46]/SQRT([$work.$T4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>
            <text:p/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0" calcext:value-type="float">
            <text:p>0</text:p>
          </table:table-cell>
          <table:table-cell table:number-columns-repeated="6"/>
          <table:table-cell table:formula="of:=([.J47]=1)+([.H47]=1)+([.F47]=1)+([.D47]=1)" office:value-type="float" office:value="0" calcext:value-type="float">
            <text:p>0</text:p>
          </table:table-cell>
          <table:table-cell table:style-name="ce31" table:formula="of:=IF(AND(COUNT([.C46:.J46]) &gt; 0;[.O47]&lt;&gt;&quot;&quot;);1;0)" office:value-type="float" office:value="0" calcext:value-type="float">
            <text:p>0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>
            <text:p/>
          </table:table-cell>
          <table:table-cell table:formula="of:=IF([$work.W47]=&quot;&quot;;&quot;&quot;;[$work.W47]/SQRT([$work.$T4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0" calcext:value-type="float">
            <text:p>0</text:p>
          </table:table-cell>
          <table:table-cell table:number-columns-repeated="6"/>
          <table:table-cell table:formula="of:=([.J48]=1)+([.H48]=1)+([.F48]=1)+([.D48]=1)" office:value-type="float" office:value="0" calcext:value-type="float">
            <text:p>0</text:p>
          </table:table-cell>
          <table:table-cell table:style-name="ce31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6" calcext:value-type="float">
            <text:p>234.246949791026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2" calcext:value-type="float">
            <text:p>389.310109195032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 office:value-type="float" office:value="1" calcext:value-type="float">
            <text:p>1</text:p>
          </table:table-cell>
          <table:table-cell table:formula="of:=IF([$work.I49]=&quot;&quot;;&quot;&quot;;[$work.I49])" office:value-type="float" office:value="0" calcext:value-type="float">
            <text:p>0</text:p>
          </table:table-cell>
          <table:table-cell table:number-columns-repeated="6"/>
          <table:table-cell table:formula="of:=([.J49]=1)+([.H49]=1)+([.F49]=1)+([.D49]=1)" office:value-type="float" office:value="0" calcext:value-type="float">
            <text:p>0</text:p>
          </table:table-cell>
          <table:table-cell table:style-name="ce31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 office:value-type="float" office:value="253.775145642624" calcext:value-type="float">
            <text:p>253.775145642624</text:p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0" calcext:value-type="float">
            <text:p>0</text:p>
          </table:table-cell>
          <table:table-cell table:number-columns-repeated="6"/>
          <table:table-cell table:formula="of:=([.J50]=1)+([.H50]=1)+([.F50]=1)+([.D50]=1)" office:value-type="float" office:value="0" calcext:value-type="float">
            <text:p>0</text:p>
          </table:table-cell>
          <table:table-cell table:style-name="ce31" table:formula="of:=IF(AND(COUNT([.C49:.J49]) &gt; 0;[.O50]&lt;&gt;&quot;&quot;);1;0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10.9996476601813" calcext:value-type="float">
            <text:p>10.9996476601813</text:p>
          </table:table-cell>
          <table:table-cell table:formula="of:=IF([$work.W50]=&quot;&quot;;&quot;&quot;;[$work.W50]/SQRT([$work.$T4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0" calcext:value-type="float">
            <text:p>0</text:p>
          </table:table-cell>
          <table:table-cell table:number-columns-repeated="6"/>
          <table:table-cell table:formula="of:=([.J51]=1)+([.H51]=1)+([.F51]=1)+([.D51]=1)" office:value-type="float" office:value="0" calcext:value-type="float">
            <text:p>0</text:p>
          </table:table-cell>
          <table:table-cell table:style-name="ce31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0" calcext:value-type="float">
            <text:p>0</text:p>
          </table:table-cell>
          <table:table-cell table:number-columns-repeated="6"/>
          <table:table-cell table:formula="of:=([.J52]=1)+([.H52]=1)+([.F52]=1)+([.D52]=1)" office:value-type="float" office:value="0" calcext:value-type="float">
            <text:p>0</text:p>
          </table:table-cell>
          <table:table-cell table:style-name="ce31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0" calcext:value-type="float">
            <text:p>0</text:p>
          </table:table-cell>
          <table:table-cell table:number-columns-repeated="6"/>
          <table:table-cell table:formula="of:=([.J53]=1)+([.H53]=1)+([.F53]=1)+([.D53]=1)" office:value-type="float" office:value="0" calcext:value-type="float">
            <text:p>0</text:p>
          </table:table-cell>
          <table:table-cell table:style-name="ce31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4" calcext:value-type="float">
            <text:p>281.862169785324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31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31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31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31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31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31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0" calcext:value-type="float">
            <text:p>0</text:p>
          </table:table-cell>
          <table:table-cell table:number-columns-repeated="6"/>
          <table:table-cell table:formula="of:=([.J60]=1)+([.H60]=1)+([.F60]=1)+([.D60]=1)" office:value-type="float" office:value="0" calcext:value-type="float">
            <text:p>0</text:p>
          </table:table-cell>
          <table:table-cell table:style-name="ce31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31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31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31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31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31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31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31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31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31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31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31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31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31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31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31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31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31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31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31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7" calcext:value-type="float">
            <text:p>30.47414683690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31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31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31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31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31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31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399" calcext:value-type="float">
            <text:p>41.99174849543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31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style-name="ce31" table:formula="of:=IF([$work.J28]=&quot;&quot;;&quot;&quot;;[$work.J28])" office:value-type="float" office:value="0.8" calcext:value-type="float">
            <text:p>0.8</text:p>
          </table:table-cell>
          <table:table-cell table:style-name="ce31" table:formula="of:=IF([$work.K28]=&quot;&quot;;&quot;&quot;;[$work.K28])" office:value-type="float" office:value="0" calcext:value-type="float">
            <text:p>0</text:p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31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1" table:formula="of:=IF([$work.AE28]=&quot;&quot;;&quot;&quot;;[$work.AE28]/SQRT([$work.$T27]))" office:value-type="float" office:value="32.6030294375672" calcext:value-type="float">
            <text:p>32.6030294375672</text:p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31" table:formula="of:=IF(AND(COUNT([.C87:.J87]) &gt; 0;[.O88]&lt;&gt;&quot;&quot;);1;0)" office:value-type="float" office:value="1" calcext:value-type="float">
            <text:p>1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table:formula="of:=IF([$work.X29]=&quot;&quot;;&quot;&quot;;[$work.X29]/SQRT([$work.$T28]))" office:value-type="float" office:value="1.60812363231865" calcext:value-type="float">
            <text:p>1.60812363231865</text:p>
          </table:table-cell>
          <table:table-cell table:style-name="ce31" table:formula="of:=IF([$work.Y29]=&quot;&quot;;&quot;&quot;;[$work.Y29]/SQRT([$work.$T2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31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31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0.8" calcext:value-type="float">
            <text:p>0.8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31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03.48959974356" calcext:value-type="float">
            <text:p>103.48959974356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31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4.75459575929265" calcext:value-type="float">
            <text:p>4.75459575929265</text:p>
          </table:table-cell>
          <table:table-cell table:formula="of:=IF([$work.Y33]=&quot;&quot;;&quot;&quot;;[$work.Y33]/SQRT([$work.$T32]))" office:value-type="float" office:value="4.75459575929265" calcext:value-type="float">
            <text:p>4.75459575929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31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8" calcext:value-type="float">
            <text:p>7.72663393209238</text:p>
          </table:table-cell>
          <table:table-cell table:formula="of:=IF([$work.Y34]=&quot;&quot;;&quot;&quot;;[$work.Y34]/SQRT([$work.$T33]))" office:value-type="float" office:value="7.72663393209238" calcext:value-type="float">
            <text:p>7.72663393209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31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>
            <text:p/>
          </table:table-cell>
          <table:table-cell table:formula="of:=IF([$work.K36]=&quot;&quot;;&quot;&quot;;[$work.K36])">
            <text:p/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31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>
            <text:p/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31" table:formula="of:=IF(AND(COUNT([.C95:.J95]) &gt; 0;[.O96]&lt;&gt;&quot;&quot;);1;0)" office:value-type="float" office:value="0" calcext:value-type="float">
            <text:p>0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>
            <text:p/>
          </table:table-cell>
          <table:table-cell table:formula="of:=IF([$work.Y37]=&quot;&quot;;&quot;&quot;;[$work.Y37]/SQRT([$work.$T3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31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31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31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31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31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31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>
            <text:p/>
          </table:table-cell>
          <table:table-cell table:formula="of:=IF([$work.K44]=&quot;&quot;;&quot;&quot;;[$work.K44])">
            <text:p/>
          </table:table-cell>
          <table:table-cell table:number-columns-repeated="4"/>
          <table:table-cell table:formula="of:=([.J103]=1)+([.H103]=1)+([.F103]=1)+([.D103]=1)" office:value-type="float" office:value="0" calcext:value-type="float">
            <text:p>0</text:p>
          </table:table-cell>
          <table:table-cell table:style-name="ce31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>
            <text:p/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>
            <text:p/>
          </table:table-cell>
          <table:table-cell table:formula="of:=IF([$work.K45]=&quot;&quot;;&quot;&quot;;[$work.K45])">
            <text:p/>
          </table:table-cell>
          <table:table-cell table:number-columns-repeated="4"/>
          <table:table-cell table:formula="of:=([.J104]=1)+([.H104]=1)+([.F104]=1)+([.D104]=1)" office:value-type="float" office:value="0" calcext:value-type="float">
            <text:p>0</text:p>
          </table:table-cell>
          <table:table-cell table:style-name="ce31" table:formula="of:=IF(AND(COUNT([.C103:.J103]) &gt; 0;[.O104]&lt;&gt;&quot;&quot;);1;0)" office:value-type="float" office:value="0" calcext:value-type="float">
            <text:p>0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>
            <text:p/>
          </table:table-cell>
          <table:table-cell table:formula="of:=IF([$work.Y45]=&quot;&quot;;&quot;&quot;;[$work.Y45]/SQRT([$work.$T4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>
            <text:p/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>
            <text:p/>
          </table:table-cell>
          <table:table-cell table:formula="of:=IF([$work.K46]=&quot;&quot;;&quot;&quot;;[$work.K46])">
            <text:p/>
          </table:table-cell>
          <table:table-cell table:number-columns-repeated="4"/>
          <table:table-cell table:formula="of:=([.J105]=1)+([.H105]=1)+([.F105]=1)+([.D105]=1)" office:value-type="float" office:value="0" calcext:value-type="float">
            <text:p>0</text:p>
          </table:table-cell>
          <table:table-cell table:style-name="ce31" table:formula="of:=IF(AND(COUNT([.C104:.J104]) &gt; 0;[.O105]&lt;&gt;&quot;&quot;);1;0)" office:value-type="float" office:value="0" calcext:value-type="float">
            <text:p>0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>
            <text:p/>
          </table:table-cell>
          <table:table-cell table:formula="of:=IF([$work.Y46]=&quot;&quot;;&quot;&quot;;[$work.Y46]/SQRT([$work.$T4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>
            <text:p/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31" table:formula="of:=IF(AND(COUNT([.C105:.J105]) &gt; 0;[.O106]&lt;&gt;&quot;&quot;);1;0)" office:value-type="float" office:value="0" calcext:value-type="float">
            <text:p>0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>
            <text:p/>
          </table:table-cell>
          <table:table-cell table:formula="of:=IF([$work.Y47]=&quot;&quot;;&quot;&quot;;[$work.Y47]/SQRT([$work.$T4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31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6" calcext:value-type="float">
            <text:p>234.2469497910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 office:value-type="float" office:value="0.4" calcext:value-type="float">
            <text:p>0.4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number-columns-repeated="4"/>
          <table:table-cell table:formula="of:=([.J108]=1)+([.H108]=1)+([.F108]=1)+([.D108]=1)" office:value-type="float" office:value="1" calcext:value-type="float">
            <text:p>1</text:p>
          </table:table-cell>
          <table:table-cell table:style-name="ce31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 office:value-type="float" office:value="101.51005825705" calcext:value-type="float">
            <text:p>101.51005825705</text:p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31" table:formula="of:=IF(AND(COUNT([.C108:.J108]) &gt; 0;[.O109]&lt;&gt;&quot;&quot;);1;0)" office:value-type="float" office:value="1" calcext:value-type="float">
            <text:p>1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 office:value-type="float" office:value="7.35484224572535" calcext:value-type="float">
            <text:p>7.35484224572535</text:p>
          </table:table-cell>
          <table:table-cell table:formula="of:=IF([$work.Y50]=&quot;&quot;;&quot;&quot;;[$work.Y50]/SQRT([$work.$T49]))" office:value-type="float" office:value="7.35484224572535" calcext:value-type="float">
            <text:p>7.35484224572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31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31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31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4" calcext:value-type="float">
            <text:p>281.8621697853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31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31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31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31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31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31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31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31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31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31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31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31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31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31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31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31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31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31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31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31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31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31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31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31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31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31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7" calcext:value-type="float">
            <text:p>30.47414683690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31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31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31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31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31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31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399" calcext:value-type="float">
            <text:p>41.99174849543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31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style-name="ce31" table:formula="of:=IF([$work.L28]=&quot;&quot;;&quot;&quot;;[$work.L28])" office:value-type="float" office:value="0.8" calcext:value-type="float">
            <text:p>0.8</text:p>
          </table:table-cell>
          <table:table-cell table:style-name="ce31" table:formula="of:=IF([$work.M28]=&quot;&quot;;&quot;&quot;;[$work.M28])" office:value-type="float" office:value="0" calcext:value-type="float">
            <text:p>0</text:p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31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1" table:formula="of:=IF([$work.AF28]=&quot;&quot;;&quot;&quot;;[$work.AF28]/SQRT([$work.$T27]))" office:value-type="float" office:value="32.6030294375672" calcext:value-type="float">
            <text:p>32.6030294375672</text:p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31" table:formula="of:=IF(AND(COUNT([.C146:.J146]) &gt; 0;[.O147]&lt;&gt;&quot;&quot;);1;0)" office:value-type="float" office:value="1" calcext:value-type="float">
            <text:p>1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table:formula="of:=IF([$work.Z29]=&quot;&quot;;&quot;&quot;;[$work.Z29]/SQRT([$work.$T28]))" office:value-type="float" office:value="1.60812363231865" calcext:value-type="float">
            <text:p>1.60812363231865</text:p>
          </table:table-cell>
          <table:table-cell table:style-name="ce31" table:formula="of:=IF([$work.AA29]=&quot;&quot;;&quot;&quot;;[$work.AA29]/SQRT([$work.$T2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31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31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0.8" calcext:value-type="float">
            <text:p>0.8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31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03.48959974356" calcext:value-type="float">
            <text:p>103.48959974356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31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5.23159403935114" calcext:value-type="float">
            <text:p>5.23159403935114</text:p>
          </table:table-cell>
          <table:table-cell table:formula="of:=IF([$work.AA33]=&quot;&quot;;&quot;&quot;;[$work.AA33]/SQRT([$work.$T32]))" office:value-type="float" office:value="5.23159403935114" calcext:value-type="float">
            <text:p>5.2315940393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31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31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>
            <text:p/>
          </table:table-cell>
          <table:table-cell table:formula="of:=IF([$work.M36]=&quot;&quot;;&quot;&quot;;[$work.M36])">
            <text:p/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31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>
            <text:p/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31" table:formula="of:=IF(AND(COUNT([.C154:.J154]) &gt; 0;[.O155]&lt;&gt;&quot;&quot;);1;0)" office:value-type="float" office:value="0" calcext:value-type="float">
            <text:p>0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>
            <text:p/>
          </table:table-cell>
          <table:table-cell table:formula="of:=IF([$work.AA37]=&quot;&quot;;&quot;&quot;;[$work.AA37]/SQRT([$work.$T3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31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31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31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31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31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31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>
            <text:p/>
          </table:table-cell>
          <table:table-cell table:formula="of:=IF([$work.M44]=&quot;&quot;;&quot;&quot;;[$work.M44])">
            <text:p/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31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>
            <text:p/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>
            <text:p/>
          </table:table-cell>
          <table:table-cell table:formula="of:=IF([$work.M45]=&quot;&quot;;&quot;&quot;;[$work.M45])">
            <text:p/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31" table:formula="of:=IF(AND(COUNT([.C162:.J162]) &gt; 0;[.O163]&lt;&gt;&quot;&quot;);1;0)" office:value-type="float" office:value="0" calcext:value-type="float">
            <text:p>0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>
            <text:p/>
          </table:table-cell>
          <table:table-cell table:formula="of:=IF([$work.AA45]=&quot;&quot;;&quot;&quot;;[$work.AA45]/SQRT([$work.$T4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>
            <text:p/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>
            <text:p/>
          </table:table-cell>
          <table:table-cell table:formula="of:=IF([$work.M46]=&quot;&quot;;&quot;&quot;;[$work.M46])">
            <text:p/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31" table:formula="of:=IF(AND(COUNT([.C163:.J163]) &gt; 0;[.O164]&lt;&gt;&quot;&quot;);1;0)" office:value-type="float" office:value="0" calcext:value-type="float">
            <text:p>0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>
            <text:p/>
          </table:table-cell>
          <table:table-cell table:formula="of:=IF([$work.AA46]=&quot;&quot;;&quot;&quot;;[$work.AA46]/SQRT([$work.$T4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>
            <text:p/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31" table:formula="of:=IF(AND(COUNT([.C164:.J164]) &gt; 0;[.O165]&lt;&gt;&quot;&quot;);1;0)" office:value-type="float" office:value="0" calcext:value-type="float">
            <text:p>0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>
            <text:p/>
          </table:table-cell>
          <table:table-cell table:formula="of:=IF([$work.AA47]=&quot;&quot;;&quot;&quot;;[$work.AA47]/SQRT([$work.$T4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31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6" calcext:value-type="float">
            <text:p>234.246949791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31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31" table:formula="of:=IF(AND(COUNT([.C167:.J167]) &gt; 0;[.O168]&lt;&gt;&quot;&quot;);1;0)" office:value-type="float" office:value="1" calcext:value-type="float">
            <text:p>1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31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31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31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4" calcext:value-type="float">
            <text:p>281.8621697853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31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31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31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31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31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31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31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31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31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number-columns-repeated="3"/>
          <table:table-cell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31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number-columns-repeated="3"/>
          <table:table-cell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31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number-columns-repeated="3"/>
          <table:table-cell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31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number-columns-repeated="3"/>
          <table:table-cell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31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31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31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31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31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31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31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31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31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31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31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31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31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31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7" calcext:value-type="float">
            <text:p>30.47414683690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31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31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31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31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31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31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399" calcext:value-type="float">
            <text:p>41.991748495439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31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style-name="ce31" table:formula="of:=IF([$work.N28]=&quot;&quot;;&quot;&quot;;[$work.N28])" office:value-type="float" office:value="0.8" calcext:value-type="float">
            <text:p>0.8</text:p>
          </table:table-cell>
          <table:table-cell table:style-name="ce31" table:formula="of:=IF([$work.O28]=&quot;&quot;;&quot;&quot;;[$work.O28])" office:value-type="float" office:value="0" calcext:value-type="float">
            <text:p>0</text:p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31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style-name="ce31" table:formula="of:=IF([$work.AG28]=&quot;&quot;;&quot;&quot;;[$work.AG28]/SQRT([$work.$T27]))" office:value-type="float" office:value="32.6030294375672" calcext:value-type="float">
            <text:p>32.6030294375672</text:p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31" table:formula="of:=IF(AND(COUNT([.C205:.J205]) &gt; 0;[.O206]&lt;&gt;&quot;&quot;);1;0)" office:value-type="float" office:value="1" calcext:value-type="float">
            <text:p>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B29]=&quot;&quot;;&quot;&quot;;[$work.AB29]/SQRT([$work.$T28]))" office:value-type="float" office:value="2.53726173099164" calcext:value-type="float">
            <text:p>2.53726173099164</text:p>
          </table:table-cell>
          <table:table-cell table:style-name="ce31" table:formula="of:=IF([$work.AC29]=&quot;&quot;;&quot;&quot;;[$work.AC29]/SQRT([$work.$T28]))" office:value-type="float" office:value="0" calcext:value-type="float">
            <text:p>0</text:p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31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31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0.8" calcext:value-type="float">
            <text:p>0.8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31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03.48959974356" calcext:value-type="float">
            <text:p>103.48959974356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31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7.32423165509159" calcext:value-type="float">
            <text:p>7.32423165509159</text:p>
          </table:table-cell>
          <table:table-cell table:formula="of:=IF([$work.AC33]=&quot;&quot;;&quot;&quot;;[$work.AC33]/SQRT([$work.$T32]))" office:value-type="float" office:value="7.32423165509159" calcext:value-type="float">
            <text:p>7.3242316550915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31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31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>
            <text:p/>
          </table:table-cell>
          <table:table-cell table:formula="of:=IF([$work.O36]=&quot;&quot;;&quot;&quot;;[$work.O36])">
            <text:p/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31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>
            <text:p/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31" table:formula="of:=IF(AND(COUNT([.C213:.J213]) &gt; 0;[.O214]&lt;&gt;&quot;&quot;);1;0)" office:value-type="float" office:value="0" calcext:value-type="float">
            <text:p>0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>
            <text:p/>
          </table:table-cell>
          <table:table-cell table:formula="of:=IF([$work.AC37]=&quot;&quot;;&quot;&quot;;[$work.AC37]/SQRT([$work.$T36]))">
            <text:p/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31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31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31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31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31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31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>
            <text:p/>
          </table:table-cell>
          <table:table-cell table:formula="of:=IF([$work.O44]=&quot;&quot;;&quot;&quot;;[$work.O44])">
            <text:p/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31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>
            <text:p/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>
            <text:p/>
          </table:table-cell>
          <table:table-cell table:formula="of:=IF([$work.O45]=&quot;&quot;;&quot;&quot;;[$work.O45])">
            <text:p/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31" table:formula="of:=IF(AND(COUNT([.C221:.J221]) &gt; 0;[.O222]&lt;&gt;&quot;&quot;);1;0)" office:value-type="float" office:value="0" calcext:value-type="float">
            <text:p>0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>
            <text:p/>
          </table:table-cell>
          <table:table-cell table:formula="of:=IF([$work.AC45]=&quot;&quot;;&quot;&quot;;[$work.AC45]/SQRT([$work.$T44]))">
            <text:p/>
          </table:table-cell>
          <table:table-cell table:number-columns-repeated="3"/>
          <table:table-cell table:formula="of:=IF([$work.AG45]=&quot;&quot;;&quot;&quot;;[$work.AG45]/SQRT([$work.$T44]))">
            <text:p/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>
            <text:p/>
          </table:table-cell>
          <table:table-cell table:formula="of:=IF([$work.O46]=&quot;&quot;;&quot;&quot;;[$work.O46])">
            <text:p/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31" table:formula="of:=IF(AND(COUNT([.C222:.J222]) &gt; 0;[.O223]&lt;&gt;&quot;&quot;);1;0)" office:value-type="float" office:value="0" calcext:value-type="float">
            <text:p>0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>
            <text:p/>
          </table:table-cell>
          <table:table-cell table:formula="of:=IF([$work.AC46]=&quot;&quot;;&quot;&quot;;[$work.AC46]/SQRT([$work.$T45]))">
            <text:p/>
          </table:table-cell>
          <table:table-cell table:number-columns-repeated="3"/>
          <table:table-cell table:formula="of:=IF([$work.AG46]=&quot;&quot;;&quot;&quot;;[$work.AG46]/SQRT([$work.$T45]))">
            <text:p/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31" table:formula="of:=IF(AND(COUNT([.C223:.J223]) &gt; 0;[.O224]&lt;&gt;&quot;&quot;);1;0)" office:value-type="float" office:value="0" calcext:value-type="float">
            <text:p>0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>
            <text:p/>
          </table:table-cell>
          <table:table-cell table:formula="of:=IF([$work.AC47]=&quot;&quot;;&quot;&quot;;[$work.AC47]/SQRT([$work.$T46]))">
            <text:p/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31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6" calcext:value-type="float">
            <text:p>234.24694979102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 office:value-type="float" office:value="0" calcext:value-type="float">
            <text:p>0</text:p>
          </table:table-cell>
          <table:table-cell table:formula="of:=IF([$work.O49]=&quot;&quot;;&quot;&quot;;[$work.O49])" office:value-type="float" office:value="0" calcext:value-type="float">
            <text:p>0</text:p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31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31" table:formula="of:=IF(AND(COUNT([.C226:.J226]) &gt; 0;[.O227]&lt;&gt;&quot;&quot;);1;0)" office:value-type="float" office:value="1" calcext:value-type="float">
            <text:p>1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0" calcext:value-type="float">
            <text:p>0</text:p>
          </table:table-cell>
          <table:table-cell table:formula="of:=IF([$work.AC50]=&quot;&quot;;&quot;&quot;;[$work.AC50]/SQRT([$work.$T49]))" office:value-type="float" office:value="0" calcext:value-type="float">
            <text:p>0</text:p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31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31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31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4" calcext:value-type="float">
            <text:p>281.8621697853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31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31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31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31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31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31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31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table:table-column table:style-name="co35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49" office:value-type="string" calcext:value-type="string">
            <text:p>\begin{tabular}{c|cccccccc}</text:p>
          </table:table-cell>
          <table:table-cell table:style-name="ce31" table:number-columns-repeated="35"/>
        </table:table-row>
        <table:table-row table:style-name="ro1">
          <table:table-cell/>
          <table:table-cell table:style-name="ce49" office:value-type="string" calcext:value-type="string">
            <text:p>Date</text:p>
          </table:table-cell>
          <table:table-cell table:style-name="ce31" office:value-type="string" calcext:value-type="string">
            <text:p>&amp;</text:p>
          </table:table-cell>
          <table:table-cell table:style-name="ce31" office:value-type="string" calcext:value-type="string">
            <text:p>\multicolumn{2}{c}{Kindergartens}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office:value-type="string" calcext:value-type="string">
            <text:p>\multicolumn{2}{c}{First grade}</text:p>
          </table:table-cell>
          <table:table-cell table:style-name="ce31" office:value-type="string" calcext:value-type="string">
            <text:p>&amp;</text:p>
          </table:table-cell>
          <table:table-cell table:style-name="ce31" office:value-type="string" calcext:value-type="string">
            <text:p>\multicolumn{2}{c}{Second grade}</text:p>
          </table:table-cell>
          <table:table-cell table:style-name="ce31" office:value-type="string" calcext:value-type="string">
            <text:p>&amp;</text:p>
          </table:table-cell>
          <table:table-cell table:style-name="ce31" office:value-type="string" calcext:value-type="string">
            <text:p>\multicolumn{2}{c}{Secondary}</text:p>
          </table:table-cell>
          <table:table-cell table:style-name="ce31" office:value-type="string" calcext:value-type="string">
            <text:p>\\</text:p>
          </table:table-cell>
          <table:table-cell table:style-name="ce31"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1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1$</text:p>
          </table:table-cell>
          <table:table-cell table:number-columns-repeated="7"/>
          <table:table-cell table:style-name="ce31"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$S^2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2$</text:p>
          </table:table-cell>
          <table:table-cell table:style-name="ce31"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3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3$</text:p>
          </table:table-cell>
          <table:table-cell table:style-name="ce31"/>
          <table:table-cell/>
          <table:table-cell office:value-type="string" calcext:value-type="string">
            <text:p>&amp;</text:p>
          </table:table-cell>
          <table:table-cell table:style-name="ce53" office:value-type="string" calcext:value-type="string">
            <text:p>$S^4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4$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7]" office:value-type="date" office:date-value="2020-04-06" calcext:value-type="date">
            <text:p>06-Apr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7]=&quot;&quot;;[input.J7]=&quot;&quot;);&quot;&quot;;&quot;$&quot;&amp;[input.H7]&amp;IF([input.J7]=&quot;&quot;;&quot;&quot;;&quot;^&quot;&amp;[input.J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7]=&quot;&quot;;[.D5]=0);&quot;&quot;;IF([input.I7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7]=&quot;&quot;;[input.Y7]=&quot;&quot;);&quot;&quot;;&quot;$&quot;&amp;[input.W7]&amp;IF([input.Y7]=&quot;&quot;;&quot;&quot;;&quot;^&quot;&amp;[input.Y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7]=&quot;&quot;;[.S5]=0);&quot;&quot;;IF([input.X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7]=&quot;&quot;;[input.AF7]=&quot;&quot;);&quot;&quot;;&quot;$&quot;&amp;[input.AD7]&amp;IF([input.AF7]=&quot;&quot;;&quot;&quot;;&quot;^&quot;&amp;[input.AF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7]=&quot;&quot;;[.Z5]=0);&quot;&quot;;IF([input.AE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7]=&quot;&quot;;[input.AM7]=&quot;&quot;);&quot;&quot;;&quot;$&quot;&amp;[input.AK7]&amp;IF([input.AM7]=&quot;&quot;;&quot;&quot;;&quot;^&quot;&amp;[input.AM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7]=&quot;&quot;;[.AG5]=0);&quot;&quot;;IF([input.AL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8]" office:value-type="date" office:date-value="2020-04-13" calcext:value-type="date">
            <text:p>13-Apr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8]=&quot;&quot;;[input.J8]=&quot;&quot;);&quot;&quot;;&quot;$&quot;&amp;[input.H8]&amp;IF([input.J8]=&quot;&quot;;&quot;&quot;;&quot;^&quot;&amp;[input.J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8]=&quot;&quot;;[.D6]=0);&quot;&quot;;IF([input.I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8]=&quot;&quot;;[input.Y8]=&quot;&quot;);&quot;&quot;;&quot;$&quot;&amp;[input.W8]&amp;IF([input.Y8]=&quot;&quot;;&quot;&quot;;&quot;^&quot;&amp;[input.Y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8]=&quot;&quot;;[.S6]=0);&quot;&quot;;IF([input.X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8]=&quot;&quot;;[input.AF8]=&quot;&quot;);&quot;&quot;;&quot;$&quot;&amp;[input.AD8]&amp;IF([input.AF8]=&quot;&quot;;&quot;&quot;;&quot;^&quot;&amp;[input.AF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8]=&quot;&quot;;[.Z6]=0);&quot;&quot;;IF([input.AE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8]=&quot;&quot;;[input.AM8]=&quot;&quot;);&quot;&quot;;&quot;$&quot;&amp;[input.AK8]&amp;IF([input.AM8]=&quot;&quot;;&quot;&quot;;&quot;^&quot;&amp;[input.AM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8]=&quot;&quot;;[.AG6]=0);&quot;&quot;;IF([input.AL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9]" office:value-type="date" office:date-value="2020-04-20" calcext:value-type="date">
            <text:p>20-Apr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9]=&quot;&quot;;[input.J9]=&quot;&quot;);&quot;&quot;;&quot;$&quot;&amp;[input.H9]&amp;IF([input.J9]=&quot;&quot;;&quot;&quot;;&quot;^&quot;&amp;[input.J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9]=&quot;&quot;;[.D7]=0);&quot;&quot;;IF([input.I9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9]=&quot;&quot;;[input.Y9]=&quot;&quot;);&quot;&quot;;&quot;$&quot;&amp;[input.W9]&amp;IF([input.Y9]=&quot;&quot;;&quot;&quot;;&quot;^&quot;&amp;[input.Y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9]=&quot;&quot;;[.S7]=0);&quot;&quot;;IF([input.X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9]=&quot;&quot;;[input.AF9]=&quot;&quot;);&quot;&quot;;&quot;$&quot;&amp;[input.AD9]&amp;IF([input.AF9]=&quot;&quot;;&quot;&quot;;&quot;^&quot;&amp;[input.AF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9]=&quot;&quot;;[.Z7]=0);&quot;&quot;;IF([input.AE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9]=&quot;&quot;;[input.AM9]=&quot;&quot;);&quot;&quot;;&quot;$&quot;&amp;[input.AK9]&amp;IF([input.AM9]=&quot;&quot;;&quot;&quot;;&quot;^&quot;&amp;[input.AM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9]=&quot;&quot;;[.AG7]=0);&quot;&quot;;IF([input.AL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0]" office:value-type="date" office:date-value="2020-04-27" calcext:value-type="date">
            <text:p>27-Apr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0]=&quot;&quot;;[input.J10]=&quot;&quot;);&quot;&quot;;&quot;$&quot;&amp;[input.H10]&amp;IF([input.J10]=&quot;&quot;;&quot;&quot;;&quot;^&quot;&amp;[input.J1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0]=&quot;&quot;;[.D8]=0);&quot;&quot;;IF([input.I10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0]=&quot;&quot;;[input.Y10]=&quot;&quot;);&quot;&quot;;&quot;$&quot;&amp;[input.W10]&amp;IF([input.Y10]=&quot;&quot;;&quot;&quot;;&quot;^&quot;&amp;[input.Y1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0]=&quot;&quot;;[.S8]=0);&quot;&quot;;IF([input.X10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0]=&quot;&quot;;[input.AF10]=&quot;&quot;);&quot;&quot;;&quot;$&quot;&amp;[input.AD10]&amp;IF([input.AF10]=&quot;&quot;;&quot;&quot;;&quot;^&quot;&amp;[input.AF1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0]=&quot;&quot;;[.Z8]=0);&quot;&quot;;IF([input.AE10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0]=&quot;&quot;;[input.AM10]=&quot;&quot;);&quot;&quot;;&quot;$&quot;&amp;[input.AK10]&amp;IF([input.AM10]=&quot;&quot;;&quot;&quot;;&quot;^&quot;&amp;[input.AM1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0]=&quot;&quot;;[.AG8]=0);&quot;&quot;;IF([input.AL10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1]" office:value-type="date" office:date-value="2020-05-04" calcext:value-type="date">
            <text:p>04-May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1]=&quot;&quot;;[input.J11]=&quot;&quot;);&quot;&quot;;&quot;$&quot;&amp;[input.H11]&amp;IF([input.J11]=&quot;&quot;;&quot;&quot;;&quot;^&quot;&amp;[input.J1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1]=&quot;&quot;;[.D9]=0);&quot;&quot;;IF([input.I11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1]=&quot;&quot;;[input.Y11]=&quot;&quot;);&quot;&quot;;&quot;$&quot;&amp;[input.W11]&amp;IF([input.Y11]=&quot;&quot;;&quot;&quot;;&quot;^&quot;&amp;[input.Y1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1]=&quot;&quot;;[.S9]=0);&quot;&quot;;IF([input.X11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1]=&quot;&quot;;[input.AF11]=&quot;&quot;);&quot;&quot;;&quot;$&quot;&amp;[input.AD11]&amp;IF([input.AF11]=&quot;&quot;;&quot;&quot;;&quot;^&quot;&amp;[input.AF1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1]=&quot;&quot;;[.Z9]=0);&quot;&quot;;IF([input.AE11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1]=&quot;&quot;;[input.AM11]=&quot;&quot;);&quot;&quot;;&quot;$&quot;&amp;[input.AK11]&amp;IF([input.AM11]=&quot;&quot;;&quot;&quot;;&quot;^&quot;&amp;[input.AM1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1]=&quot;&quot;;[.AG9]=0);&quot;&quot;;IF([input.AL11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2]" office:value-type="date" office:date-value="2020-05-11" calcext:value-type="date">
            <text:p>11-May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2]=&quot;&quot;;[input.J12]=&quot;&quot;);&quot;&quot;;&quot;$&quot;&amp;[input.H12]&amp;IF([input.J12]=&quot;&quot;;&quot;&quot;;&quot;^&quot;&amp;[input.J12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2]=&quot;&quot;;[.D10]=0);&quot;&quot;;IF([input.I12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2]=&quot;&quot;;[input.Y12]=&quot;&quot;);&quot;&quot;;&quot;$&quot;&amp;[input.W12]&amp;IF([input.Y12]=&quot;&quot;;&quot;&quot;;&quot;^&quot;&amp;[input.Y12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2]=&quot;&quot;;[.S10]=0);&quot;&quot;;IF([input.X12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2]=&quot;&quot;;[input.AF12]=&quot;&quot;);&quot;&quot;;&quot;$&quot;&amp;[input.AD12]&amp;IF([input.AF12]=&quot;&quot;;&quot;&quot;;&quot;^&quot;&amp;[input.AF1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2]=&quot;&quot;;[.Z10]=0);&quot;&quot;;IF([input.AE12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2]=&quot;&quot;;[input.AM12]=&quot;&quot;);&quot;&quot;;&quot;$&quot;&amp;[input.AK12]&amp;IF([input.AM12]=&quot;&quot;;&quot;&quot;;&quot;^&quot;&amp;[input.AM12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2]=&quot;&quot;;[.AG10]=0);&quot;&quot;;IF([input.AL12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3]" office:value-type="date" office:date-value="2020-05-18" calcext:value-type="date">
            <text:p>18-May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3]=&quot;&quot;;[input.J13]=&quot;&quot;);&quot;&quot;;&quot;$&quot;&amp;[input.H13]&amp;IF([input.J13]=&quot;&quot;;&quot;&quot;;&quot;^&quot;&amp;[input.J1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3]=&quot;&quot;;[.D11]=0);&quot;&quot;;IF([input.I13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3]=&quot;&quot;;[input.Y13]=&quot;&quot;);&quot;&quot;;&quot;$&quot;&amp;[input.W13]&amp;IF([input.Y13]=&quot;&quot;;&quot;&quot;;&quot;^&quot;&amp;[input.Y13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3]=&quot;&quot;;[.S11]=0);&quot;&quot;;IF([input.X13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3]=&quot;&quot;;[input.AF13]=&quot;&quot;);&quot;&quot;;&quot;$&quot;&amp;[input.AD13]&amp;IF([input.AF13]=&quot;&quot;;&quot;&quot;;&quot;^&quot;&amp;[input.AF1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3]=&quot;&quot;;[.Z11]=0);&quot;&quot;;IF([input.AE13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3]=&quot;&quot;;[input.AM13]=&quot;&quot;);&quot;&quot;;&quot;$&quot;&amp;[input.AK13]&amp;IF([input.AM13]=&quot;&quot;;&quot;&quot;;&quot;^&quot;&amp;[input.AM13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3]=&quot;&quot;;[.AG11]=0);&quot;&quot;;IF([input.AL13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4]" office:value-type="date" office:date-value="2020-05-25" calcext:value-type="date">
            <text:p>25-May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4]=&quot;&quot;;[input.J14]=&quot;&quot;);&quot;&quot;;&quot;$&quot;&amp;[input.H14]&amp;IF([input.J14]=&quot;&quot;;&quot;&quot;;&quot;^&quot;&amp;[input.J1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4]=&quot;&quot;;[.D12]=0);&quot;&quot;;IF([input.I14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4]=&quot;&quot;;[input.Y14]=&quot;&quot;);&quot;&quot;;&quot;$&quot;&amp;[input.W14]&amp;IF([input.Y14]=&quot;&quot;;&quot;&quot;;&quot;^&quot;&amp;[input.Y14])&amp;&quot;$&quot;)" office:value-type="string" office:string-value="$0.5^a$" calcext:value-type="string">
            <text:p>$0.5^a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4]=&quot;&quot;;[.S12]=0);&quot;&quot;;IF([input.X14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4]=&quot;&quot;;[input.AF14]=&quot;&quot;);&quot;&quot;;&quot;$&quot;&amp;[input.AD14]&amp;IF([input.AF14]=&quot;&quot;;&quot;&quot;;&quot;^&quot;&amp;[input.AF1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4]=&quot;&quot;;[.Z12]=0);&quot;&quot;;IF([input.AE1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4]=&quot;&quot;;[input.AM14]=&quot;&quot;);&quot;&quot;;&quot;$&quot;&amp;[input.AK14]&amp;IF([input.AM14]=&quot;&quot;;&quot;&quot;;&quot;^&quot;&amp;[input.AM14])&amp;&quot;$&quot;)" office:value-type="string" office:string-value="$^b$" calcext:value-type="string">
            <text:p>$^b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4]=&quot;&quot;;[.AG12]=0);&quot;&quot;;IF([input.AL14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5]" office:value-type="date" office:date-value="2020-06-01" calcext:value-type="date">
            <text:p>01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5]=&quot;&quot;;[input.J15]=&quot;&quot;);&quot;&quot;;&quot;$&quot;&amp;[input.H15]&amp;IF([input.J15]=&quot;&quot;;&quot;&quot;;&quot;^&quot;&amp;[input.J15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5]=&quot;&quot;;[.D13]=0);&quot;&quot;;IF([input.I15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5]=&quot;&quot;;[input.Y15]=&quot;&quot;);&quot;&quot;;&quot;$&quot;&amp;[input.W15]&amp;IF([input.Y15]=&quot;&quot;;&quot;&quot;;&quot;^&quot;&amp;[input.Y15])&amp;&quot;$&quot;)" office:value-type="string" office:string-value="$0.5$" calcext:value-type="string">
            <text:p>$0.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5]=&quot;&quot;;[.S13]=0);&quot;&quot;;IF([input.X15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5]=&quot;&quot;;[input.AF15]=&quot;&quot;);&quot;&quot;;&quot;$&quot;&amp;[input.AD15]&amp;IF([input.AF15]=&quot;&quot;;&quot;&quot;;&quot;^&quot;&amp;[input.AF1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5]=&quot;&quot;;[.Z13]=0);&quot;&quot;;IF([input.AE1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5]=&quot;&quot;;[input.AM15]=&quot;&quot;);&quot;&quot;;&quot;$&quot;&amp;[input.AK15]&amp;IF([input.AM15]=&quot;&quot;;&quot;&quot;;&quot;^&quot;&amp;[input.AM1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5]=&quot;&quot;;[.AG13]=0);&quot;&quot;;IF([input.AL15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6]" office:value-type="date" office:date-value="2020-06-08" calcext:value-type="date">
            <text:p>08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6]=&quot;&quot;;[input.J16]=&quot;&quot;);&quot;&quot;;&quot;$&quot;&amp;[input.H16]&amp;IF([input.J16]=&quot;&quot;;&quot;&quot;;&quot;^&quot;&amp;[input.J16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6]=&quot;&quot;;[input.Y16]=&quot;&quot;);&quot;&quot;;&quot;$&quot;&amp;[input.W16]&amp;IF([input.Y16]=&quot;&quot;;&quot;&quot;;&quot;^&quot;&amp;[input.Y16])&amp;&quot;$&quot;)" office:value-type="string" office:string-value="$0.5$" calcext:value-type="string">
            <text:p>$0.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6]=&quot;&quot;;[.S14]=0);&quot;&quot;;IF([input.X16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6]=&quot;&quot;;[input.AF16]=&quot;&quot;);&quot;&quot;;&quot;$&quot;&amp;[input.AD16]&amp;IF([input.AF16]=&quot;&quot;;&quot;&quot;;&quot;^&quot;&amp;[input.AF1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6]=&quot;&quot;;[.Z14]=0);&quot;&quot;;IF([input.AE1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6]=&quot;&quot;;[input.AM16]=&quot;&quot;);&quot;&quot;;&quot;$&quot;&amp;[input.AK16]&amp;IF([input.AM16]=&quot;&quot;;&quot;&quot;;&quot;^&quot;&amp;[input.AM1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6]=&quot;&quot;;[.AG14]=0);&quot;&quot;;IF([input.AL16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7]" office:value-type="date" office:date-value="2020-06-15" calcext:value-type="date">
            <text:p>15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7]=&quot;&quot;;[input.J17]=&quot;&quot;);&quot;&quot;;&quot;$&quot;&amp;[input.H17]&amp;IF([input.J17]=&quot;&quot;;&quot;&quot;;&quot;^&quot;&amp;[input.J17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7]=&quot;&quot;;[input.Y17]=&quot;&quot;);&quot;&quot;;&quot;$&quot;&amp;[input.W17]&amp;IF([input.Y17]=&quot;&quot;;&quot;&quot;;&quot;^&quot;&amp;[input.Y17])&amp;&quot;$&quot;)" office:value-type="string" office:string-value="$0.5$" calcext:value-type="string">
            <text:p>$0.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7]=&quot;&quot;;[.S15]=0);&quot;&quot;;IF([input.X1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7]=&quot;&quot;;[input.AF17]=&quot;&quot;);&quot;&quot;;&quot;$&quot;&amp;[input.AD17]&amp;IF([input.AF17]=&quot;&quot;;&quot;&quot;;&quot;^&quot;&amp;[input.AF1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7]=&quot;&quot;;[.Z15]=0);&quot;&quot;;IF([input.AE17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7]=&quot;&quot;;[input.AM17]=&quot;&quot;);&quot;&quot;;&quot;$&quot;&amp;[input.AK17]&amp;IF([input.AM17]=&quot;&quot;;&quot;&quot;;&quot;^&quot;&amp;[input.AM1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7]=&quot;&quot;;[.AG15]=0);&quot;&quot;;IF([input.AL1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8]" office:value-type="date" office:date-value="2020-06-22" calcext:value-type="date">
            <text:p>22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8]=&quot;&quot;;[input.J18]=&quot;&quot;);&quot;&quot;;&quot;$&quot;&amp;[input.H18]&amp;IF([input.J18]=&quot;&quot;;&quot;&quot;;&quot;^&quot;&amp;[input.J18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8]=&quot;&quot;;[input.Y18]=&quot;&quot;);&quot;&quot;;&quot;$&quot;&amp;[input.W18]&amp;IF([input.Y18]=&quot;&quot;;&quot;&quot;;&quot;^&quot;&amp;[input.Y18])&amp;&quot;$&quot;)" office:value-type="string" office:string-value="$0.5$" calcext:value-type="string">
            <text:p>$0.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8]=&quot;&quot;;[.S16]=0);&quot;&quot;;IF([input.X1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8]=&quot;&quot;;[input.AF18]=&quot;&quot;);&quot;&quot;;&quot;$&quot;&amp;[input.AD18]&amp;IF([input.AF18]=&quot;&quot;;&quot;&quot;;&quot;^&quot;&amp;[input.AF18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8]=&quot;&quot;;[.Z16]=0);&quot;&quot;;IF([input.AE18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8]=&quot;&quot;;[input.AM18]=&quot;&quot;);&quot;&quot;;&quot;$&quot;&amp;[input.AK18]&amp;IF([input.AM18]=&quot;&quot;;&quot;&quot;;&quot;^&quot;&amp;[input.AM1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8]=&quot;&quot;;[.AG16]=0);&quot;&quot;;IF([input.AL1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9]" office:value-type="date" office:date-value="2020-06-29" calcext:value-type="date">
            <text:p>29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9]=&quot;&quot;;[input.J19]=&quot;&quot;);&quot;&quot;;&quot;$&quot;&amp;[input.H19]&amp;IF([input.J19]=&quot;&quot;;&quot;&quot;;&quot;^&quot;&amp;[input.J19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9]=&quot;&quot;;[.D17]=0);&quot;&quot;;IF([input.I19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9]=&quot;&quot;;[input.Y19]=&quot;&quot;);&quot;&quot;;&quot;$&quot;&amp;[input.W19]&amp;IF([input.Y19]=&quot;&quot;;&quot;&quot;;&quot;^&quot;&amp;[input.Y19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9]=&quot;&quot;;[.S17]=0);&quot;&quot;;IF([input.X19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9]=&quot;&quot;;[input.AF19]=&quot;&quot;);&quot;&quot;;&quot;$&quot;&amp;[input.AD19]&amp;IF([input.AF19]=&quot;&quot;;&quot;&quot;;&quot;^&quot;&amp;[input.AF19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9]=&quot;&quot;;[.Z17]=0);&quot;&quot;;IF([input.AE19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9]=&quot;&quot;;[input.AM19]=&quot;&quot;);&quot;&quot;;&quot;$&quot;&amp;[input.AK19]&amp;IF([input.AM19]=&quot;&quot;;&quot;&quot;;&quot;^&quot;&amp;[input.AM19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9]=&quot;&quot;;[.AG17]=0);&quot;&quot;;IF([input.AL19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0]" office:value-type="date" office:date-value="2020-07-06" calcext:value-type="date">
            <text:p>06-Jul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0]=&quot;&quot;;[input.J20]=&quot;&quot;);&quot;&quot;;&quot;$&quot;&amp;[input.H20]&amp;IF([input.J20]=&quot;&quot;;&quot;&quot;;&quot;^&quot;&amp;[input.J20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0]=&quot;&quot;;[.D18]=0);&quot;&quot;;IF([input.I20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0]=&quot;&quot;;[input.Y20]=&quot;&quot;);&quot;&quot;;&quot;$&quot;&amp;[input.W20]&amp;IF([input.Y20]=&quot;&quot;;&quot;&quot;;&quot;^&quot;&amp;[input.Y20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0]=&quot;&quot;;[.S18]=0);&quot;&quot;;IF([input.X20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0]=&quot;&quot;;[input.AF20]=&quot;&quot;);&quot;&quot;;&quot;$&quot;&amp;[input.AD20]&amp;IF([input.AF20]=&quot;&quot;;&quot;&quot;;&quot;^&quot;&amp;[input.AF20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0]=&quot;&quot;;[.Z18]=0);&quot;&quot;;IF([input.AE20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0]=&quot;&quot;;[input.AM20]=&quot;&quot;);&quot;&quot;;&quot;$&quot;&amp;[input.AK20]&amp;IF([input.AM20]=&quot;&quot;;&quot;&quot;;&quot;^&quot;&amp;[input.AM20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0]=&quot;&quot;;[.AG18]=0);&quot;&quot;;IF([input.AL20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1]" office:value-type="date" office:date-value="2020-07-13" calcext:value-type="date">
            <text:p>13-Jul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1]=&quot;&quot;;[input.J21]=&quot;&quot;);&quot;&quot;;&quot;$&quot;&amp;[input.H21]&amp;IF([input.J21]=&quot;&quot;;&quot;&quot;;&quot;^&quot;&amp;[input.J21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1]=&quot;&quot;;[.D19]=0);&quot;&quot;;IF([input.I21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1]=&quot;&quot;;[input.Y21]=&quot;&quot;);&quot;&quot;;&quot;$&quot;&amp;[input.W21]&amp;IF([input.Y21]=&quot;&quot;;&quot;&quot;;&quot;^&quot;&amp;[input.Y21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1]=&quot;&quot;;[.S19]=0);&quot;&quot;;IF([input.X21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1]=&quot;&quot;;[input.AF21]=&quot;&quot;);&quot;&quot;;&quot;$&quot;&amp;[input.AD21]&amp;IF([input.AF21]=&quot;&quot;;&quot;&quot;;&quot;^&quot;&amp;[input.AF21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1]=&quot;&quot;;[.Z19]=0);&quot;&quot;;IF([input.AE21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1]=&quot;&quot;;[input.AM21]=&quot;&quot;);&quot;&quot;;&quot;$&quot;&amp;[input.AK21]&amp;IF([input.AM21]=&quot;&quot;;&quot;&quot;;&quot;^&quot;&amp;[input.AM21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1]=&quot;&quot;;[.AG19]=0);&quot;&quot;;IF([input.AL21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2]" office:value-type="date" office:date-value="2020-07-20" calcext:value-type="date">
            <text:p>20-Jul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2]=&quot;&quot;;[input.J22]=&quot;&quot;);&quot;&quot;;&quot;$&quot;&amp;[input.H22]&amp;IF([input.J22]=&quot;&quot;;&quot;&quot;;&quot;^&quot;&amp;[input.J2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2]=&quot;&quot;;[.D20]=0);&quot;&quot;;IF([input.I22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2]=&quot;&quot;;[input.Y22]=&quot;&quot;);&quot;&quot;;&quot;$&quot;&amp;[input.W22]&amp;IF([input.Y22]=&quot;&quot;;&quot;&quot;;&quot;^&quot;&amp;[input.Y2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2]=&quot;&quot;;[.S20]=0);&quot;&quot;;IF([input.X22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2]=&quot;&quot;;[input.AF22]=&quot;&quot;);&quot;&quot;;&quot;$&quot;&amp;[input.AD22]&amp;IF([input.AF22]=&quot;&quot;;&quot;&quot;;&quot;^&quot;&amp;[input.AF2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2]=&quot;&quot;;[.Z20]=0);&quot;&quot;;IF([input.AE22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2]=&quot;&quot;;[input.AM22]=&quot;&quot;);&quot;&quot;;&quot;$&quot;&amp;[input.AK22]&amp;IF([input.AM22]=&quot;&quot;;&quot;&quot;;&quot;^&quot;&amp;[input.AM2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2]=&quot;&quot;;[.AG20]=0);&quot;&quot;;IF([input.AL22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3]" office:value-type="date" office:date-value="2020-07-27" calcext:value-type="date">
            <text:p>27-Jul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3]=&quot;&quot;;[input.J23]=&quot;&quot;);&quot;&quot;;&quot;$&quot;&amp;[input.H23]&amp;IF([input.J23]=&quot;&quot;;&quot;&quot;;&quot;^&quot;&amp;[input.J2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3]=&quot;&quot;;[.D21]=0);&quot;&quot;;IF([input.I23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3]=&quot;&quot;;[input.Y23]=&quot;&quot;);&quot;&quot;;&quot;$&quot;&amp;[input.W23]&amp;IF([input.Y23]=&quot;&quot;;&quot;&quot;;&quot;^&quot;&amp;[input.Y2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3]=&quot;&quot;;[.S21]=0);&quot;&quot;;IF([input.X23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3]=&quot;&quot;;[input.AF23]=&quot;&quot;);&quot;&quot;;&quot;$&quot;&amp;[input.AD23]&amp;IF([input.AF23]=&quot;&quot;;&quot;&quot;;&quot;^&quot;&amp;[input.AF2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3]=&quot;&quot;;[.Z21]=0);&quot;&quot;;IF([input.AE23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3]=&quot;&quot;;[input.AM23]=&quot;&quot;);&quot;&quot;;&quot;$&quot;&amp;[input.AK23]&amp;IF([input.AM23]=&quot;&quot;;&quot;&quot;;&quot;^&quot;&amp;[input.AM2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3]=&quot;&quot;;[.AG21]=0);&quot;&quot;;IF([input.AL23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4]" office:value-type="date" office:date-value="2020-08-03" calcext:value-type="date">
            <text:p>03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4]=&quot;&quot;;[input.J24]=&quot;&quot;);&quot;&quot;;&quot;$&quot;&amp;[input.H24]&amp;IF([input.J24]=&quot;&quot;;&quot;&quot;;&quot;^&quot;&amp;[input.J2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4]=&quot;&quot;;[.D22]=0);&quot;&quot;;IF([input.I24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4]=&quot;&quot;;[input.Y24]=&quot;&quot;);&quot;&quot;;&quot;$&quot;&amp;[input.W24]&amp;IF([input.Y24]=&quot;&quot;;&quot;&quot;;&quot;^&quot;&amp;[input.Y2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4]=&quot;&quot;;[.S22]=0);&quot;&quot;;IF([input.X2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4]=&quot;&quot;;[input.AF24]=&quot;&quot;);&quot;&quot;;&quot;$&quot;&amp;[input.AD24]&amp;IF([input.AF24]=&quot;&quot;;&quot;&quot;;&quot;^&quot;&amp;[input.AF2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4]=&quot;&quot;;[.Z22]=0);&quot;&quot;;IF([input.AE2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4]=&quot;&quot;;[input.AM24]=&quot;&quot;);&quot;&quot;;&quot;$&quot;&amp;[input.AK24]&amp;IF([input.AM24]=&quot;&quot;;&quot;&quot;;&quot;^&quot;&amp;[input.AM2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4]=&quot;&quot;;[.AG22]=0);&quot;&quot;;IF([input.AL24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5]" office:value-type="date" office:date-value="2020-08-10" calcext:value-type="date">
            <text:p>10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5]=&quot;&quot;;[input.J25]=&quot;&quot;);&quot;&quot;;&quot;$&quot;&amp;[input.H25]&amp;IF([input.J25]=&quot;&quot;;&quot;&quot;;&quot;^&quot;&amp;[input.J2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5]=&quot;&quot;;[.D23]=0);&quot;&quot;;IF([input.I25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5]=&quot;&quot;;[input.Y25]=&quot;&quot;);&quot;&quot;;&quot;$&quot;&amp;[input.W25]&amp;IF([input.Y25]=&quot;&quot;;&quot;&quot;;&quot;^&quot;&amp;[input.Y2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5]=&quot;&quot;;[.S23]=0);&quot;&quot;;IF([input.X2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5]=&quot;&quot;;[input.AF25]=&quot;&quot;);&quot;&quot;;&quot;$&quot;&amp;[input.AD25]&amp;IF([input.AF25]=&quot;&quot;;&quot;&quot;;&quot;^&quot;&amp;[input.AF2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5]=&quot;&quot;;[.Z23]=0);&quot;&quot;;IF([input.AE2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5]=&quot;&quot;;[input.AM25]=&quot;&quot;);&quot;&quot;;&quot;$&quot;&amp;[input.AK25]&amp;IF([input.AM25]=&quot;&quot;;&quot;&quot;;&quot;^&quot;&amp;[input.AM2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5]=&quot;&quot;;[.AG23]=0);&quot;&quot;;IF([input.AL25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6]" office:value-type="date" office:date-value="2020-08-17" calcext:value-type="date">
            <text:p>17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6]=&quot;&quot;;[input.J26]=&quot;&quot;);&quot;&quot;;&quot;$&quot;&amp;[input.H26]&amp;IF([input.J26]=&quot;&quot;;&quot;&quot;;&quot;^&quot;&amp;[input.J2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6]=&quot;&quot;;[.D24]=0);&quot;&quot;;IF([input.I26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6]=&quot;&quot;;[input.Y26]=&quot;&quot;);&quot;&quot;;&quot;$&quot;&amp;[input.W26]&amp;IF([input.Y26]=&quot;&quot;;&quot;&quot;;&quot;^&quot;&amp;[input.Y2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6]=&quot;&quot;;[.S24]=0);&quot;&quot;;IF([input.X2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6]=&quot;&quot;;[input.AF26]=&quot;&quot;);&quot;&quot;;&quot;$&quot;&amp;[input.AD26]&amp;IF([input.AF26]=&quot;&quot;;&quot;&quot;;&quot;^&quot;&amp;[input.AF2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6]=&quot;&quot;;[.Z24]=0);&quot;&quot;;IF([input.AE2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6]=&quot;&quot;;[input.AM26]=&quot;&quot;);&quot;&quot;;&quot;$&quot;&amp;[input.AK26]&amp;IF([input.AM26]=&quot;&quot;;&quot;&quot;;&quot;^&quot;&amp;[input.AM2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6]=&quot;&quot;;[.AG24]=0);&quot;&quot;;IF([input.AL26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7]" office:value-type="date" office:date-value="2020-08-24" calcext:value-type="date">
            <text:p>24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7]=&quot;&quot;;[input.J27]=&quot;&quot;);&quot;&quot;;&quot;$&quot;&amp;[input.H27]&amp;IF([input.J27]=&quot;&quot;;&quot;&quot;;&quot;^&quot;&amp;[input.J2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7]=&quot;&quot;;[.D25]=0);&quot;&quot;;IF([input.I27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7]=&quot;&quot;;[input.Y27]=&quot;&quot;);&quot;&quot;;&quot;$&quot;&amp;[input.W27]&amp;IF([input.Y27]=&quot;&quot;;&quot;&quot;;&quot;^&quot;&amp;[input.Y2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7]=&quot;&quot;;[.S25]=0);&quot;&quot;;IF([input.X27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7]=&quot;&quot;;[input.AF27]=&quot;&quot;);&quot;&quot;;&quot;$&quot;&amp;[input.AD27]&amp;IF([input.AF27]=&quot;&quot;;&quot;&quot;;&quot;^&quot;&amp;[input.AF2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7]=&quot;&quot;;[.Z25]=0);&quot;&quot;;IF([input.AE27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7]=&quot;&quot;;[input.AM27]=&quot;&quot;);&quot;&quot;;&quot;$&quot;&amp;[input.AK27]&amp;IF([input.AM27]=&quot;&quot;;&quot;&quot;;&quot;^&quot;&amp;[input.AM2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7]=&quot;&quot;;[.AG25]=0);&quot;&quot;;IF([input.AL27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8]" office:value-type="date" office:date-value="2020-08-31" calcext:value-type="date">
            <text:p>31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8]=&quot;&quot;;[input.J28]=&quot;&quot;);&quot;&quot;;&quot;$&quot;&amp;[input.H28]&amp;IF([input.J28]=&quot;&quot;;&quot;&quot;;&quot;^&quot;&amp;[input.J28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8]=&quot;&quot;;[.D26]=0);&quot;&quot;;IF([input.I2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8]=&quot;&quot;;[input.Y28]=&quot;&quot;);&quot;&quot;;&quot;$&quot;&amp;[input.W28]&amp;IF([input.Y28]=&quot;&quot;;&quot;&quot;;&quot;^&quot;&amp;[input.Y28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8]=&quot;&quot;;[.S26]=0);&quot;&quot;;IF([input.X2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8]=&quot;&quot;;[input.AF28]=&quot;&quot;);&quot;&quot;;&quot;$&quot;&amp;[input.AD28]&amp;IF([input.AF28]=&quot;&quot;;&quot;&quot;;&quot;^&quot;&amp;[input.AF28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8]=&quot;&quot;;[.Z26]=0);&quot;&quot;;IF([input.AE2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8]=&quot;&quot;;[input.AM28]=&quot;&quot;);&quot;&quot;;&quot;$&quot;&amp;[input.AK28]&amp;IF([input.AM28]=&quot;&quot;;&quot;&quot;;&quot;^&quot;&amp;[input.AM28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8]=&quot;&quot;;[.AG26]=0);&quot;&quot;;IF([input.AL2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9]" office:value-type="date" office:date-value="2020-09-07" calcext:value-type="date">
            <text:p>07-Sep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9]=&quot;&quot;;[input.J29]=&quot;&quot;);&quot;&quot;;&quot;$&quot;&amp;[input.H29]&amp;IF([input.J29]=&quot;&quot;;&quot;&quot;;&quot;^&quot;&amp;[input.J2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9]=&quot;&quot;;[input.Y29]=&quot;&quot;);&quot;&quot;;&quot;$&quot;&amp;[input.W29]&amp;IF([input.Y29]=&quot;&quot;;&quot;&quot;;&quot;^&quot;&amp;[input.Y2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9]=&quot;&quot;;[.S27]=0);&quot;&quot;;IF([input.X2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9]=&quot;&quot;;[input.AF29]=&quot;&quot;);&quot;&quot;;&quot;$&quot;&amp;[input.AD29]&amp;IF([input.AF29]=&quot;&quot;;&quot;&quot;;&quot;^&quot;&amp;[input.AF2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9]=&quot;&quot;;[.Z27]=0);&quot;&quot;;IF([input.AE2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9]=&quot;&quot;;[input.AM29]=&quot;&quot;);&quot;&quot;;&quot;$&quot;&amp;[input.AK29]&amp;IF([input.AM29]=&quot;&quot;;&quot;&quot;;&quot;^&quot;&amp;[input.AM2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9]=&quot;&quot;;[.AG27]=0);&quot;&quot;;IF([input.AL2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0]" office:value-type="date" office:date-value="2020-09-14" calcext:value-type="date">
            <text:p>14-Sep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0]=&quot;&quot;;[input.J30]=&quot;&quot;);&quot;&quot;;&quot;$&quot;&amp;[input.H30]&amp;IF([input.J30]=&quot;&quot;;&quot;&quot;;&quot;^&quot;&amp;[input.J3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0]=&quot;&quot;;[input.Y30]=&quot;&quot;);&quot;&quot;;&quot;$&quot;&amp;[input.W30]&amp;IF([input.Y30]=&quot;&quot;;&quot;&quot;;&quot;^&quot;&amp;[input.Y3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0]=&quot;&quot;;[.S28]=0);&quot;&quot;;IF([input.X30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0]=&quot;&quot;;[input.AF30]=&quot;&quot;);&quot;&quot;;&quot;$&quot;&amp;[input.AD30]&amp;IF([input.AF30]=&quot;&quot;;&quot;&quot;;&quot;^&quot;&amp;[input.AF3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0]=&quot;&quot;;[.Z28]=0);&quot;&quot;;IF([input.AE30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0]=&quot;&quot;;[input.AM30]=&quot;&quot;);&quot;&quot;;&quot;$&quot;&amp;[input.AK30]&amp;IF([input.AM30]=&quot;&quot;;&quot;&quot;;&quot;^&quot;&amp;[input.AM3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0]=&quot;&quot;;[.AG28]=0);&quot;&quot;;IF([input.AL30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1]" office:value-type="date" office:date-value="2020-09-21" calcext:value-type="date">
            <text:p>21-Sep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1]=&quot;&quot;;[input.J31]=&quot;&quot;);&quot;&quot;;&quot;$&quot;&amp;[input.H31]&amp;IF([input.J31]=&quot;&quot;;&quot;&quot;;&quot;^&quot;&amp;[input.J3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1]=&quot;&quot;;[input.Y31]=&quot;&quot;);&quot;&quot;;&quot;$&quot;&amp;[input.W31]&amp;IF([input.Y31]=&quot;&quot;;&quot;&quot;;&quot;^&quot;&amp;[input.Y3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1]=&quot;&quot;;[.S29]=0);&quot;&quot;;IF([input.X31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1]=&quot;&quot;;[input.AF31]=&quot;&quot;);&quot;&quot;;&quot;$&quot;&amp;[input.AD31]&amp;IF([input.AF31]=&quot;&quot;;&quot;&quot;;&quot;^&quot;&amp;[input.AF3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1]=&quot;&quot;;[.Z29]=0);&quot;&quot;;IF([input.AE31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1]=&quot;&quot;;[input.AM31]=&quot;&quot;);&quot;&quot;;&quot;$&quot;&amp;[input.AK31]&amp;IF([input.AM31]=&quot;&quot;;&quot;&quot;;&quot;^&quot;&amp;[input.AM3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1]=&quot;&quot;;[.AG29]=0);&quot;&quot;;IF([input.AL31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2]" office:value-type="date" office:date-value="2020-09-28" calcext:value-type="date">
            <text:p>28-Sep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2]=&quot;&quot;;[input.J32]=&quot;&quot;);&quot;&quot;;&quot;$&quot;&amp;[input.H32]&amp;IF([input.J32]=&quot;&quot;;&quot;&quot;;&quot;^&quot;&amp;[input.J32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2]=&quot;&quot;;[input.Y32]=&quot;&quot;);&quot;&quot;;&quot;$&quot;&amp;[input.W32]&amp;IF([input.Y32]=&quot;&quot;;&quot;&quot;;&quot;^&quot;&amp;[input.Y32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2]=&quot;&quot;;[.S30]=0);&quot;&quot;;IF([input.X32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2]=&quot;&quot;;[input.AF32]=&quot;&quot;);&quot;&quot;;&quot;$&quot;&amp;[input.AD32]&amp;IF([input.AF32]=&quot;&quot;;&quot;&quot;;&quot;^&quot;&amp;[input.AF32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2]=&quot;&quot;;[.Z30]=0);&quot;&quot;;IF([input.AE32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2]=&quot;&quot;;[input.AM32]=&quot;&quot;);&quot;&quot;;&quot;$&quot;&amp;[input.AK32]&amp;IF([input.AM32]=&quot;&quot;;&quot;&quot;;&quot;^&quot;&amp;[input.AM32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2]=&quot;&quot;;[.AG30]=0);&quot;&quot;;IF([input.AL32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3]" office:value-type="date" office:date-value="2020-10-05" calcext:value-type="date">
            <text:p>05-Oct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3]=&quot;&quot;;[input.J33]=&quot;&quot;);&quot;&quot;;&quot;$&quot;&amp;[input.H33]&amp;IF([input.J33]=&quot;&quot;;&quot;&quot;;&quot;^&quot;&amp;[input.J3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3]=&quot;&quot;;[input.Y33]=&quot;&quot;);&quot;&quot;;&quot;$&quot;&amp;[input.W33]&amp;IF([input.Y33]=&quot;&quot;;&quot;&quot;;&quot;^&quot;&amp;[input.Y3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3]=&quot;&quot;;[.S31]=0);&quot;&quot;;IF([input.X33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3]=&quot;&quot;;[input.AF33]=&quot;&quot;);&quot;&quot;;&quot;$&quot;&amp;[input.AD33]&amp;IF([input.AF33]=&quot;&quot;;&quot;&quot;;&quot;^&quot;&amp;[input.AF3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3]=&quot;&quot;;[.Z31]=0);&quot;&quot;;IF([input.AE33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3]=&quot;&quot;;[input.AM33]=&quot;&quot;);&quot;&quot;;&quot;$&quot;&amp;[input.AK33]&amp;IF([input.AM33]=&quot;&quot;;&quot;&quot;;&quot;^&quot;&amp;[input.AM3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3]=&quot;&quot;;[.AG31]=0);&quot;&quot;;IF([input.AL33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4]" office:value-type="date" office:date-value="2020-10-12" calcext:value-type="date">
            <text:p>12-Oct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4]=&quot;&quot;;[input.J34]=&quot;&quot;);&quot;&quot;;&quot;$&quot;&amp;[input.H34]&amp;IF([input.J34]=&quot;&quot;;&quot;&quot;;&quot;^&quot;&amp;[input.J3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4]=&quot;&quot;;[input.Y34]=&quot;&quot;);&quot;&quot;;&quot;$&quot;&amp;[input.W34]&amp;IF([input.Y34]=&quot;&quot;;&quot;&quot;;&quot;^&quot;&amp;[input.Y3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4]=&quot;&quot;;[.S32]=0);&quot;&quot;;IF([input.X34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4]=&quot;&quot;;[input.AF34]=&quot;&quot;);&quot;&quot;;&quot;$&quot;&amp;[input.AD34]&amp;IF([input.AF34]=&quot;&quot;;&quot;&quot;;&quot;^&quot;&amp;[input.AF3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4]=&quot;&quot;;[.Z32]=0);&quot;&quot;;IF([input.AE34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4]=&quot;&quot;;[input.AM34]=&quot;&quot;);&quot;&quot;;&quot;$&quot;&amp;[input.AK34]&amp;IF([input.AM34]=&quot;&quot;;&quot;&quot;;&quot;^&quot;&amp;[input.AM3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4]=&quot;&quot;;[.AG32]=0);&quot;&quot;;IF([input.AL34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5]" office:value-type="date" office:date-value="2020-10-19" calcext:value-type="date">
            <text:p>19-Oct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5]=&quot;&quot;;[input.J35]=&quot;&quot;);&quot;&quot;;&quot;$&quot;&amp;[input.H35]&amp;IF([input.J35]=&quot;&quot;;&quot;&quot;;&quot;^&quot;&amp;[input.J35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5]=&quot;&quot;;[input.Y35]=&quot;&quot;);&quot;&quot;;&quot;$&quot;&amp;[input.W35]&amp;IF([input.Y35]=&quot;&quot;;&quot;&quot;;&quot;^&quot;&amp;[input.Y3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5]=&quot;&quot;;[.S33]=0);&quot;&quot;;IF([input.X35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5]=&quot;&quot;;[input.AF35]=&quot;&quot;);&quot;&quot;;&quot;$&quot;&amp;[input.AD35]&amp;IF([input.AF35]=&quot;&quot;;&quot;&quot;;&quot;^&quot;&amp;[input.AF3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5]=&quot;&quot;;[.Z33]=0);&quot;&quot;;IF([input.AE35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5]=&quot;&quot;;[input.AM35]=&quot;&quot;);&quot;&quot;;&quot;$&quot;&amp;[input.AK35]&amp;IF([input.AM35]=&quot;&quot;;&quot;&quot;;&quot;^&quot;&amp;[input.AM3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5]=&quot;&quot;;[.AG33]=0);&quot;&quot;;IF([input.AL35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6]" office:value-type="date" office:date-value="2020-10-26" calcext:value-type="date">
            <text:p>26-Oct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6]=&quot;&quot;;[input.J36]=&quot;&quot;);&quot;&quot;;&quot;$&quot;&amp;[input.H36]&amp;IF([input.J36]=&quot;&quot;;&quot;&quot;;&quot;^&quot;&amp;[input.J3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6]=&quot;&quot;;[.D34]=0);&quot;&quot;;IF([input.I36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6]=&quot;&quot;;[input.Y36]=&quot;&quot;);&quot;&quot;;&quot;$&quot;&amp;[input.W36]&amp;IF([input.Y36]=&quot;&quot;;&quot;&quot;;&quot;^&quot;&amp;[input.Y3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6]=&quot;&quot;;[.S34]=0);&quot;&quot;;IF([input.X3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6]=&quot;&quot;;[input.AF36]=&quot;&quot;);&quot;&quot;;&quot;$&quot;&amp;[input.AD36]&amp;IF([input.AF36]=&quot;&quot;;&quot;&quot;;&quot;^&quot;&amp;[input.AF3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6]=&quot;&quot;;[.Z34]=0);&quot;&quot;;IF([input.AE3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6]=&quot;&quot;;[input.AM36]=&quot;&quot;);&quot;&quot;;&quot;$&quot;&amp;[input.AK36]&amp;IF([input.AM36]=&quot;&quot;;&quot;&quot;;&quot;^&quot;&amp;[input.AM3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6]=&quot;&quot;;[.AG34]=0);&quot;&quot;;IF([input.AL36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7]" office:value-type="date" office:date-value="2020-11-02" calcext:value-type="date">
            <text:p>02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7]=&quot;&quot;;[input.J37]=&quot;&quot;);&quot;&quot;;&quot;$&quot;&amp;[input.H37]&amp;IF([input.J37]=&quot;&quot;;&quot;&quot;;&quot;^&quot;&amp;[input.J37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7]=&quot;&quot;;[input.Y37]=&quot;&quot;);&quot;&quot;;&quot;$&quot;&amp;[input.W37]&amp;IF([input.Y37]=&quot;&quot;;&quot;&quot;;&quot;^&quot;&amp;[input.Y3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7]=&quot;&quot;;[.S35]=0);&quot;&quot;;IF([input.X3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7]=&quot;&quot;;[input.AF37]=&quot;&quot;);&quot;&quot;;&quot;$&quot;&amp;[input.AD37]&amp;IF([input.AF37]=&quot;&quot;;&quot;&quot;;&quot;^&quot;&amp;[input.AF3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7]=&quot;&quot;;[.Z35]=0);&quot;&quot;;IF([input.AE3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7]=&quot;&quot;;[input.AM37]=&quot;&quot;);&quot;&quot;;&quot;$&quot;&amp;[input.AK37]&amp;IF([input.AM37]=&quot;&quot;;&quot;&quot;;&quot;^&quot;&amp;[input.AM3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7]=&quot;&quot;;[.AG35]=0);&quot;&quot;;IF([input.AL3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8]" office:value-type="date" office:date-value="2020-11-09" calcext:value-type="date">
            <text:p>09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8]=&quot;&quot;;[input.J38]=&quot;&quot;);&quot;&quot;;&quot;$&quot;&amp;[input.H38]&amp;IF([input.J38]=&quot;&quot;;&quot;&quot;;&quot;^&quot;&amp;[input.J38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8]=&quot;&quot;;[input.Y38]=&quot;&quot;);&quot;&quot;;&quot;$&quot;&amp;[input.W38]&amp;IF([input.Y38]=&quot;&quot;;&quot;&quot;;&quot;^&quot;&amp;[input.Y3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8]=&quot;&quot;;[.S36]=0);&quot;&quot;;IF([input.X3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8]=&quot;&quot;;[input.AF38]=&quot;&quot;);&quot;&quot;;&quot;$&quot;&amp;[input.AD38]&amp;IF([input.AF38]=&quot;&quot;;&quot;&quot;;&quot;^&quot;&amp;[input.AF3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8]=&quot;&quot;;[.Z36]=0);&quot;&quot;;IF([input.AE3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8]=&quot;&quot;;[input.AM38]=&quot;&quot;);&quot;&quot;;&quot;$&quot;&amp;[input.AK38]&amp;IF([input.AM38]=&quot;&quot;;&quot;&quot;;&quot;^&quot;&amp;[input.AM3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8]=&quot;&quot;;[.AG36]=0);&quot;&quot;;IF([input.AL3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9]" office:value-type="date" office:date-value="2020-11-16" calcext:value-type="date">
            <text:p>16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9]=&quot;&quot;;[input.J39]=&quot;&quot;);&quot;&quot;;&quot;$&quot;&amp;[input.H39]&amp;IF([input.J39]=&quot;&quot;;&quot;&quot;;&quot;^&quot;&amp;[input.J3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9]=&quot;&quot;;[.D37]=0);&quot;&quot;;IF([input.I39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9]=&quot;&quot;;[input.Y39]=&quot;&quot;);&quot;&quot;;&quot;$&quot;&amp;[input.W39]&amp;IF([input.Y39]=&quot;&quot;;&quot;&quot;;&quot;^&quot;&amp;[input.Y39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9]=&quot;&quot;;[.S37]=0);&quot;&quot;;IF([input.X39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9]=&quot;&quot;;[input.AF39]=&quot;&quot;);&quot;&quot;;&quot;$&quot;&amp;[input.AD39]&amp;IF([input.AF39]=&quot;&quot;;&quot;&quot;;&quot;^&quot;&amp;[input.AF3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9]=&quot;&quot;;[.Z37]=0);&quot;&quot;;IF([input.AE3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9]=&quot;&quot;;[input.AM39]=&quot;&quot;);&quot;&quot;;&quot;$&quot;&amp;[input.AK39]&amp;IF([input.AM39]=&quot;&quot;;&quot;&quot;;&quot;^&quot;&amp;[input.AM3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9]=&quot;&quot;;[.AG37]=0);&quot;&quot;;IF([input.AL3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0]" office:value-type="date" office:date-value="2020-11-23" calcext:value-type="date">
            <text:p>23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0]=&quot;&quot;;[input.J40]=&quot;&quot;);&quot;&quot;;&quot;$&quot;&amp;[input.H40]&amp;IF([input.J40]=&quot;&quot;;&quot;&quot;;&quot;^&quot;&amp;[input.J4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0]=&quot;&quot;;[.D38]=0);&quot;&quot;;IF([input.I40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0]=&quot;&quot;;[input.Y40]=&quot;&quot;);&quot;&quot;;&quot;$&quot;&amp;[input.W40]&amp;IF([input.Y40]=&quot;&quot;;&quot;&quot;;&quot;^&quot;&amp;[input.Y40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0]=&quot;&quot;;[.S38]=0);&quot;&quot;;IF([input.X40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0]=&quot;&quot;;[input.AF40]=&quot;&quot;);&quot;&quot;;&quot;$&quot;&amp;[input.AD40]&amp;IF([input.AF40]=&quot;&quot;;&quot;&quot;;&quot;^&quot;&amp;[input.AF4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0]=&quot;&quot;;[.Z38]=0);&quot;&quot;;IF([input.AE40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0]=&quot;&quot;;[input.AM40]=&quot;&quot;);&quot;&quot;;&quot;$&quot;&amp;[input.AK40]&amp;IF([input.AM40]=&quot;&quot;;&quot;&quot;;&quot;^&quot;&amp;[input.AM40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0]=&quot;&quot;;[.AG38]=0);&quot;&quot;;IF([input.AL40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1]" office:value-type="date" office:date-value="2020-11-30" calcext:value-type="date">
            <text:p>30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1]=&quot;&quot;;[input.J41]=&quot;&quot;);&quot;&quot;;&quot;$&quot;&amp;[input.H41]&amp;IF([input.J41]=&quot;&quot;;&quot;&quot;;&quot;^&quot;&amp;[input.J4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1]=&quot;&quot;;[.D39]=0);&quot;&quot;;IF([input.I41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1]=&quot;&quot;;[input.Y41]=&quot;&quot;);&quot;&quot;;&quot;$&quot;&amp;[input.W41]&amp;IF([input.Y41]=&quot;&quot;;&quot;&quot;;&quot;^&quot;&amp;[input.Y41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1]=&quot;&quot;;[.S39]=0);&quot;&quot;;IF([input.X41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1]=&quot;&quot;;[input.AF41]=&quot;&quot;);&quot;&quot;;&quot;$&quot;&amp;[input.AD41]&amp;IF([input.AF41]=&quot;&quot;;&quot;&quot;;&quot;^&quot;&amp;[input.AF4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1]=&quot;&quot;;[.Z39]=0);&quot;&quot;;IF([input.AE41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1]=&quot;&quot;;[input.AM41]=&quot;&quot;);&quot;&quot;;&quot;$&quot;&amp;[input.AK41]&amp;IF([input.AM41]=&quot;&quot;;&quot;&quot;;&quot;^&quot;&amp;[input.AM41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1]=&quot;&quot;;[.AG39]=0);&quot;&quot;;IF([input.AL41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2]" office:value-type="date" office:date-value="2020-12-07" calcext:value-type="date">
            <text:p>07-Dec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2]=&quot;&quot;;[input.J42]=&quot;&quot;);&quot;&quot;;&quot;$&quot;&amp;[input.H42]&amp;IF([input.J42]=&quot;&quot;;&quot;&quot;;&quot;^&quot;&amp;[input.J42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2]=&quot;&quot;;[.D40]=0);&quot;&quot;;IF([input.I42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2]=&quot;&quot;;[input.Y42]=&quot;&quot;);&quot;&quot;;&quot;$&quot;&amp;[input.W42]&amp;IF([input.Y42]=&quot;&quot;;&quot;&quot;;&quot;^&quot;&amp;[input.Y42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2]=&quot;&quot;;[.S40]=0);&quot;&quot;;IF([input.X42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2]=&quot;&quot;;[input.AF42]=&quot;&quot;);&quot;&quot;;&quot;$&quot;&amp;[input.AD42]&amp;IF([input.AF42]=&quot;&quot;;&quot;&quot;;&quot;^&quot;&amp;[input.AF42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2]=&quot;&quot;;[.Z40]=0);&quot;&quot;;IF([input.AE42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2]=&quot;&quot;;[input.AM42]=&quot;&quot;);&quot;&quot;;&quot;$&quot;&amp;[input.AK42]&amp;IF([input.AM42]=&quot;&quot;;&quot;&quot;;&quot;^&quot;&amp;[input.AM42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2]=&quot;&quot;;[.AG40]=0);&quot;&quot;;IF([input.AL42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3]" office:value-type="date" office:date-value="2020-12-14" calcext:value-type="date">
            <text:p>14-Dec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3]=&quot;&quot;;[input.J43]=&quot;&quot;);&quot;&quot;;&quot;$&quot;&amp;[input.H43]&amp;IF([input.J43]=&quot;&quot;;&quot;&quot;;&quot;^&quot;&amp;[input.J4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3]=&quot;&quot;;[.D41]=0);&quot;&quot;;IF([input.I43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3]=&quot;&quot;;[input.Y43]=&quot;&quot;);&quot;&quot;;&quot;$&quot;&amp;[input.W43]&amp;IF([input.Y43]=&quot;&quot;;&quot;&quot;;&quot;^&quot;&amp;[input.Y43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3]=&quot;&quot;;[.S41]=0);&quot;&quot;;IF([input.X43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3]=&quot;&quot;;[input.AF43]=&quot;&quot;);&quot;&quot;;&quot;$&quot;&amp;[input.AD43]&amp;IF([input.AF43]=&quot;&quot;;&quot;&quot;;&quot;^&quot;&amp;[input.AF43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3]=&quot;&quot;;[.Z41]=0);&quot;&quot;;IF([input.AE43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3]=&quot;&quot;;[input.AM43]=&quot;&quot;);&quot;&quot;;&quot;$&quot;&amp;[input.AK43]&amp;IF([input.AM43]=&quot;&quot;;&quot;&quot;;&quot;^&quot;&amp;[input.AM43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3]=&quot;&quot;;[.AG41]=0);&quot;&quot;;IF([input.AL43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4]" office:value-type="date" office:date-value="2020-12-21" calcext:value-type="date">
            <text:p>21-Dec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4]=&quot;&quot;;[input.J44]=&quot;&quot;);&quot;&quot;;&quot;$&quot;&amp;[input.H44]&amp;IF([input.J44]=&quot;&quot;;&quot;&quot;;&quot;^&quot;&amp;[input.J4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4]=&quot;&quot;;[.D42]=0);&quot;&quot;;IF([input.I44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4]=&quot;&quot;;[input.Y44]=&quot;&quot;);&quot;&quot;;&quot;$&quot;&amp;[input.W44]&amp;IF([input.Y44]=&quot;&quot;;&quot;&quot;;&quot;^&quot;&amp;[input.Y44])&amp;&quot;$&quot;)" office:value-type="string" office:string-value="$^c$" calcext:value-type="string">
            <text:p>$^c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4]=&quot;&quot;;[.S42]=0);&quot;&quot;;IF([input.X4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4]=&quot;&quot;;[input.AF44]=&quot;&quot;);&quot;&quot;;&quot;$&quot;&amp;[input.AD44]&amp;IF([input.AF44]=&quot;&quot;;&quot;&quot;;&quot;^&quot;&amp;[input.AF4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4]=&quot;&quot;;[.Z42]=0);&quot;&quot;;IF([input.AE4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4]=&quot;&quot;;[input.AM44]=&quot;&quot;);&quot;&quot;;&quot;$&quot;&amp;[input.AK44]&amp;IF([input.AM44]=&quot;&quot;;&quot;&quot;;&quot;^&quot;&amp;[input.AM4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4]=&quot;&quot;;[.AG42]=0);&quot;&quot;;IF([input.AL44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5]" office:value-type="date" office:date-value="2020-12-28" calcext:value-type="date">
            <text:p>28-Dec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5]=&quot;&quot;;[input.J45]=&quot;&quot;);&quot;&quot;;&quot;$&quot;&amp;[input.H45]&amp;IF([input.J45]=&quot;&quot;;&quot;&quot;;&quot;^&quot;&amp;[input.J4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5]=&quot;&quot;;[.D43]=0);&quot;&quot;;IF([input.I45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5]=&quot;&quot;;[input.Y45]=&quot;&quot;);&quot;&quot;;&quot;$&quot;&amp;[input.W45]&amp;IF([input.Y45]=&quot;&quot;;&quot;&quot;;&quot;^&quot;&amp;[input.Y4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5]=&quot;&quot;;[.S43]=0);&quot;&quot;;IF([input.X4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5]=&quot;&quot;;[input.AF45]=&quot;&quot;);&quot;&quot;;&quot;$&quot;&amp;[input.AD45]&amp;IF([input.AF45]=&quot;&quot;;&quot;&quot;;&quot;^&quot;&amp;[input.AF4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5]=&quot;&quot;;[.Z43]=0);&quot;&quot;;IF([input.AE4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5]=&quot;&quot;;[input.AM45]=&quot;&quot;);&quot;&quot;;&quot;$&quot;&amp;[input.AK45]&amp;IF([input.AM45]=&quot;&quot;;&quot;&quot;;&quot;^&quot;&amp;[input.AM4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5]=&quot;&quot;;[.AG43]=0);&quot;&quot;;IF([input.AL45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6]" office:value-type="date" office:date-value="2021-01-04" calcext:value-type="date">
            <text:p>04-Jan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6]=&quot;&quot;;[input.J46]=&quot;&quot;);&quot;&quot;;&quot;$&quot;&amp;[input.H46]&amp;IF([input.J46]=&quot;&quot;;&quot;&quot;;&quot;^&quot;&amp;[input.J4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6]=&quot;&quot;;[.D44]=0);&quot;&quot;;IF([input.I46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6]=&quot;&quot;;[input.Y46]=&quot;&quot;);&quot;&quot;;&quot;$&quot;&amp;[input.W46]&amp;IF([input.Y46]=&quot;&quot;;&quot;&quot;;&quot;^&quot;&amp;[input.Y4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6]=&quot;&quot;;[.S44]=0);&quot;&quot;;IF([input.X4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6]=&quot;&quot;;[input.AF46]=&quot;&quot;);&quot;&quot;;&quot;$&quot;&amp;[input.AD46]&amp;IF([input.AF46]=&quot;&quot;;&quot;&quot;;&quot;^&quot;&amp;[input.AF4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6]=&quot;&quot;;[.Z44]=0);&quot;&quot;;IF([input.AE4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6]=&quot;&quot;;[input.AM46]=&quot;&quot;);&quot;&quot;;&quot;$&quot;&amp;[input.AK46]&amp;IF([input.AM46]=&quot;&quot;;&quot;&quot;;&quot;^&quot;&amp;[input.AM4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6]=&quot;&quot;;[.AG44]=0);&quot;&quot;;IF([input.AL46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7]" office:value-type="date" office:date-value="2021-01-11" calcext:value-type="date">
            <text:p>11-Jan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7]=&quot;&quot;;[input.J47]=&quot;&quot;);&quot;&quot;;&quot;$&quot;&amp;[input.H47]&amp;IF([input.J47]=&quot;&quot;;&quot;&quot;;&quot;^&quot;&amp;[input.J47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7]=&quot;&quot;;[.D45]=0);&quot;&quot;;IF([input.I47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7]=&quot;&quot;;[input.Y47]=&quot;&quot;);&quot;&quot;;&quot;$&quot;&amp;[input.W47]&amp;IF([input.Y47]=&quot;&quot;;&quot;&quot;;&quot;^&quot;&amp;[input.Y47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7]=&quot;&quot;;[.S45]=0);&quot;&quot;;IF([input.X47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7]=&quot;&quot;;[input.AF47]=&quot;&quot;);&quot;&quot;;&quot;$&quot;&amp;[input.AD47]&amp;IF([input.AF47]=&quot;&quot;;&quot;&quot;;&quot;^&quot;&amp;[input.AF4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7]=&quot;&quot;;[.Z45]=0);&quot;&quot;;IF([input.AE4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7]=&quot;&quot;;[input.AM47]=&quot;&quot;);&quot;&quot;;&quot;$&quot;&amp;[input.AK47]&amp;IF([input.AM47]=&quot;&quot;;&quot;&quot;;&quot;^&quot;&amp;[input.AM4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7]=&quot;&quot;;[.AG45]=0);&quot;&quot;;IF([input.AL4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8]" office:value-type="date" office:date-value="2021-01-18" calcext:value-type="date">
            <text:p>18-Jan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8]=&quot;&quot;;[input.J48]=&quot;&quot;);&quot;&quot;;&quot;$&quot;&amp;[input.H48]&amp;IF([input.J48]=&quot;&quot;;&quot;&quot;;&quot;^&quot;&amp;[input.J48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8]=&quot;&quot;;[.D46]=0);&quot;&quot;;IF([input.I4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8]=&quot;&quot;;[input.Y48]=&quot;&quot;);&quot;&quot;;&quot;$&quot;&amp;[input.W48]&amp;IF([input.Y48]=&quot;&quot;;&quot;&quot;;&quot;^&quot;&amp;[input.Y48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8]=&quot;&quot;;[.S46]=0);&quot;&quot;;IF([input.X48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8]=&quot;&quot;;[input.AF48]=&quot;&quot;);&quot;&quot;;&quot;$&quot;&amp;[input.AD48]&amp;IF([input.AF48]=&quot;&quot;;&quot;&quot;;&quot;^&quot;&amp;[input.AF4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8]=&quot;&quot;;[.Z46]=0);&quot;&quot;;IF([input.AE4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8]=&quot;&quot;;[input.AM48]=&quot;&quot;);&quot;&quot;;&quot;$&quot;&amp;[input.AK48]&amp;IF([input.AM48]=&quot;&quot;;&quot;&quot;;&quot;^&quot;&amp;[input.AM4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8]=&quot;&quot;;[.AG46]=0);&quot;&quot;;IF([input.AL4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9]" office:value-type="date" office:date-value="2021-01-25" calcext:value-type="date">
            <text:p>25-Jan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9]=&quot;&quot;;[input.J49]=&quot;&quot;);&quot;&quot;;&quot;$&quot;&amp;[input.H49]&amp;IF([input.J49]=&quot;&quot;;&quot;&quot;;&quot;^&quot;&amp;[input.J4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9]=&quot;&quot;;[.D47]=0);&quot;&quot;;IF([input.I49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9]=&quot;&quot;;[input.Y49]=&quot;&quot;);&quot;&quot;;&quot;$&quot;&amp;[input.W49]&amp;IF([input.Y49]=&quot;&quot;;&quot;&quot;;&quot;^&quot;&amp;[input.Y49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9]=&quot;&quot;;[.S47]=0);&quot;&quot;;IF([input.X49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9]=&quot;&quot;;[input.AF49]=&quot;&quot;);&quot;&quot;;&quot;$&quot;&amp;[input.AD49]&amp;IF([input.AF49]=&quot;&quot;;&quot;&quot;;&quot;^&quot;&amp;[input.AF4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9]=&quot;&quot;;[.Z47]=0);&quot;&quot;;IF([input.AE4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9]=&quot;&quot;;[input.AM49]=&quot;&quot;);&quot;&quot;;&quot;$&quot;&amp;[input.AK49]&amp;IF([input.AM49]=&quot;&quot;;&quot;&quot;;&quot;^&quot;&amp;[input.AM4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9]=&quot;&quot;;[.AG47]=0);&quot;&quot;;IF([input.AL4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0]" office:value-type="date" office:date-value="2021-02-01" calcext:value-type="date">
            <text:p>01-Feb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0]=&quot;&quot;;[input.J50]=&quot;&quot;);&quot;&quot;;&quot;$&quot;&amp;[input.H50]&amp;IF([input.J50]=&quot;&quot;;&quot;&quot;;&quot;^&quot;&amp;[input.J5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0]=&quot;&quot;;[.D48]=0);&quot;&quot;;IF([input.I50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0]=&quot;&quot;;[input.Y50]=&quot;&quot;);&quot;&quot;;&quot;$&quot;&amp;[input.W50]&amp;IF([input.Y50]=&quot;&quot;;&quot;&quot;;&quot;^&quot;&amp;[input.Y50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0]=&quot;&quot;;[.S48]=0);&quot;&quot;;IF([input.X50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0]=&quot;&quot;;[input.AF50]=&quot;&quot;);&quot;&quot;;&quot;$&quot;&amp;[input.AD50]&amp;IF([input.AF50]=&quot;&quot;;&quot;&quot;;&quot;^&quot;&amp;[input.AF5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0]=&quot;&quot;;[.Z48]=0);&quot;&quot;;IF([input.AE50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0]=&quot;&quot;;[input.AM50]=&quot;&quot;);&quot;&quot;;&quot;$&quot;&amp;[input.AK50]&amp;IF([input.AM50]=&quot;&quot;;&quot;&quot;;&quot;^&quot;&amp;[input.AM5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0]=&quot;&quot;;[.AG48]=0);&quot;&quot;;IF([input.AL50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1]" office:value-type="date" office:date-value="2021-02-08" calcext:value-type="date">
            <text:p>08-Feb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1]=&quot;&quot;;[input.J51]=&quot;&quot;);&quot;&quot;;&quot;$&quot;&amp;[input.H51]&amp;IF([input.J51]=&quot;&quot;;&quot;&quot;;&quot;^&quot;&amp;[input.J5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1]=&quot;&quot;;[.D49]=0);&quot;&quot;;IF([input.I51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1]=&quot;&quot;;[input.Y51]=&quot;&quot;);&quot;&quot;;&quot;$&quot;&amp;[input.W51]&amp;IF([input.Y51]=&quot;&quot;;&quot;&quot;;&quot;^&quot;&amp;[input.Y51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1]=&quot;&quot;;[.S49]=0);&quot;&quot;;IF([input.X51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1]=&quot;&quot;;[input.AF51]=&quot;&quot;);&quot;&quot;;&quot;$&quot;&amp;[input.AD51]&amp;IF([input.AF51]=&quot;&quot;;&quot;&quot;;&quot;^&quot;&amp;[input.AF5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1]=&quot;&quot;;[.Z49]=0);&quot;&quot;;IF([input.AE51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1]=&quot;&quot;;[input.AM51]=&quot;&quot;);&quot;&quot;;&quot;$&quot;&amp;[input.AK51]&amp;IF([input.AM51]=&quot;&quot;;&quot;&quot;;&quot;^&quot;&amp;[input.AM5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1]=&quot;&quot;;[.AG49]=0);&quot;&quot;;IF([input.AL51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2]" office:value-type="date" office:date-value="2021-02-15" calcext:value-type="date">
            <text:p>15-Feb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2]=&quot;&quot;;[input.J52]=&quot;&quot;);&quot;&quot;;&quot;$&quot;&amp;[input.H52]&amp;IF([input.J52]=&quot;&quot;;&quot;&quot;;&quot;^&quot;&amp;[input.J52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2]=&quot;&quot;;[.D50]=0);&quot;&quot;;IF([input.I52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2]=&quot;&quot;;[input.Y52]=&quot;&quot;);&quot;&quot;;&quot;$&quot;&amp;[input.W52]&amp;IF([input.Y52]=&quot;&quot;;&quot;&quot;;&quot;^&quot;&amp;[input.Y52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2]=&quot;&quot;;[.S50]=0);&quot;&quot;;IF([input.X52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2]=&quot;&quot;;[input.AF52]=&quot;&quot;);&quot;&quot;;&quot;$&quot;&amp;[input.AD52]&amp;IF([input.AF52]=&quot;&quot;;&quot;&quot;;&quot;^&quot;&amp;[input.AF52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2]=&quot;&quot;;[.Z50]=0);&quot;&quot;;IF([input.AE52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2]=&quot;&quot;;[input.AM52]=&quot;&quot;);&quot;&quot;;&quot;$&quot;&amp;[input.AK52]&amp;IF([input.AM52]=&quot;&quot;;&quot;&quot;;&quot;^&quot;&amp;[input.AM52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2]=&quot;&quot;;[.AG50]=0);&quot;&quot;;IF([input.AL52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3]" office:value-type="date" office:date-value="2021-02-22" calcext:value-type="date">
            <text:p>22-Feb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3]=&quot;&quot;;[input.J53]=&quot;&quot;);&quot;&quot;;&quot;$&quot;&amp;[input.H53]&amp;IF([input.J53]=&quot;&quot;;&quot;&quot;;&quot;^&quot;&amp;[input.J5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3]=&quot;&quot;;[.D51]=0);&quot;&quot;;IF([input.I53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3]=&quot;&quot;;[input.Y53]=&quot;&quot;);&quot;&quot;;&quot;$&quot;&amp;[input.W53]&amp;IF([input.Y53]=&quot;&quot;;&quot;&quot;;&quot;^&quot;&amp;[input.Y53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3]=&quot;&quot;;[.S51]=0);&quot;&quot;;IF([input.X53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3]=&quot;&quot;;[input.AF53]=&quot;&quot;);&quot;&quot;;&quot;$&quot;&amp;[input.AD53]&amp;IF([input.AF53]=&quot;&quot;;&quot;&quot;;&quot;^&quot;&amp;[input.AF53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3]=&quot;&quot;;[.Z51]=0);&quot;&quot;;IF([input.AE53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3]=&quot;&quot;;[input.AM53]=&quot;&quot;);&quot;&quot;;&quot;$&quot;&amp;[input.AK53]&amp;IF([input.AM53]=&quot;&quot;;&quot;&quot;;&quot;^&quot;&amp;[input.AM53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3]=&quot;&quot;;[.AG51]=0);&quot;&quot;;IF([input.AL53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4]" office:value-type="date" office:date-value="2021-03-01" calcext:value-type="date">
            <text:p>01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4]=&quot;&quot;;[input.J54]=&quot;&quot;);&quot;&quot;;&quot;$&quot;&amp;[input.H54]&amp;IF([input.J54]=&quot;&quot;;&quot;&quot;;&quot;^&quot;&amp;[input.J54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4]=&quot;&quot;;[.D52]=0);&quot;&quot;;IF([input.I54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4]=&quot;&quot;;[input.Y54]=&quot;&quot;);&quot;&quot;;&quot;$&quot;&amp;[input.W54]&amp;IF([input.Y54]=&quot;&quot;;&quot;&quot;;&quot;^&quot;&amp;[input.Y54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4]=&quot;&quot;;[.S52]=0);&quot;&quot;;IF([input.X54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4]=&quot;&quot;;[input.AF54]=&quot;&quot;);&quot;&quot;;&quot;$&quot;&amp;[input.AD54]&amp;IF([input.AF54]=&quot;&quot;;&quot;&quot;;&quot;^&quot;&amp;[input.AF54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4]=&quot;&quot;;[.Z52]=0);&quot;&quot;;IF([input.AE54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4]=&quot;&quot;;[input.AM54]=&quot;&quot;);&quot;&quot;;&quot;$&quot;&amp;[input.AK54]&amp;IF([input.AM54]=&quot;&quot;;&quot;&quot;;&quot;^&quot;&amp;[input.AM54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4]=&quot;&quot;;[.AG52]=0);&quot;&quot;;IF([input.AL54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5]" office:value-type="date" office:date-value="2021-03-08" calcext:value-type="date">
            <text:p>08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5]=&quot;&quot;;[input.J55]=&quot;&quot;);&quot;&quot;;&quot;$&quot;&amp;[input.H55]&amp;IF([input.J55]=&quot;&quot;;&quot;&quot;;&quot;^&quot;&amp;[input.J5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5]=&quot;&quot;;[.D53]=0);&quot;&quot;;IF([input.I55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5]=&quot;&quot;;[input.Y55]=&quot;&quot;);&quot;&quot;;&quot;$&quot;&amp;[input.W55]&amp;IF([input.Y55]=&quot;&quot;;&quot;&quot;;&quot;^&quot;&amp;[input.Y5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5]=&quot;&quot;;[.S53]=0);&quot;&quot;;IF([input.X55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5]=&quot;&quot;;[input.AF55]=&quot;&quot;);&quot;&quot;;&quot;$&quot;&amp;[input.AD55]&amp;IF([input.AF55]=&quot;&quot;;&quot;&quot;;&quot;^&quot;&amp;[input.AF5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5]=&quot;&quot;;[.Z53]=0);&quot;&quot;;IF([input.AE55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5]=&quot;&quot;;[input.AM55]=&quot;&quot;);&quot;&quot;;&quot;$&quot;&amp;[input.AK55]&amp;IF([input.AM55]=&quot;&quot;;&quot;&quot;;&quot;^&quot;&amp;[input.AM5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5]=&quot;&quot;;[.AG53]=0);&quot;&quot;;IF([input.AL55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6]" office:value-type="date" office:date-value="2021-03-15" calcext:value-type="date">
            <text:p>15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6]=&quot;&quot;;[input.J56]=&quot;&quot;);&quot;&quot;;&quot;$&quot;&amp;[input.H56]&amp;IF([input.J56]=&quot;&quot;;&quot;&quot;;&quot;^&quot;&amp;[input.J5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6]=&quot;&quot;;[.D54]=0);&quot;&quot;;IF([input.I56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6]=&quot;&quot;;[input.Y56]=&quot;&quot;);&quot;&quot;;&quot;$&quot;&amp;[input.W56]&amp;IF([input.Y56]=&quot;&quot;;&quot;&quot;;&quot;^&quot;&amp;[input.Y5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6]=&quot;&quot;;[.S54]=0);&quot;&quot;;IF([input.X56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6]=&quot;&quot;;[input.AF56]=&quot;&quot;);&quot;&quot;;&quot;$&quot;&amp;[input.AD56]&amp;IF([input.AF56]=&quot;&quot;;&quot;&quot;;&quot;^&quot;&amp;[input.AF5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6]=&quot;&quot;;[.Z54]=0);&quot;&quot;;IF([input.AE56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6]=&quot;&quot;;[input.AM56]=&quot;&quot;);&quot;&quot;;&quot;$&quot;&amp;[input.AK56]&amp;IF([input.AM56]=&quot;&quot;;&quot;&quot;;&quot;^&quot;&amp;[input.AM5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6]=&quot;&quot;;[.AG54]=0);&quot;&quot;;IF([input.AL56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7]" office:value-type="date" office:date-value="2021-03-22" calcext:value-type="date">
            <text:p>22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7]=&quot;&quot;;[input.J57]=&quot;&quot;);&quot;&quot;;&quot;$&quot;&amp;[input.H57]&amp;IF([input.J57]=&quot;&quot;;&quot;&quot;;&quot;^&quot;&amp;[input.J5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7]=&quot;&quot;;[.D55]=0);&quot;&quot;;IF([input.I57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7]=&quot;&quot;;[input.Y57]=&quot;&quot;);&quot;&quot;;&quot;$&quot;&amp;[input.W57]&amp;IF([input.Y57]=&quot;&quot;;&quot;&quot;;&quot;^&quot;&amp;[input.Y5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7]=&quot;&quot;;[.S55]=0);&quot;&quot;;IF([input.X5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7]=&quot;&quot;;[input.AF57]=&quot;&quot;);&quot;&quot;;&quot;$&quot;&amp;[input.AD57]&amp;IF([input.AF57]=&quot;&quot;;&quot;&quot;;&quot;^&quot;&amp;[input.AF5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7]=&quot;&quot;;[.Z55]=0);&quot;&quot;;IF([input.AE5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7]=&quot;&quot;;[input.AM57]=&quot;&quot;);&quot;&quot;;&quot;$&quot;&amp;[input.AK57]&amp;IF([input.AM57]=&quot;&quot;;&quot;&quot;;&quot;^&quot;&amp;[input.AM5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7]=&quot;&quot;;[.AG55]=0);&quot;&quot;;IF([input.AL5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8]" office:value-type="date" office:date-value="2021-03-29" calcext:value-type="date">
            <text:p>29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8]=&quot;&quot;;[input.J58]=&quot;&quot;);&quot;&quot;;&quot;$&quot;&amp;[input.H58]&amp;IF([input.J58]=&quot;&quot;;&quot;&quot;;&quot;^&quot;&amp;[input.J5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8]=&quot;&quot;;[.D56]=0);&quot;&quot;;IF([input.I5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8]=&quot;&quot;;[input.Y58]=&quot;&quot;);&quot;&quot;;&quot;$&quot;&amp;[input.W58]&amp;IF([input.Y58]=&quot;&quot;;&quot;&quot;;&quot;^&quot;&amp;[input.Y5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8]=&quot;&quot;;[.S56]=0);&quot;&quot;;IF([input.X5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8]=&quot;&quot;;[input.AF58]=&quot;&quot;);&quot;&quot;;&quot;$&quot;&amp;[input.AD58]&amp;IF([input.AF58]=&quot;&quot;;&quot;&quot;;&quot;^&quot;&amp;[input.AF5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8]=&quot;&quot;;[.Z56]=0);&quot;&quot;;IF([input.AE5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8]=&quot;&quot;;[input.AM58]=&quot;&quot;);&quot;&quot;;&quot;$&quot;&amp;[input.AK58]&amp;IF([input.AM58]=&quot;&quot;;&quot;&quot;;&quot;^&quot;&amp;[input.AM5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8]=&quot;&quot;;[.AG56]=0);&quot;&quot;;IF([input.AL5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9]" office:value-type="date" office:date-value="2021-04-05" calcext:value-type="date">
            <text:p>05-Ap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9]=&quot;&quot;;[input.J59]=&quot;&quot;);&quot;&quot;;&quot;$&quot;&amp;[input.H59]&amp;IF([input.J59]=&quot;&quot;;&quot;&quot;;&quot;^&quot;&amp;[input.J5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9]=&quot;&quot;;[.D57]=0);&quot;&quot;;IF([input.I59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9]=&quot;&quot;;[input.Y59]=&quot;&quot;);&quot;&quot;;&quot;$&quot;&amp;[input.W59]&amp;IF([input.Y59]=&quot;&quot;;&quot;&quot;;&quot;^&quot;&amp;[input.Y5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9]=&quot;&quot;;[.S57]=0);&quot;&quot;;IF([input.X5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9]=&quot;&quot;;[input.AF59]=&quot;&quot;);&quot;&quot;;&quot;$&quot;&amp;[input.AD59]&amp;IF([input.AF59]=&quot;&quot;;&quot;&quot;;&quot;^&quot;&amp;[input.AF5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9]=&quot;&quot;;[.Z57]=0);&quot;&quot;;IF([input.AE5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9]=&quot;&quot;;[input.AM59]=&quot;&quot;);&quot;&quot;;&quot;$&quot;&amp;[input.AK59]&amp;IF([input.AM59]=&quot;&quot;;&quot;&quot;;&quot;^&quot;&amp;[input.AM5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9]=&quot;&quot;;[.AG57]=0);&quot;&quot;;IF([input.AL5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office:value-type="string" calcext:value-type="string">
            <text:p>\end{tabular}</text:p>
          </table:table-cell>
          <table:table-cell table:style-name="ce31" table:number-columns-repeated="35"/>
        </table:table-row>
        <table:table-row table:style-name="ro1">
          <table:table-cell/>
          <table:table-cell table:style-name="ce49"/>
          <table:table-cell table:style-name="ce31" table:number-columns-repeated="35"/>
        </table:table-row>
        <table:table-row table:style-name="ro1" table:number-rows-repeated="104851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able obs.tex" table:style-name="ta2">
        <table:table-column table:style-name="co35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1" calcext:value-type="float">
            <text:p>31</text:p>
          </table:table-cell>
          <table:table-cell table:formula="of:=COUNTIF([work.I2:.I60];&quot;&gt;0&quot;)" office:value-type="float" office:value="0" calcext:value-type="float">
            <text:p>0</text:p>
          </table:table-cell>
          <table:table-cell table:formula="of:=COUNTIF([work.J2:.J60];&quot;&gt;0&quot;)" office:value-type="float" office:value="24" calcext:value-type="float">
            <text:p>24</text:p>
          </table:table-cell>
          <table:table-cell table:formula="of:=COUNTIF([work.K2:.K60];&quot;&gt;0&quot;)" office:value-type="float" office:value="19" calcext:value-type="float">
            <text:p>19</text:p>
          </table:table-cell>
          <table:table-cell table:formula="of:=COUNTIF([work.L2:.L60];&quot;&gt;0&quot;)" office:value-type="float" office:value="7" calcext:value-type="float">
            <text:p>7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3" calcext:value-type="float">
            <text:p>13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41" calcext:value-type="float">
            <text:p>41</text:p>
          </table:table-cell>
          <table:table-cell table:formula="of:=[.C3]-[.D3]" office:value-type="float" office:value="31" calcext:value-type="float">
            <text:p>31</text:p>
          </table:table-cell>
          <table:table-cell table:formula="of:=COUNT([work.J2:.J60])" office:value-type="float" office:value="40" calcext:value-type="float">
            <text:p>40</text:p>
          </table:table-cell>
          <table:table-cell table:formula="of:=[.E3]-[.F3]" office:value-type="float" office:value="5" calcext:value-type="float">
            <text:p>5</text:p>
          </table:table-cell>
          <table:table-cell table:formula="of:=COUNT([work.L2:.L60])" office:value-type="float" office:value="34" calcext:value-type="float">
            <text:p>34</text:p>
          </table:table-cell>
          <table:table-cell table:formula="of:=[.G3]-[.H3]" office:value-type="float" office:value="2" calcext:value-type="float">
            <text:p>2</text:p>
          </table:table-cell>
          <table:table-cell table:formula="of:=COUNT([work.N2:.N60])" office:value-type="float" office:value="39" calcext:value-type="float">
            <text:p>39</text:p>
          </table:table-cell>
          <table:table-cell table:formula="of:=[.I3]-[.J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W64]=&quot;&quot;;&quot;&quot;;[$input.W64])">
            <text:p/>
          </table:table-cell>
          <table:table-cell table:formula="of:=IF([$input.X64]=&quot;&quot;;&quot;&quot;;[$input.X64])">
            <text:p/>
          </table:table-cell>
          <table:table-cell table:formula="of:=IF([$input.AD64]=&quot;&quot;;&quot;&quot;;[$input.AD64])">
            <text:p/>
          </table:table-cell>
          <table:table-cell table:formula="of:=IF([$input.AE64]=&quot;&quot;;&quot;&quot;;[$input.AE64])">
            <text:p/>
          </table:table-cell>
          <table:table-cell table:formula="of:=IF([$input.AK64]=&quot;&quot;;&quot;&quot;;[$input.AK64])">
            <text:p/>
          </table:table-cell>
          <table:table-cell table:formula="of:=IF([$input.AL64]=&quot;&quot;;&quot;&quot;;[$input.AL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L65]=&quot;&quot;;&quot;&quot;;[$input.AL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41$&amp;" calcext:value-type="string">
            <text:p>$41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0$&amp;" calcext:value-type="string">
            <text:p>$40$&amp;</text:p>
          </table:table-cell>
          <table:table-cell table:formula="of:=IF([$input.X66]=&quot;&quot;;&quot;&quot;;[$input.X66])">
            <text:p/>
          </table:table-cell>
          <table:table-cell table:formula="of:=&quot;$&quot;&amp;[.G4]&amp;&quot;$&amp;&quot;" office:value-type="string" office:string-value="$34$&amp;" calcext:value-type="string">
            <text:p>$34$&amp;</text:p>
          </table:table-cell>
          <table:table-cell table:formula="of:=IF([$input.AE66]=&quot;&quot;;&quot;&quot;;[$input.AE66])">
            <text:p/>
          </table:table-cell>
          <table:table-cell table:formula="of:=&quot;$&quot;&amp;[.I4]&amp;&quot;$\\&quot;" office:value-type="string" office:string-value="$39$\\" calcext:value-type="string">
            <text:p>$39$\\</text:p>
          </table:table-cell>
          <table:table-cell table:formula="of:=IF([$input.AL66]=&quot;&quot;;&quot;&quot;;[$input.AL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1$&amp;" calcext:value-type="string">
            <text:p>$31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4$&amp;" calcext:value-type="string">
            <text:p>$24$&amp;</text:p>
          </table:table-cell>
          <table:table-cell table:formula="of:=IF([$input.X65]=&quot;&quot;;&quot;&quot;;[$input.X65])">
            <text:p/>
          </table:table-cell>
          <table:table-cell table:formula="of:=&quot;$&quot;&amp;[.G3]&amp;&quot;$&amp;&quot;" office:value-type="string" office:string-value="$7$&amp;" calcext:value-type="string">
            <text:p>$7$&amp;</text:p>
          </table:table-cell>
          <table:table-cell table:formula="of:=IF([$input.AE65]=&quot;&quot;;&quot;&quot;;[$input.AE65])">
            <text:p/>
          </table:table-cell>
          <table:table-cell table:formula="of:=&quot;$&quot;&amp;[.I3]&amp;&quot;$\\&quot;" office:value-type="string" office:string-value="$13$\\" calcext:value-type="string">
            <text:p>$13$\\</text:p>
          </table:table-cell>
          <table:table-cell table:formula="of:=IF([$input.AL67]=&quot;&quot;;&quot;&quot;;[$input.AL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0$&amp;" calcext:value-type="string">
            <text:p>$0$&amp;</text:p>
          </table:table-cell>
          <table:table-cell table:formula="of:=IF([$input.W68]=&quot;&quot;;&quot;&quot;;[$input.W68])">
            <text:p/>
          </table:table-cell>
          <table:table-cell table:formula="of:=&quot;$&quot;&amp;[.F3]&amp;&quot;$&amp;&quot;" office:value-type="string" office:string-value="$19$&amp;" calcext:value-type="string">
            <text:p>$19$&amp;</text:p>
          </table:table-cell>
          <table:table-cell table:formula="of:=IF([$input.AD68]=&quot;&quot;;&quot;&quot;;[$input.AD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K68]=&quot;&quot;;&quot;&quot;;[$input.AK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31$&amp;" calcext:value-type="string">
            <text:p>$31$&amp;</text:p>
          </table:table-cell>
          <table:table-cell table:formula="of:=IF([$input.W69]=&quot;&quot;;&quot;&quot;;[$input.W69])">
            <text:p/>
          </table:table-cell>
          <table:table-cell table:formula="of:=&quot;$&quot;&amp;[.F4]&amp;&quot;$&amp;&quot;" office:value-type="string" office:string-value="$5$&amp;" calcext:value-type="string">
            <text:p>$5$&amp;</text:p>
          </table:table-cell>
          <table:table-cell table:formula="of:=IF([$input.AD69]=&quot;&quot;;&quot;&quot;;[$input.AD69])">
            <text:p/>
          </table:table-cell>
          <table:table-cell table:formula="of:=&quot;$&quot;&amp;[.H4]&amp;&quot;$&amp;&quot;" office:value-type="string" office:string-value="$2$&amp;" calcext:value-type="string">
            <text:p>$2$&amp;</text:p>
          </table:table-cell>
          <table:table-cell table:formula="of:=IF([$input.AK69]=&quot;&quot;;&quot;&quot;;[$input.AK69])">
            <text:p/>
          </table:table-cell>
          <table:table-cell table:formula="of:=&quot;$&quot;&amp;[.J4]&amp;&quot;$\\&quot;" office:value-type="string" office:string-value="$2$\\" calcext:value-type="string">
            <text:p>$2$\\</text:p>
          </table:table-cell>
        </table:table-row>
      </table:table>
      <table:table table:name="Table prediction.tex" table:style-name="ta2">
        <table:table-column table:style-name="co35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9" calcext:value-type="float">
            <text:p>1837.04386121589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9" calcext:value-type="float">
            <text:p>514.502944185459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2" calcext:value-type="float">
            <text:p>284.576596702382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8" calcext:value-type="float">
            <text:p>104.191999381838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9" calcext:value-type="float">
            <text:p>735.504201833949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number-style style:name="N122">
      <number:number number:decimal-places="7" number:min-decimal-places="7" number:min-integer-digits="1"/>
    </number:number-style>
    <number:date-style style:name="N123" number:title="User-defined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0"/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decimal-places="3" number:min-decimal-places="3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9" number:min-decimal-places="9" number:min-integer-digits="1"/>
    </number:number-style>
    <number:number-style style:name="N160">
      <number:number number:decimal-places="10" number:min-decimal-places="10" number:min-integer-digits="1"/>
    </number:number-style>
    <number:number-style style:name="N161">
      <number:number number:decimal-places="11" number:min-decimal-places="11" number:min-integer-digits="1"/>
    </number:number-style>
    <number:number-style style:name="N162">
      <number:number number:decimal-places="6" number:min-decimal-places="6" number:min-integer-digits="1"/>
    </number:number-style>
    <number:currency-style style:name="N164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4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4P0"/>
    </number:currency-style>
    <number:currency-style style:name="N16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6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6P0"/>
    </number:currency-style>
    <number:currency-style style:name="N16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7P0"/>
    </number:currency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8P0"/>
    </number:currency-style>
    <number:currency-style style:name="N170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7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70P0"/>
    </number:currency-style>
    <number:number-style style:name="N17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7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7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76" number:title="User-defined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77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78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7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8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8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8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8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8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8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8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8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88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89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90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0:57:24.74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Milan Zajíček</meta:initial-creator>
    <meta:creation-date>2021-04-20T16:25:00Z</meta:creation-date>
    <dc:date>2021-05-04T20:31:42.879000000</dc:date>
    <meta:editing-duration>PT14H22M31S</meta:editing-duration>
    <meta:editing-cycles>38</meta:editing-cycles>
    <meta:document-statistic meta:table-count="8" meta:cell-count="20241" meta:object-count="0"/>
  </office:meta>
</office:document-meta>
</file>